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0.7256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9945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291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PageStyle_5f_Filter">
      <style:table-properties table:display="true" style:writing-mode="lr-tb"/>
    </style:style>
    <style:style style:name="ta2" style:family="table" style:master-page-name="PageStyle_5f_Image">
      <style:table-properties table:display="true" style:writing-mode="lr-tb"/>
    </style:style>
    <style:style style:name="ta3" style:family="table" style:master-page-name="PageStyle_5f_Filter_20_Plot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0c0c0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Kernel" table:style-name="ta1" table:print="false">
        <office:forms form:automatic-focus="false" form:apply-design-mode="false"/>
        <table:table-column table:style-name="co1" table:number-columns-repeated="9" table:default-cell-style-name="Excel_20_Built-in_20_Normal"/>
        <table:table-column table:style-name="co2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office:value-type="string">
            <text:p>Kernel Dim</text:p>
          </table:table-cell>
          <table:table-cell office:value-type="string">
            <text:p>Kernel Size</text:p>
          </table:table-cell>
          <table:table-cell office:value-type="string">
            <text:p>Base</text:p>
          </table:table-cell>
          <table:table-cell office:value-type="string">
            <text:p>SSE</text:p>
          </table:table-cell>
          <table:table-cell office:value-type="string">
            <text:p>AVX</text:p>
          </table:table-cell>
          <table:table-cell office:value-type="string">
            <text:p>OpenMP_4</text:p>
          </table:table-cell>
          <table:table-cell office:value-type="string">
            <text:p>OpenMP_16</text:p>
          </table:table-cell>
          <table:table-cell office:value-type="string">
            <text:p>OpenMP_64</text:p>
          </table:table-cell>
          <table:table-cell office:value-type="string">
            <text:p>OpenCL</text:p>
          </table:table-cell>
          <table:table-cell office:value-type="string">
            <text:p>OpenCL_Vectors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9.45767" office:value-type="float" office:value="9.45767">
            <text:p>9.45767</text:p>
          </table:table-cell>
          <table:table-cell table:formula="of:=7.38667" office:value-type="float" office:value="7.38667">
            <text:p>7.38667</text:p>
          </table:table-cell>
          <table:table-cell/>
          <table:table-cell table:formula="of:=3.478" office:value-type="float" office:value="3.478">
            <text:p>3.478</text:p>
          </table:table-cell>
          <table:table-cell table:formula="of:=0.884667" office:value-type="float" office:value="0.884667">
            <text:p>0.884667</text:p>
          </table:table-cell>
          <table:table-cell table:formula="of:=0.269333" office:value-type="float" office:value="0.269333">
            <text:p>0.269333</text:p>
          </table:table-cell>
          <table:table-cell table:formula="of:=0.747" office:value-type="float" office:value="0.747">
            <text:p>0.747</text:p>
          </table:table-cell>
          <table:table-cell table:formula="of:=0.353" office:value-type="float" office:value="0.353">
            <text:p>0.353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formula="of:=33.0163" office:value-type="float" office:value="33.0163">
            <text:p>33.0163</text:p>
          </table:table-cell>
          <table:table-cell table:formula="of:=20.2153" office:value-type="float" office:value="20.2153">
            <text:p>20.2153</text:p>
          </table:table-cell>
          <table:table-cell office:value-type="float" office:value="18.5997">
            <text:p>18.5997</text:p>
          </table:table-cell>
          <table:table-cell table:formula="of:=11.52" office:value-type="float" office:value="11.52">
            <text:p>11.52</text:p>
          </table:table-cell>
          <table:table-cell table:formula="of:=2.89467" office:value-type="float" office:value="2.89467">
            <text:p>2.89467</text:p>
          </table:table-cell>
          <table:table-cell table:formula="of:=0.884333" office:value-type="float" office:value="0.884333">
            <text:p>0.884333</text:p>
          </table:table-cell>
          <table:table-cell table:formula="of:=2.386" office:value-type="float" office:value="2.386">
            <text:p>2.386</text:p>
          </table:table-cell>
          <table:table-cell table:formula="of:=0.94" office:value-type="float" office:value="0.94">
            <text:p>0.94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table:formula="of:=71.727" office:value-type="float" office:value="71.727">
            <text:p>71.727</text:p>
          </table:table-cell>
          <table:table-cell table:formula="of:=40.7937" office:value-type="float" office:value="40.7937">
            <text:p>40.7937</text:p>
          </table:table-cell>
          <table:table-cell/>
          <table:table-cell table:formula="of:=27.9087" office:value-type="float" office:value="27.9087">
            <text:p>27.9087</text:p>
          </table:table-cell>
          <table:table-cell table:formula="of:=7.22333" office:value-type="float" office:value="7.22333">
            <text:p>7.22333</text:p>
          </table:table-cell>
          <table:table-cell table:formula="of:=2.09967" office:value-type="float" office:value="2.09967">
            <text:p>2.09967</text:p>
          </table:table-cell>
          <table:table-cell table:formula="of:=5.862" office:value-type="float" office:value="5.862">
            <text:p>5.862</text:p>
          </table:table-cell>
          <table:table-cell table:formula="of:=1.712" office:value-type="float" office:value="1.712">
            <text:p>1.71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125.169" office:value-type="float" office:value="125.169">
            <text:p>125.169</text:p>
          </table:table-cell>
          <table:table-cell table:formula="of:=70.8543" office:value-type="float" office:value="70.8543">
            <text:p>70.8543</text:p>
          </table:table-cell>
          <table:table-cell office:value-type="float" office:value="61.469">
            <text:p>61.469</text:p>
          </table:table-cell>
          <table:table-cell table:formula="of:=46.17" office:value-type="float" office:value="46.17">
            <text:p>46.17</text:p>
          </table:table-cell>
          <table:table-cell table:formula="of:=11.5327" office:value-type="float" office:value="11.5327">
            <text:p>11.5327</text:p>
          </table:table-cell>
          <table:table-cell table:formula="of:=3.53667" office:value-type="float" office:value="3.53667">
            <text:p>3.53667</text:p>
          </table:table-cell>
          <table:table-cell table:formula="of:=9.266" office:value-type="float" office:value="9.266">
            <text:p>9.266</text:p>
          </table:table-cell>
          <table:table-cell table:formula="of:=2.688" office:value-type="float" office:value="2.688">
            <text:p>2.688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192.347" office:value-type="float" office:value="192.347">
            <text:p>192.347</text:p>
          </table:table-cell>
          <table:table-cell table:formula="of:=104.378" office:value-type="float" office:value="104.378">
            <text:p>104.378</text:p>
          </table:table-cell>
          <table:table-cell/>
          <table:table-cell table:formula="of:=70.0577" office:value-type="float" office:value="70.0577">
            <text:p>70.0577</text:p>
          </table:table-cell>
          <table:table-cell table:formula="of:=17.716" office:value-type="float" office:value="17.716">
            <text:p>17.716</text:p>
          </table:table-cell>
          <table:table-cell table:formula="of:=5.38233" office:value-type="float" office:value="5.38233">
            <text:p>5.38233</text:p>
          </table:table-cell>
          <table:table-cell table:formula="of:=15.104" office:value-type="float" office:value="15.104">
            <text:p>15.104</text:p>
          </table:table-cell>
          <table:table-cell table:formula="of:=3.862" office:value-type="float" office:value="3.862">
            <text:p>3.862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table:formula="of:=24*24" office:value-type="float" office:value="576">
            <text:p>576</text:p>
          </table:table-cell>
          <table:table-cell table:formula="of:=274.693" office:value-type="float" office:value="274.693">
            <text:p>274.693</text:p>
          </table:table-cell>
          <table:table-cell table:formula="of:=147.271" office:value-type="float" office:value="147.271">
            <text:p>147.271</text:p>
          </table:table-cell>
          <table:table-cell table:formula="of:=131.502" office:value-type="float" office:value="131.502">
            <text:p>131.502</text:p>
          </table:table-cell>
          <table:table-cell table:formula="of:=98.9557" office:value-type="float" office:value="98.9557">
            <text:p>98.9557</text:p>
          </table:table-cell>
          <table:table-cell table:formula="of:=24.6827" office:value-type="float" office:value="24.6827">
            <text:p>24.6827</text:p>
          </table:table-cell>
          <table:table-cell table:formula="of:=7.60133" office:value-type="float" office:value="7.60133">
            <text:p>7.60133</text:p>
          </table:table-cell>
          <table:table-cell table:formula="of:=19.782" office:value-type="float" office:value="19.782">
            <text:p>19.782</text:p>
          </table:table-cell>
          <table:table-cell table:formula="of:=5.344" office:value-type="float" office:value="5.344">
            <text:p>5.344</text:p>
          </table:table-cell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2" office:value-type="string">
            <text:p>PC</text:p>
          </table:table-cell>
          <table:table-cell office:value-type="string">
            <text:p>Base</text:p>
          </table:table-cell>
          <table:table-cell office:value-type="string">
            <text:p>Scale</text:p>
          </table:table-cell>
          <table:table-cell office:value-type="string">
            <text:p>OpenMP_4</text:p>
          </table:table-cell>
          <table:table-cell office:value-type="string">
            <text:p>Scal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formula="of:=8.399" office:value-type="float" office:value="8.399">
            <text:p>8.399</text:p>
          </table:table-cell>
          <table:table-cell table:formula="of:=[.C2]/[.B10]" office:value-type="float" office:value="1.12604714847006">
            <text:p>1.1260471485</text:p>
          </table:table-cell>
          <table:table-cell table:formula="of:=4.33" office:value-type="float" office:value="4.33">
            <text:p>4.33</text:p>
          </table:table-cell>
          <table:table-cell table:style-name="ce2" table:formula="of:=[.F2]/[.D10]" office:value-type="float" office:value="0.803233256351039">
            <text:p>0.8032332564</text:p>
          </table:table-cell>
          <table:table-cell/>
          <table:table-cell office:value-type="float" office:value="64">
            <text:p>64</text:p>
          </table:table-cell>
          <table:table-cell office:value-type="float" office:value="18.5997">
            <text:p>18.5997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table:formula="of:=29.115" office:value-type="float" office:value="29.115">
            <text:p>29.115</text:p>
          </table:table-cell>
          <table:table-cell table:formula="of:=[.C3]/[.B11]" office:value-type="float" office:value="1.13399622187876">
            <text:p>1.1339962219</text:p>
          </table:table-cell>
          <table:table-cell table:formula="of:=16.282" office:value-type="float" office:value="16.282">
            <text:p>16.282</text:p>
          </table:table-cell>
          <table:table-cell table:style-name="ce2" table:formula="of:=[.F3]/[.D11]" office:value-type="float" office:value="0.707529787495394">
            <text:p>0.7075297875</text:p>
          </table:table-cell>
          <table:table-cell/>
          <table:table-cell office:value-type="float" office:value="256">
            <text:p>256</text:p>
          </table:table-cell>
          <table:table-cell office:value-type="float" office:value="61.469">
            <text:p>61.469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table:formula="of:=63.822" office:value-type="float" office:value="63.822">
            <text:p>63.822</text:p>
          </table:table-cell>
          <table:table-cell table:formula="of:=[.C4]/[.B12]" office:value-type="float" office:value="1.12386011093353">
            <text:p>1.1238601109</text:p>
          </table:table-cell>
          <table:table-cell table:formula="of:=33.13" office:value-type="float" office:value="33.13">
            <text:p>33.13</text:p>
          </table:table-cell>
          <table:table-cell table:style-name="ce2" table:formula="of:=[.F4]/[.D12]" office:value-type="float" office:value="0.842399637790522">
            <text:p>0.8423996378</text:p>
          </table:table-cell>
          <table:table-cell/>
          <table:table-cell office:value-type="float" office:value="576">
            <text:p>576</text:p>
          </table:table-cell>
          <table:table-cell table:formula="of:=131.502" office:value-type="float" office:value="131.502">
            <text:p>131.502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table:formula="of:=109.901" office:value-type="float" office:value="109.901">
            <text:p>109.901</text:p>
          </table:table-cell>
          <table:table-cell table:formula="of:=[.C5]/[.B13]" office:value-type="float" office:value="1.13892503252928">
            <text:p>1.1389250325</text:p>
          </table:table-cell>
          <table:table-cell table:formula="of:=58.24" office:value-type="float" office:value="58.24">
            <text:p>58.24</text:p>
          </table:table-cell>
          <table:table-cell table:style-name="ce2" table:formula="of:=[.F5]/[.D13]" office:value-type="float" office:value="0.792754120879121">
            <text:p>0.7927541209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formula="of:=168.805" office:value-type="float" office:value="168.805">
            <text:p>168.805</text:p>
          </table:table-cell>
          <table:table-cell table:formula="of:=[.C6]/[.B14]" office:value-type="float" office:value="1.13946269364059">
            <text:p>1.1394626936</text:p>
          </table:table-cell>
          <table:table-cell table:formula="of:=94.033" office:value-type="float" office:value="94.033">
            <text:p>94.033</text:p>
          </table:table-cell>
          <table:table-cell table:style-name="ce2" table:formula="of:=[.F6]/[.D14]" office:value-type="float" office:value="0.745033126668297">
            <text:p>0.7450331267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formula="of:=240.019" office:value-type="float" office:value="240.019">
            <text:p>240.019</text:p>
          </table:table-cell>
          <table:table-cell table:formula="of:=[.C7]/[.B15]" office:value-type="float" office:value="1.14446356330124">
            <text:p>1.1444635633</text:p>
          </table:table-cell>
          <table:table-cell table:formula="of:=126.926" office:value-type="float" office:value="126.926">
            <text:p>126.926</text:p>
          </table:table-cell>
          <table:table-cell table:style-name="ce2" table:formula="of:=[.F7]/[.D15]" office:value-type="float" office:value="0.779633014512393">
            <text:p>0.7796330145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Avg</text:p>
          </table:table-cell>
          <table:table-cell table:formula="of:=SUM([.C10:.C15])/6" office:value-type="float" office:value="1.13445912845891">
            <text:p>1.1344591285</text:p>
          </table:table-cell>
          <table:table-cell table:style-name="ce3" office:value-type="string">
            <text:p>Avg</text:p>
          </table:table-cell>
          <table:table-cell table:formula="of:=SUM([.E10:.E15])/6" office:value-type="float" office:value="0.778430490616128">
            <text:p>0.7784304906</text:p>
          </table:table-cell>
          <table:table-cell table:number-columns-repeated="1019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>
            <text:p>Scaled</text:p>
          </table:table-cell>
          <table:table-cell table:number-columns-repeated="1023"/>
        </table:table-row>
        <table:table-row table:style-name="ro1">
          <table:table-cell office:value-type="string">
            <text:p>Kernel Dim</text:p>
          </table:table-cell>
          <table:table-cell office:value-type="string">
            <text:p>Kernel Size</text:p>
          </table:table-cell>
          <table:table-cell office:value-type="string">
            <text:p>Base</text:p>
          </table:table-cell>
          <table:table-cell office:value-type="string">
            <text:p>SSE</text:p>
          </table:table-cell>
          <table:table-cell office:value-type="string">
            <text:p>AVX</text:p>
          </table:table-cell>
          <table:table-cell office:value-type="string">
            <text:p>OpenMP_4</text:p>
          </table:table-cell>
          <table:table-cell office:value-type="string">
            <text:p>OpenMP_16</text:p>
          </table:table-cell>
          <table:table-cell office:value-type="string">
            <text:p>OpenMP_64</text:p>
          </table:table-cell>
          <table:table-cell office:value-type="string">
            <text:p>OpenCL</text:p>
          </table:table-cell>
          <table:table-cell office:value-type="string">
            <text:p>OpenCL_Vectors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2" table:formula="of:=9.45767/[.C16]" office:value-type="float" office:value="8.3367216700417">
            <text:p>8.33672167</text:p>
          </table:table-cell>
          <table:table-cell table:formula="of:=7.38667" office:value-type="float" office:value="7.38667">
            <text:p>7.38667</text:p>
          </table:table-cell>
          <table:table-cell/>
          <table:table-cell table:formula="of:=3.478/[.E16]" office:value-type="float" office:value="4.46796475976572">
            <text:p>4.4679647598</text:p>
          </table:table-cell>
          <table:table-cell table:formula="of:=0.884667/[.E16]" office:value-type="float" office:value="1.13647526743176">
            <text:p>1.1364752674</text:p>
          </table:table-cell>
          <table:table-cell table:style-name="ce2" table:formula="of:=0.269333/[.E16]" office:value-type="float" office:value="0.34599492600402">
            <text:p>0.345994926</text:p>
          </table:table-cell>
          <table:table-cell table:formula="of:=1.089" office:value-type="float" office:value="1.089">
            <text:p>1.089</text:p>
          </table:table-cell>
          <table:table-cell table:formula="of:=0.782" office:value-type="float" office:value="0.782">
            <text:p>0.78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formula="of:=33.0163/[.C16]" office:value-type="float" office:value="29.1031198672186">
            <text:p>29.1031198672</text:p>
          </table:table-cell>
          <table:table-cell table:formula="of:=20.2153" office:value-type="float" office:value="20.2153">
            <text:p>20.2153</text:p>
          </table:table-cell>
          <table:table-cell office:value-type="float" office:value="18.5997">
            <text:p>18.5997</text:p>
          </table:table-cell>
          <table:table-cell table:formula="of:=11.52/[.E16]" office:value-type="float" office:value="14.7990092100348">
            <text:p>14.79900921</text:p>
          </table:table-cell>
          <table:table-cell table:formula="of:=2.89467/[.E16]" office:value-type="float" office:value="3.71859791579961">
            <text:p>3.7185979158</text:p>
          </table:table-cell>
          <table:table-cell table:formula="of:=0.884333/[.E16]" office:value-type="float" office:value="1.13604619893557">
            <text:p>1.1360461989</text:p>
          </table:table-cell>
          <table:table-cell table:formula="of:=3.928" office:value-type="float" office:value="3.928">
            <text:p>3.928</text:p>
          </table:table-cell>
          <table:table-cell table:formula="of:= 1.466" office:value-type="float" office:value="1.466">
            <text:p>1.466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table:formula="of:=71.727/[.C16]" office:value-type="float" office:value="63.2257242245797">
            <text:p>63.2257242246</text:p>
          </table:table-cell>
          <table:table-cell table:formula="of:=40.7937" office:value-type="float" office:value="40.7937">
            <text:p>40.7937</text:p>
          </table:table-cell>
          <table:table-cell/>
          <table:table-cell table:formula="of:=27.9087/[.E16]" office:value-type="float" office:value="35.8525267656336">
            <text:p>35.8525267656</text:p>
          </table:table-cell>
          <table:table-cell table:formula="of:=7.22333/[.E16]" office:value-type="float" office:value="9.27935131919452">
            <text:p>9.2793513192</text:p>
          </table:table-cell>
          <table:table-cell table:formula="of:=2.09967/[.E16]" office:value-type="float" office:value="2.69731212396127">
            <text:p>2.697312124</text:p>
          </table:table-cell>
          <table:table-cell table:formula="of:=8.168" office:value-type="float" office:value="8.168">
            <text:p>8.168</text:p>
          </table:table-cell>
          <table:table-cell table:formula="of:=2.606" office:value-type="float" office:value="2.606">
            <text:p>2.606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125.169/[.C16]" office:value-type="float" office:value="110.333635527297">
            <text:p>110.3336355273</text:p>
          </table:table-cell>
          <table:table-cell table:formula="of:=70.8543" office:value-type="float" office:value="70.8543">
            <text:p>70.8543</text:p>
          </table:table-cell>
          <table:table-cell office:value-type="float" office:value="61.469">
            <text:p>61.469</text:p>
          </table:table-cell>
          <table:table-cell table:formula="of:=46.17/[.E16]" office:value-type="float" office:value="59.3116540995927">
            <text:p>59.3116540996</text:p>
          </table:table-cell>
          <table:table-cell table:formula="of:=11.5327/[.E16]" office:value-type="float" office:value="14.8153240899799">
            <text:p>14.81532409</text:p>
          </table:table-cell>
          <table:table-cell table:formula="of:=3.53667/[.E16]" office:value-type="float" office:value="4.54333436656717">
            <text:p>4.5433343666</text:p>
          </table:table-cell>
          <table:table-cell table:formula="of:=14.068" office:value-type="float" office:value="14.068">
            <text:p>14.068</text:p>
          </table:table-cell>
          <table:table-cell table:formula="of:=3.899" office:value-type="float" office:value="3.899">
            <text:p>3.899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192.347/[.C16]" office:value-type="float" office:value="169.549519391934">
            <text:p>169.5495193919</text:p>
          </table:table-cell>
          <table:table-cell table:formula="of:=104.378" office:value-type="float" office:value="104.378">
            <text:p>104.378</text:p>
          </table:table-cell>
          <table:table-cell/>
          <table:table-cell table:formula="of:=70.0577/[.E16]" office:value-type="float" office:value="89.9986586400917">
            <text:p>89.9986586401</text:p>
          </table:table-cell>
          <table:table-cell table:formula="of:=17.716/[.E16]" office:value-type="float" office:value="22.7586152052931">
            <text:p>22.7586152053</text:p>
          </table:table-cell>
          <table:table-cell table:formula="of:=5.38233/[.E16]" office:value-type="float" office:value="6.91433604526447">
            <text:p>6.9143360453</text:p>
          </table:table-cell>
          <table:table-cell table:formula="of:=21.489" office:value-type="float" office:value="21.489">
            <text:p>21.489</text:p>
          </table:table-cell>
          <table:table-cell table:formula="of:=5.862" office:value-type="float" office:value="5.862">
            <text:p>5.862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table:formula="of:=24*24" office:value-type="float" office:value="576">
            <text:p>576</text:p>
          </table:table-cell>
          <table:table-cell table:formula="of:=274.693/[.C16]" office:value-type="float" office:value="242.135651350572">
            <text:p>242.1356513506</text:p>
          </table:table-cell>
          <table:table-cell table:formula="of:=147.271" office:value-type="float" office:value="147.271">
            <text:p>147.271</text:p>
          </table:table-cell>
          <table:table-cell table:formula="of:=131.502" office:value-type="float" office:value="131.502">
            <text:p>131.502</text:p>
          </table:table-cell>
          <table:table-cell table:formula="of:=98.9557/[.E16]" office:value-type="float" office:value="127.122076014361">
            <text:p>127.1220760144</text:p>
          </table:table-cell>
          <table:table-cell table:formula="of:=24.6827/[.E16]" office:value-type="float" office:value="31.7082903323374">
            <text:p>31.7082903323</text:p>
          </table:table-cell>
          <table:table-cell table:formula="of:=7.60133/[.E16]" office:value-type="float" office:value="9.76494380889878">
            <text:p>9.7649438089</text:p>
          </table:table-cell>
          <table:table-cell table:formula="of:=30.377" office:value-type="float" office:value="30.377">
            <text:p>30.377</text:p>
          </table:table-cell>
          <table:table-cell table:formula="of:=7.846" office:value-type="float" office:value="7.846">
            <text:p>7.846</text:p>
          </table:table-cell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Kernel Size</text:p>
          </table:table-cell>
          <table:table-cell office:value-type="string">
            <text:p>Base</text:p>
          </table:table-cell>
          <table:table-cell office:value-type="string">
            <text:p>SSE</text:p>
          </table:table-cell>
          <table:table-cell office:value-type="string">
            <text:p>AVX</text:p>
          </table:table-cell>
          <table:table-cell office:value-type="string">
            <text:p>OpenMP_4</text:p>
          </table:table-cell>
          <table:table-cell office:value-type="string">
            <text:p>OpenMP_16</text:p>
          </table:table-cell>
          <table:table-cell office:value-type="string">
            <text:p>OpenMP_64</text:p>
          </table:table-cell>
          <table:table-cell office:value-type="string">
            <text:p>OpenCL</text:p>
          </table:table-cell>
          <table:table-cell office:value-type="string">
            <text:p>OpenCL_Vecto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" table:formula="of:=[.C20]/[.C20]" office:value-type="float" office:value="1">
            <text:p>1</text:p>
          </table:table-cell>
          <table:table-cell table:formula="of:=[.C20]/[.D20]" office:value-type="float" office:value="1.12861704530481">
            <text:p>1.1286170453</text:p>
          </table:table-cell>
          <table:table-cell/>
          <table:table-cell table:formula="of:=[.C20]/[.F20]" office:value-type="float" office:value="1.86588796427276">
            <text:p>1.8658879643</text:p>
          </table:table-cell>
          <table:table-cell table:formula="of:=[.C20]/[.G20]" office:value-type="float" office:value="7.33559445502168">
            <text:p>7.335594455</text:p>
          </table:table-cell>
          <table:table-cell table:formula="of:=[.C20]/[.H20]" office:value-type="float" office:value="24.0949246462211">
            <text:p>24.0949246462</text:p>
          </table:table-cell>
          <table:table-cell table:formula="of:=[.C20]/[.I20]" office:value-type="float" office:value="7.65539179985463">
            <text:p>7.6553917999</text:p>
          </table:table-cell>
          <table:table-cell table:formula="of:=[.C20]/[.J20]" office:value-type="float" office:value="10.6607693990303">
            <text:p>10.660769399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>
            <text:p>64</text:p>
          </table:table-cell>
          <table:table-cell table:style-name="ce2" table:formula="of:=[.C21]/[.C21]" office:value-type="float" office:value="1">
            <text:p>1</text:p>
          </table:table-cell>
          <table:table-cell table:formula="of:=[.C21]/[.D21]" office:value-type="float" office:value="1.43965807419225">
            <text:p>1.4396580742</text:p>
          </table:table-cell>
          <table:table-cell table:formula="of:=[.C21]/[.E21]" office:value-type="float" office:value="1.56470910107252">
            <text:p>1.5647091011</text:p>
          </table:table-cell>
          <table:table-cell table:formula="of:=[.C21]/[.F21]" office:value-type="float" office:value="1.96655866985234">
            <text:p>1.9665586699</text:p>
          </table:table-cell>
          <table:table-cell table:formula="of:=[.C21]/[.G21]" office:value-type="float" office:value="7.82636911174641">
            <text:p>7.8263691117</text:p>
          </table:table-cell>
          <table:table-cell table:formula="of:=[.C21]/[.H21]" office:value-type="float" office:value="25.6179017142852">
            <text:p>25.6179017143</text:p>
          </table:table-cell>
          <table:table-cell table:formula="of:=[.C21]/[.I21]" office:value-type="float" office:value="7.40914456904751">
            <text:p>7.409144569</text:p>
          </table:table-cell>
          <table:table-cell table:formula="of:=[.C21]/[.J21]" office:value-type="float" office:value="19.8520599367112">
            <text:p>19.8520599367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>
            <text:p>144</text:p>
          </table:table-cell>
          <table:table-cell table:style-name="ce2" table:formula="of:=[.C22]/[.C22]" office:value-type="float" office:value="1">
            <text:p>1</text:p>
          </table:table-cell>
          <table:table-cell table:formula="of:=[.C22]/[.D22]" office:value-type="float" office:value="1.54988942470479">
            <text:p>1.5498894247</text:p>
          </table:table-cell>
          <table:table-cell/>
          <table:table-cell table:formula="of:=[.C22]/[.F22]" office:value-type="float" office:value="1.76349423397362">
            <text:p>1.763494234</text:p>
          </table:table-cell>
          <table:table-cell table:formula="of:=[.C22]/[.G22]" office:value-type="float" office:value="6.81359311116889">
            <text:p>6.8135931112</text:p>
          </table:table-cell>
          <table:table-cell table:formula="of:=[.C22]/[.H22]" office:value-type="float" office:value="23.440269912748">
            <text:p>23.4402699127</text:p>
          </table:table-cell>
          <table:table-cell table:formula="of:=[.C22]/[.I22]" office:value-type="float" office:value="7.74066163376343">
            <text:p>7.7406616338</text:p>
          </table:table-cell>
          <table:table-cell table:formula="of:=[.C22]/[.J22]" office:value-type="float" office:value="24.2615979372908">
            <text:p>24.261597937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>
            <text:p>256</text:p>
          </table:table-cell>
          <table:table-cell table:style-name="ce2" table:formula="of:=[.C23]/[.C23]" office:value-type="float" office:value="1">
            <text:p>1</text:p>
          </table:table-cell>
          <table:table-cell table:formula="of:=[.C23]/[.D23]" office:value-type="float" office:value="1.55719039673382">
            <text:p>1.5571903967</text:p>
          </table:table-cell>
          <table:table-cell table:formula="of:=[.C23]/[.E23]" office:value-type="float" office:value="1.79494762444967">
            <text:p>1.7949476244</text:p>
          </table:table-cell>
          <table:table-cell table:formula="of:=[.C23]/[.F23]" office:value-type="float" office:value="1.86023534838585">
            <text:p>1.8602353484</text:p>
          </table:table-cell>
          <table:table-cell table:formula="of:=[.C23]/[.G23]" office:value-type="float" office:value="7.4472643903834">
            <text:p>7.4472643904</text:p>
          </table:table-cell>
          <table:table-cell table:formula="of:=[.C23]/[.H23]" office:value-type="float" office:value="24.2847271684875">
            <text:p>24.2847271685</text:p>
          </table:table-cell>
          <table:table-cell table:formula="of:=[.C23]/[.I23]" office:value-type="float" office:value="7.84287997777202">
            <text:p>7.8428799778</text:p>
          </table:table-cell>
          <table:table-cell table:formula="of:=[.C23]/[.J23]" office:value-type="float" office:value="28.2979316561418">
            <text:p>28.2979316561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>
            <text:p>400</text:p>
          </table:table-cell>
          <table:table-cell table:style-name="ce2" table:formula="of:=[.C24]/[.C24]" office:value-type="float" office:value="1">
            <text:p>1</text:p>
          </table:table-cell>
          <table:table-cell table:formula="of:=[.C24]/[.D24]" office:value-type="float" office:value="1.62437984433438">
            <text:p>1.6243798443</text:p>
          </table:table-cell>
          <table:table-cell/>
          <table:table-cell table:formula="of:=[.C24]/[.F24]" office:value-type="float" office:value="1.88391162661623">
            <text:p>1.8839116266</text:p>
          </table:table-cell>
          <table:table-cell table:formula="of:=[.C24]/[.G24]" office:value-type="float" office:value="7.44990492007178">
            <text:p>7.4499049201</text:p>
          </table:table-cell>
          <table:table-cell table:formula="of:=[.C24]/[.H24]" office:value-type="float" office:value="24.5214462071244">
            <text:p>24.5214462071</text:p>
          </table:table-cell>
          <table:table-cell table:formula="of:=[.C24]/[.I24]" office:value-type="float" office:value="7.89006093312549">
            <text:p>7.8900609331</text:p>
          </table:table-cell>
          <table:table-cell table:formula="of:=[.C24]/[.J24]" office:value-type="float" office:value="28.9234935844309">
            <text:p>28.9234935844</text:p>
          </table:table-cell>
          <table:table-cell table:number-columns-repeated="1014"/>
        </table:table-row>
        <table:table-row table:style-name="ro3">
          <table:table-cell/>
          <table:table-cell table:formula="of:=24*24" office:value-type="float" office:value="576">
            <text:p>576</text:p>
          </table:table-cell>
          <table:table-cell table:style-name="ce2" table:formula="of:=[.C25]/[.C25]" office:value-type="float" office:value="1">
            <text:p>1</text:p>
          </table:table-cell>
          <table:table-cell table:formula="of:=[.C25]/[.D25]" office:value-type="float" office:value="1.64415024920434">
            <text:p>1.6441502492</text:p>
          </table:table-cell>
          <table:table-cell table:formula="of:=[.C25]/[.E25]" office:value-type="float" office:value="1.84130774703481">
            <text:p>1.841307747</text:p>
          </table:table-cell>
          <table:table-cell table:formula="of:=[.C25]/[.F25]" office:value-type="float" office:value="1.90474903291555">
            <text:p>1.9047490329</text:p>
          </table:table-cell>
          <table:table-cell table:formula="of:=[.C25]/[.G25]" office:value-type="float" office:value="7.63635152866102">
            <text:p>7.6363515287</text:p>
          </table:table-cell>
          <table:table-cell table:formula="of:=[.C25]/[.H25]" office:value-type="float" office:value="24.7964203470289">
            <text:p>24.796420347</text:p>
          </table:table-cell>
          <table:table-cell table:formula="of:=[.C25]/[.I25]" office:value-type="float" office:value="7.9710192366123">
            <text:p>7.9710192366</text:p>
          </table:table-cell>
          <table:table-cell table:formula="of:=[.C25]/[.J25]" office:value-type="float" office:value="30.8610312707841">
            <text:p>30.8610312708</text:p>
          </table:table-cell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" table:style-name="ta2" table:print="false"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1" table:number-columns-repeated="5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office:value-type="string">
            <text:p>Image</text:p>
          </table:table-cell>
          <table:table-cell office:value-type="string">
            <text:p>Image Size</text:p>
          </table:table-cell>
          <table:table-cell office:value-type="string">
            <text:p>Base</text:p>
          </table:table-cell>
          <table:table-cell office:value-type="string">
            <text:p>SSE</text:p>
          </table:table-cell>
          <table:table-cell office:value-type="string">
            <text:p>AVX</text:p>
          </table:table-cell>
          <table:table-cell office:value-type="string">
            <text:p>OpenMP_4</text:p>
          </table:table-cell>
          <table:table-cell office:value-type="string">
            <text:p>OpenMP_16</text:p>
          </table:table-cell>
          <table:table-cell office:value-type="string">
            <text:p>OpenMP_64</text:p>
          </table:table-cell>
          <table:table-cell office:value-type="string">
            <text:p>OpenCL</text:p>
          </table:table-cell>
          <table:table-cell office:value-type="string">
            <text:p>OpenCL_Vectors</text:p>
          </table:table-cell>
          <table:table-cell table:number-columns-repeated="1014"/>
        </table:table-row>
        <table:table-row table:style-name="ro2">
          <table:table-cell office:value-type="float" office:value="4000">
            <text:p>4000</text:p>
          </table:table-cell>
          <table:table-cell table:formula="of:=[.A2]*[.A2]/1000000" office:value-type="float" office:value="16">
            <text:p>16</text:p>
          </table:table-cell>
          <table:table-cell table:formula="of:=26.1397" office:value-type="float" office:value="26.1397">
            <text:p>26.1397</text:p>
          </table:table-cell>
          <table:table-cell table:formula="of:=16.216" office:value-type="float" office:value="16.216">
            <text:p>16.216</text:p>
          </table:table-cell>
          <table:table-cell table:formula="of:=13.4877" office:value-type="float" office:value="13.4877">
            <text:p>13.4877</text:p>
          </table:table-cell>
          <table:table-cell table:formula="of:=10.96" office:value-type="float" office:value="10.96">
            <text:p>10.96</text:p>
          </table:table-cell>
          <table:table-cell table:formula="of:=2.746" office:value-type="float" office:value="2.746">
            <text:p>2.746</text:p>
          </table:table-cell>
          <table:table-cell table:formula="of:=0.946" office:value-type="float" office:value="0.946">
            <text:p>0.946</text:p>
          </table:table-cell>
          <table:table-cell table:formula="of:=3.41" office:value-type="float" office:value="3.41">
            <text:p>3.41</text:p>
          </table:table-cell>
          <table:table-cell table:formula="of:=0.995" office:value-type="float" office:value="0.995">
            <text:p>0.995</text:p>
          </table:table-cell>
          <table:table-cell table:number-columns-repeated="1014"/>
        </table:table-row>
        <table:table-row table:style-name="ro2">
          <table:table-cell office:value-type="float" office:value="5000">
            <text:p>5000</text:p>
          </table:table-cell>
          <table:table-cell table:formula="of:=[.A3]*[.A3]/1000000" office:value-type="float" office:value="25">
            <text:p>25</text:p>
          </table:table-cell>
          <table:table-cell table:formula="of:=40.5097" office:value-type="float" office:value="40.5097">
            <text:p>40.5097</text:p>
          </table:table-cell>
          <table:table-cell table:formula="of:=25.2993" office:value-type="float" office:value="25.2993">
            <text:p>25.2993</text:p>
          </table:table-cell>
          <table:table-cell table:formula="of:=20.9003" office:value-type="float" office:value="20.9003">
            <text:p>20.9003</text:p>
          </table:table-cell>
          <table:table-cell table:formula="of:=17.139" office:value-type="float" office:value="17.139">
            <text:p>17.139</text:p>
          </table:table-cell>
          <table:table-cell table:formula="of:=4.293" office:value-type="float" office:value="4.293">
            <text:p>4.293</text:p>
          </table:table-cell>
          <table:table-cell table:formula="of:=1.337" office:value-type="float" office:value="1.337">
            <text:p>1.337</text:p>
          </table:table-cell>
          <table:table-cell table:formula="of:=5.35633" office:value-type="float" office:value="5.35633">
            <text:p>5.35633</text:p>
          </table:table-cell>
          <table:table-cell table:formula="of:=1.55833" office:value-type="float" office:value="1.55833">
            <text:p>1.55833</text:p>
          </table:table-cell>
          <table:table-cell table:number-columns-repeated="1014"/>
        </table:table-row>
        <table:table-row table:style-name="ro2">
          <table:table-cell office:value-type="float" office:value="6000">
            <text:p>6000</text:p>
          </table:table-cell>
          <table:table-cell table:formula="of:=[.A4]*[.A4]/1000000" office:value-type="float" office:value="36">
            <text:p>36</text:p>
          </table:table-cell>
          <table:table-cell table:formula="of:=58.597" office:value-type="float" office:value="58.597">
            <text:p>58.597</text:p>
          </table:table-cell>
          <table:table-cell table:formula="of:=36.3657" office:value-type="float" office:value="36.3657">
            <text:p>36.3657</text:p>
          </table:table-cell>
          <table:table-cell table:formula="of:=30.4007" office:value-type="float" office:value="30.4007">
            <text:p>30.4007</text:p>
          </table:table-cell>
          <table:table-cell table:formula="of:=24.797" office:value-type="float" office:value="24.797">
            <text:p>24.797</text:p>
          </table:table-cell>
          <table:table-cell table:formula="of:=6.212" office:value-type="float" office:value="6.212">
            <text:p>6.212</text:p>
          </table:table-cell>
          <table:table-cell table:formula="of:=1.90667" office:value-type="float" office:value="1.90667">
            <text:p>1.90667</text:p>
          </table:table-cell>
          <table:table-cell table:formula="of:=8.035" office:value-type="float" office:value="8.035">
            <text:p>8.035</text:p>
          </table:table-cell>
          <table:table-cell table:formula="of:=2.599" office:value-type="float" office:value="2.599">
            <text:p>2.599</text:p>
          </table:table-cell>
          <table:table-cell table:number-columns-repeated="1014"/>
        </table:table-row>
        <table:table-row table:style-name="ro2">
          <table:table-cell office:value-type="float" office:value="7000">
            <text:p>7000</text:p>
          </table:table-cell>
          <table:table-cell table:formula="of:=[.A5]*[.A5]/1000000" office:value-type="float" office:value="49">
            <text:p>49</text:p>
          </table:table-cell>
          <table:table-cell table:formula="of:=84.0947" office:value-type="float" office:value="84.0947">
            <text:p>84.0947</text:p>
          </table:table-cell>
          <table:table-cell table:formula="of:=49.7027" office:value-type="float" office:value="49.7027">
            <text:p>49.7027</text:p>
          </table:table-cell>
          <table:table-cell table:formula="of:=42.0823" office:value-type="float" office:value="42.0823">
            <text:p>42.0823</text:p>
          </table:table-cell>
          <table:table-cell table:formula="of:=33.5747" office:value-type="float" office:value="33.5747">
            <text:p>33.5747</text:p>
          </table:table-cell>
          <table:table-cell table:formula="of:=8.417" office:value-type="float" office:value="8.417">
            <text:p>8.417</text:p>
          </table:table-cell>
          <table:table-cell table:formula="of:=2.594" office:value-type="float" office:value="2.594">
            <text:p>2.594</text:p>
          </table:table-cell>
          <table:table-cell table:formula="of:=11.0147" office:value-type="float" office:value="11.0147">
            <text:p>11.0147</text:p>
          </table:table-cell>
          <table:table-cell table:formula="of:=3.15767" office:value-type="float" office:value="3.15767">
            <text:p>3.15767</text:p>
          </table:table-cell>
          <table:table-cell table:number-columns-repeated="1014"/>
        </table:table-row>
        <table:table-row table:style-name="ro2">
          <table:table-cell office:value-type="float" office:value="8000">
            <text:p>8000</text:p>
          </table:table-cell>
          <table:table-cell table:formula="of:=[.A6]*[.A6]/1000000" office:value-type="float" office:value="64">
            <text:p>64</text:p>
          </table:table-cell>
          <table:table-cell table:formula="of:=112.167" office:value-type="float" office:value="112.167">
            <text:p>112.167</text:p>
          </table:table-cell>
          <table:table-cell table:formula="of:=65.3283" office:value-type="float" office:value="65.3283">
            <text:p>65.3283</text:p>
          </table:table-cell>
          <table:table-cell table:formula="of:=53.9237" office:value-type="float" office:value="53.9237">
            <text:p>53.9237</text:p>
          </table:table-cell>
          <table:table-cell table:formula="of:=43.9063" office:value-type="float" office:value="43.9063">
            <text:p>43.9063</text:p>
          </table:table-cell>
          <table:table-cell table:formula="of:=11.0177" office:value-type="float" office:value="11.0177">
            <text:p>11.0177</text:p>
          </table:table-cell>
          <table:table-cell table:formula="of:=3.371" office:value-type="float" office:value="3.371">
            <text:p>3.371</text:p>
          </table:table-cell>
          <table:table-cell table:formula="of:=14.6043" office:value-type="float" office:value="14.6043">
            <text:p>14.6043</text:p>
          </table:table-cell>
          <table:table-cell table:formula="of:=4.22333" office:value-type="float" office:value="4.22333">
            <text:p>4.22333</text:p>
          </table:table-cell>
          <table:table-cell table:number-columns-repeated="1014"/>
        </table:table-row>
        <table:table-row table:style-name="ro2">
          <table:table-cell office:value-type="float" office:value="9000">
            <text:p>9000</text:p>
          </table:table-cell>
          <table:table-cell table:formula="of:=[.A7]*[.A7]/1000000" office:value-type="float" office:value="81">
            <text:p>81</text:p>
          </table:table-cell>
          <table:table-cell table:formula="of:=138.299" office:value-type="float" office:value="138.299">
            <text:p>138.299</text:p>
          </table:table-cell>
          <table:table-cell table:formula="of:=82.4397" office:value-type="float" office:value="82.4397">
            <text:p>82.4397</text:p>
          </table:table-cell>
          <table:table-cell table:formula="of:=67.8127" office:value-type="float" office:value="67.8127">
            <text:p>67.8127</text:p>
          </table:table-cell>
          <table:table-cell table:formula="of:=55.52" office:value-type="float" office:value="55.52">
            <text:p>55.52</text:p>
          </table:table-cell>
          <table:table-cell table:formula="of:=13.9293" office:value-type="float" office:value="13.9293">
            <text:p>13.9293</text:p>
          </table:table-cell>
          <table:table-cell table:formula="of:=4.27833" office:value-type="float" office:value="4.27833">
            <text:p>4.27833</text:p>
          </table:table-cell>
          <table:table-cell table:formula="of:=17.655" office:value-type="float" office:value="17.655">
            <text:p>17.655</text:p>
          </table:table-cell>
          <table:table-cell table:formula="of:=5.15567" office:value-type="float" office:value="5.15567">
            <text:p>5.15567</text:p>
          </table:table-cell>
          <table:table-cell table:number-columns-repeated="1014"/>
        </table:table-row>
        <table:table-row table:style-name="ro2">
          <table:table-cell office:value-type="float" office:value="10000">
            <text:p>10000</text:p>
          </table:table-cell>
          <table:table-cell table:formula="of:=[.A8]*[.A8]/1000000" office:value-type="float" office:value="100">
            <text:p>100</text:p>
          </table:table-cell>
          <table:table-cell table:formula="of:=170.471" office:value-type="float" office:value="170.471">
            <text:p>170.471</text:p>
          </table:table-cell>
          <table:table-cell table:formula="of:=101.053" office:value-type="float" office:value="101.053">
            <text:p>101.053</text:p>
          </table:table-cell>
          <table:table-cell table:formula="of:=83.4737" office:value-type="float" office:value="83.4737">
            <text:p>83.4737</text:p>
          </table:table-cell>
          <table:table-cell table:formula="of:=68.532" office:value-type="float" office:value="68.532">
            <text:p>68.532</text:p>
          </table:table-cell>
          <table:table-cell table:formula="of:=17.2827" office:value-type="float" office:value="17.2827">
            <text:p>17.2827</text:p>
          </table:table-cell>
          <table:table-cell table:formula="of:=5.29133" office:value-type="float" office:value="5.29133">
            <text:p>5.29133</text:p>
          </table:table-cell>
          <table:table-cell table:formula="of:=22.908" office:value-type="float" office:value="22.908">
            <text:p>22.908</text:p>
          </table:table-cell>
          <table:table-cell table:formula="of:=6.61333" office:value-type="float" office:value="6.61333">
            <text:p>6.61333</text:p>
          </table:table-cell>
          <table:table-cell table:number-columns-repeated="1014"/>
        </table:table-row>
        <table:table-row table:style-name="ro2">
          <table:table-cell office:value-type="float" office:value="11000">
            <text:p>11000</text:p>
          </table:table-cell>
          <table:table-cell table:formula="of:=[.A9]*[.A9]/1000000" office:value-type="float" office:value="121">
            <text:p>121</text:p>
          </table:table-cell>
          <table:table-cell table:formula="of:=197.002" office:value-type="float" office:value="197.002">
            <text:p>197.002</text:p>
          </table:table-cell>
          <table:table-cell table:formula="of:=123.388" office:value-type="float" office:value="123.388">
            <text:p>123.388</text:p>
          </table:table-cell>
          <table:table-cell table:formula="of:=102.595" office:value-type="float" office:value="102.595">
            <text:p>102.595</text:p>
          </table:table-cell>
          <table:table-cell table:formula="of:=83.4857" office:value-type="float" office:value="83.4857">
            <text:p>83.4857</text:p>
          </table:table-cell>
          <table:table-cell table:formula="of:=20.8023" office:value-type="float" office:value="20.8023">
            <text:p>20.8023</text:p>
          </table:table-cell>
          <table:table-cell table:formula="of:=6.37133" office:value-type="float" office:value="6.37133">
            <text:p>6.37133</text:p>
          </table:table-cell>
          <table:table-cell table:formula="of:=27.236" office:value-type="float" office:value="27.236">
            <text:p>27.236</text:p>
          </table:table-cell>
          <table:table-cell table:formula="of:=7.71733" office:value-type="float" office:value="7.71733">
            <text:p>7.71733</text:p>
          </table:table-cell>
          <table:table-cell table:number-columns-repeated="1014"/>
        </table:table-row>
        <table:table-row table:style-name="ro2">
          <table:table-cell office:value-type="float" office:value="12000">
            <text:p>12000</text:p>
          </table:table-cell>
          <table:table-cell table:formula="of:=[.A10]*[.A10]/1000000" office:value-type="float" office:value="144">
            <text:p>144</text:p>
          </table:table-cell>
          <table:table-cell table:formula="of:=240.445" office:value-type="float" office:value="240.445">
            <text:p>240.445</text:p>
          </table:table-cell>
          <table:table-cell table:formula="of:=146.2" office:value-type="float" office:value="146.2">
            <text:p>146.2</text:p>
          </table:table-cell>
          <table:table-cell table:formula="of:=120.229" office:value-type="float" office:value="120.229">
            <text:p>120.229</text:p>
          </table:table-cell>
          <table:table-cell table:formula="of:=99.3097" office:value-type="float" office:value="99.3097">
            <text:p>99.3097</text:p>
          </table:table-cell>
          <table:table-cell table:formula="of:=24.901" office:value-type="float" office:value="24.901">
            <text:p>24.901</text:p>
          </table:table-cell>
          <table:table-cell table:formula="of:=9.112" office:value-type="float" office:value="9.112">
            <text:p>9.112</text:p>
          </table:table-cell>
          <table:table-cell table:formula="of:=33.3883" office:value-type="float" office:value="33.3883">
            <text:p>33.3883</text:p>
          </table:table-cell>
          <table:table-cell table:formula="of:=9.518" office:value-type="float" office:value="9.518">
            <text:p>9.518</text:p>
          </table:table-cell>
          <table:table-cell table:number-columns-repeated="1014"/>
        </table:table-row>
        <table:table-row table:style-name="ro2">
          <table:table-cell office:value-type="float" office:value="13000">
            <text:p>13000</text:p>
          </table:table-cell>
          <table:table-cell table:formula="of:=[.A11]*[.A11]/1000000" office:value-type="float" office:value="169">
            <text:p>169</text:p>
          </table:table-cell>
          <table:table-cell table:formula="of:=277.125" office:value-type="float" office:value="277.125">
            <text:p>277.125</text:p>
          </table:table-cell>
          <table:table-cell table:formula="of:=170.648" office:value-type="float" office:value="170.648">
            <text:p>170.648</text:p>
          </table:table-cell>
          <table:table-cell table:formula="of:=141.622" office:value-type="float" office:value="141.622">
            <text:p>141.622</text:p>
          </table:table-cell>
          <table:table-cell table:formula="of:=116.557" office:value-type="float" office:value="116.557">
            <text:p>116.557</text:p>
          </table:table-cell>
          <table:table-cell table:formula="of:=28.9677" office:value-type="float" office:value="28.9677">
            <text:p>28.9677</text:p>
          </table:table-cell>
          <table:table-cell table:formula="of:=9.02267" office:value-type="float" office:value="9.02267">
            <text:p>9.02267</text:p>
          </table:table-cell>
          <table:table-cell table:formula="of:=37.522" office:value-type="float" office:value="37.522">
            <text:p>37.522</text:p>
          </table:table-cell>
          <table:table-cell table:formula="of:=10.7497" office:value-type="float" office:value="10.7497">
            <text:p>10.7497</text:p>
          </table:table-cell>
          <table:table-cell table:number-columns-repeated="1014"/>
        </table:table-row>
        <table:table-row table:style-name="ro2">
          <table:table-cell office:value-type="float" office:value="14000">
            <text:p>14000</text:p>
          </table:table-cell>
          <table:table-cell table:formula="of:=[.A12]*[.A12]/1000000" office:value-type="float" office:value="196">
            <text:p>196</text:p>
          </table:table-cell>
          <table:table-cell table:formula="of:=319.719" office:value-type="float" office:value="319.719">
            <text:p>319.719</text:p>
          </table:table-cell>
          <table:table-cell table:formula="of:=198.318" office:value-type="float" office:value="198.318">
            <text:p>198.318</text:p>
          </table:table-cell>
          <table:table-cell table:formula="of:=164.196" office:value-type="float" office:value="164.196">
            <text:p>164.196</text:p>
          </table:table-cell>
          <table:table-cell table:formula="of:=134.449" office:value-type="float" office:value="134.449">
            <text:p>134.449</text:p>
          </table:table-cell>
          <table:table-cell table:formula="of:=33.653" office:value-type="float" office:value="33.653">
            <text:p>33.653</text:p>
          </table:table-cell>
          <table:table-cell table:formula="of:=10.3977" office:value-type="float" office:value="10.3977">
            <text:p>10.3977</text:p>
          </table:table-cell>
          <table:table-cell table:formula="of:=53.235" office:value-type="float" office:value="53.235">
            <text:p>53.235</text:p>
          </table:table-cell>
          <table:table-cell table:formula="of:=12.498" office:value-type="float" office:value="12.498">
            <text:p>12.498</text:p>
          </table:table-cell>
          <table:table-cell table:number-columns-repeated="1014"/>
        </table:table-row>
        <table:table-row table:style-name="ro2">
          <table:table-cell office:value-type="float" office:value="15000">
            <text:p>15000</text:p>
          </table:table-cell>
          <table:table-cell table:formula="of:=[.A13]*[.A13]/1000000" office:value-type="float" office:value="225">
            <text:p>225</text:p>
          </table:table-cell>
          <table:table-cell table:formula="of:=364.629" office:value-type="float" office:value="364.629">
            <text:p>364.629</text:p>
          </table:table-cell>
          <table:table-cell table:formula="of:=227.099" office:value-type="float" office:value="227.099">
            <text:p>227.099</text:p>
          </table:table-cell>
          <table:table-cell table:formula="of:=188.062" office:value-type="float" office:value="188.062">
            <text:p>188.062</text:p>
          </table:table-cell>
          <table:table-cell table:formula="of:=154.941" office:value-type="float" office:value="154.941">
            <text:p>154.941</text:p>
          </table:table-cell>
          <table:table-cell table:formula="of:=46.7747" office:value-type="float" office:value="46.7747">
            <text:p>46.7747</text:p>
          </table:table-cell>
          <table:table-cell table:formula="of:=12.56" office:value-type="float" office:value="12.56">
            <text:p>12.56</text:p>
          </table:table-cell>
          <table:table-cell table:formula="of:=67.3223" office:value-type="float" office:value="67.3223">
            <text:p>67.3223</text:p>
          </table:table-cell>
          <table:table-cell table:formula="of:=14.501" office:value-type="float" office:value="14.501">
            <text:p>14.501</text:p>
          </table:table-cell>
          <table:table-cell table:number-columns-repeated="1014"/>
        </table:table-row>
        <table:table-row table:style-name="ro2">
          <table:table-cell office:value-type="float" office:value="16000">
            <text:p>16000</text:p>
          </table:table-cell>
          <table:table-cell table:formula="of:=[.A14]*[.A14]/1000000" office:value-type="float" office:value="256">
            <text:p>256</text:p>
          </table:table-cell>
          <table:table-cell table:formula="of:=415.471" office:value-type="float" office:value="415.471">
            <text:p>415.471</text:p>
          </table:table-cell>
          <table:table-cell table:formula="of:=259.003" office:value-type="float" office:value="259.003">
            <text:p>259.003</text:p>
          </table:table-cell>
          <table:table-cell table:formula="of:=215.066" office:value-type="float" office:value="215.066">
            <text:p>215.066</text:p>
          </table:table-cell>
          <table:table-cell table:formula="of:=175.774" office:value-type="float" office:value="175.774">
            <text:p>175.774</text:p>
          </table:table-cell>
          <table:table-cell table:formula="of:=43.8963" office:value-type="float" office:value="43.8963">
            <text:p>43.8963</text:p>
          </table:table-cell>
          <table:table-cell table:formula="of:=13.527" office:value-type="float" office:value="13.527">
            <text:p>13.527</text:p>
          </table:table-cell>
          <table:table-cell table:formula="of:=108.109" office:value-type="float" office:value="108.109">
            <text:p>108.109</text:p>
          </table:table-cell>
          <table:table-cell table:formula="of:=15.088" office:value-type="float" office:value="15.088">
            <text:p>15.088</text:p>
          </table:table-cell>
          <table:table-cell table:number-columns-repeated="1014"/>
        </table:table-row>
        <table:table-row table:style-name="ro3">
          <table:table-cell table:style-name="ce1" table:number-columns-repeated="12"/>
          <table:table-cell table:number-columns-repeated="1012"/>
        </table:table-row>
        <table:table-row table:style-name="ro4">
          <table:table-cell office:value-type="string">
            <text:p>Image</text:p>
          </table:table-cell>
          <table:table-cell office:value-type="string">
            <text:p>Image Size</text:p>
          </table:table-cell>
          <table:table-cell office:value-type="string">
            <text:p>Base</text:p>
          </table:table-cell>
          <table:table-cell office:value-type="string">
            <text:p>SSE</text:p>
          </table:table-cell>
          <table:table-cell office:value-type="string">
            <text:p>AVX</text:p>
          </table:table-cell>
          <table:table-cell office:value-type="string">
            <text:p>OpenMP_4</text:p>
          </table:table-cell>
          <table:table-cell office:value-type="string">
            <text:p>OpenMP_16</text:p>
          </table:table-cell>
          <table:table-cell office:value-type="string">
            <text:p>OpenMP_64</text:p>
          </table:table-cell>
          <table:table-cell office:value-type="string">
            <text:p>OpenCL</text:p>
          </table:table-cell>
          <table:table-cell office:value-type="string">
            <text:p>OpenCL_Vectors</text:p>
          </table:table-cell>
          <table:table-cell table:number-columns-repeated="1014"/>
        </table:table-row>
        <table:table-row table:style-name="ro3">
          <table:table-cell office:value-type="float" office:value="4000">
            <text:p>4000</text:p>
          </table:table-cell>
          <table:table-cell table:formula="of:=[.A17]*[.A17]/1000000" office:value-type="float" office:value="16">
            <text:p>16</text:p>
          </table:table-cell>
          <table:table-cell table:formula="of:=[.C2]/[.C2]" office:value-type="float" office:value="1">
            <text:p>1</text:p>
          </table:table-cell>
          <table:table-cell table:formula="of:=[.C2]/[.D2]" office:value-type="float" office:value="1.61196965959546">
            <text:p>1.6119696596</text:p>
          </table:table-cell>
          <table:table-cell table:formula="of:=[.C2]/[.E2]" office:value-type="float" office:value="1.93803984370945">
            <text:p>1.9380398437</text:p>
          </table:table-cell>
          <table:table-cell table:formula="of:=[.C2]/[.F2]" office:value-type="float" office:value="2.38500912408759">
            <text:p>2.3850091241</text:p>
          </table:table-cell>
          <table:table-cell table:formula="of:=[.C2]/[.G2]" office:value-type="float" office:value="9.51919155134742">
            <text:p>9.5191915513</text:p>
          </table:table-cell>
          <table:table-cell table:formula="of:=[.C2]/[.H2]" office:value-type="float" office:value="27.6318181818182">
            <text:p>27.6318181818</text:p>
          </table:table-cell>
          <table:table-cell table:formula="of:=[.C2]/[.I2]" office:value-type="float" office:value="7.66560117302053">
            <text:p>7.665601173</text:p>
          </table:table-cell>
          <table:table-cell table:formula="of:=[.C2]/[.J2]" office:value-type="float" office:value="26.2710552763819">
            <text:p>26.2710552764</text:p>
          </table:table-cell>
          <table:table-cell table:number-columns-repeated="1014"/>
        </table:table-row>
        <table:table-row table:style-name="ro3">
          <table:table-cell office:value-type="float" office:value="5000">
            <text:p>5000</text:p>
          </table:table-cell>
          <table:table-cell table:formula="of:=[.A18]*[.A18]/1000000" office:value-type="float" office:value="25">
            <text:p>25</text:p>
          </table:table-cell>
          <table:table-cell table:formula="of:=[.C3]/[.C3]" office:value-type="float" office:value="1">
            <text:p>1</text:p>
          </table:table-cell>
          <table:table-cell table:formula="of:=[.C3]/[.D3]" office:value-type="float" office:value="1.60121821552375">
            <text:p>1.6012182155</text:p>
          </table:table-cell>
          <table:table-cell table:formula="of:=[.C3]/[.E3]" office:value-type="float" office:value="1.93823533633489">
            <text:p>1.9382353363</text:p>
          </table:table-cell>
          <table:table-cell table:formula="of:=[.C3]/[.F3]" office:value-type="float" office:value="2.36359764280296">
            <text:p>2.3635976428</text:p>
          </table:table-cell>
          <table:table-cell table:formula="of:=[.C3]/[.G3]" office:value-type="float" office:value="9.43622175634754">
            <text:p>9.4362217563</text:p>
          </table:table-cell>
          <table:table-cell table:formula="of:=[.C3]/[.H3]" office:value-type="float" office:value="30.2989528795812">
            <text:p>30.2989528796</text:p>
          </table:table-cell>
          <table:table-cell table:formula="of:=[.C3]/[.I3]" office:value-type="float" office:value="7.56295821952718">
            <text:p>7.5629582195</text:p>
          </table:table-cell>
          <table:table-cell table:formula="of:=[.C3]/[.J3]" office:value-type="float" office:value="25.9955850172942">
            <text:p>25.9955850173</text:p>
          </table:table-cell>
          <table:table-cell table:number-columns-repeated="1014"/>
        </table:table-row>
        <table:table-row table:style-name="ro3">
          <table:table-cell office:value-type="float" office:value="6000">
            <text:p>6000</text:p>
          </table:table-cell>
          <table:table-cell table:formula="of:=[.A19]*[.A19]/1000000" office:value-type="float" office:value="36">
            <text:p>36</text:p>
          </table:table-cell>
          <table:table-cell table:formula="of:=[.C4]/[.C4]" office:value-type="float" office:value="1">
            <text:p>1</text:p>
          </table:table-cell>
          <table:table-cell table:formula="of:=[.C4]/[.D4]" office:value-type="float" office:value="1.61132605724625">
            <text:p>1.6113260572</text:p>
          </table:table-cell>
          <table:table-cell table:formula="of:=[.C4]/[.E4]" office:value-type="float" office:value="1.92748851177769">
            <text:p>1.9274885118</text:p>
          </table:table-cell>
          <table:table-cell table:formula="of:=[.C4]/[.F4]" office:value-type="float" office:value="2.36306811307819">
            <text:p>2.3630681131</text:p>
          </table:table-cell>
          <table:table-cell table:formula="of:=[.C4]/[.G4]" office:value-type="float" office:value="9.43287186091436">
            <text:p>9.4328718609</text:p>
          </table:table-cell>
          <table:table-cell table:formula="of:=[.C4]/[.H4]" office:value-type="float" office:value="30.7326385793032">
            <text:p>30.7326385793</text:p>
          </table:table-cell>
          <table:table-cell table:formula="of:=[.C4]/[.I4]" office:value-type="float" office:value="7.29271935283136">
            <text:p>7.2927193528</text:p>
          </table:table-cell>
          <table:table-cell table:formula="of:=[.C4]/[.J4]" office:value-type="float" office:value="22.545979222778">
            <text:p>22.5459792228</text:p>
          </table:table-cell>
          <table:table-cell table:number-columns-repeated="1014"/>
        </table:table-row>
        <table:table-row table:style-name="ro3">
          <table:table-cell office:value-type="float" office:value="7000">
            <text:p>7000</text:p>
          </table:table-cell>
          <table:table-cell table:formula="of:=[.A20]*[.A20]/1000000" office:value-type="float" office:value="49">
            <text:p>49</text:p>
          </table:table-cell>
          <table:table-cell table:formula="of:=[.C5]/[.C5]" office:value-type="float" office:value="1">
            <text:p>1</text:p>
          </table:table-cell>
          <table:table-cell table:formula="of:=[.C5]/[.D5]" office:value-type="float" office:value="1.6919543606283">
            <text:p>1.6919543606</text:p>
          </table:table-cell>
          <table:table-cell table:formula="of:=[.C5]/[.E5]" office:value-type="float" office:value="1.99833896911528">
            <text:p>1.9983389691</text:p>
          </table:table-cell>
          <table:table-cell table:formula="of:=[.C5]/[.F5]" office:value-type="float" office:value="2.50470443518483">
            <text:p>2.5047044352</text:p>
          </table:table-cell>
          <table:table-cell table:formula="of:=[.C5]/[.G5]" office:value-type="float" office:value="9.99105381965071">
            <text:p>9.9910538197</text:p>
          </table:table-cell>
          <table:table-cell table:formula="of:=[.C5]/[.H5]" office:value-type="float" office:value="32.4189282960679">
            <text:p>32.4189282961</text:p>
          </table:table-cell>
          <table:table-cell table:formula="of:=[.C5]/[.I5]" office:value-type="float" office:value="7.63476989840849">
            <text:p>7.6347698984</text:p>
          </table:table-cell>
          <table:table-cell table:formula="of:=[.C5]/[.J5]" office:value-type="float" office:value="26.6318836357187">
            <text:p>26.6318836357</text:p>
          </table:table-cell>
          <table:table-cell table:number-columns-repeated="1014"/>
        </table:table-row>
        <table:table-row table:style-name="ro3">
          <table:table-cell office:value-type="float" office:value="8000">
            <text:p>8000</text:p>
          </table:table-cell>
          <table:table-cell table:formula="of:=[.A21]*[.A21]/1000000" office:value-type="float" office:value="64">
            <text:p>64</text:p>
          </table:table-cell>
          <table:table-cell table:formula="of:=[.C6]/[.C6]" office:value-type="float" office:value="1">
            <text:p>1</text:p>
          </table:table-cell>
          <table:table-cell table:formula="of:=[.C6]/[.D6]" office:value-type="float" office:value="1.71697411382203">
            <text:p>1.7169741138</text:p>
          </table:table-cell>
          <table:table-cell table:formula="of:=[.C6]/[.E6]" office:value-type="float" office:value="2.08010577909157">
            <text:p>2.0801057791</text:p>
          </table:table-cell>
          <table:table-cell table:formula="of:=[.C6]/[.F6]" office:value-type="float" office:value="2.55469032917827">
            <text:p>2.5546903292</text:p>
          </table:table-cell>
          <table:table-cell table:formula="of:=[.C6]/[.G6]" office:value-type="float" office:value="10.1806184593881">
            <text:p>10.1806184594</text:p>
          </table:table-cell>
          <table:table-cell table:formula="of:=[.C6]/[.H6]" office:value-type="float" office:value="33.2741026401661">
            <text:p>33.2741026402</text:p>
          </table:table-cell>
          <table:table-cell table:formula="of:=[.C6]/[.I6]" office:value-type="float" office:value="7.68040919455229">
            <text:p>7.6804091946</text:p>
          </table:table-cell>
          <table:table-cell table:formula="of:=[.C6]/[.J6]" office:value-type="float" office:value="26.5589002043411">
            <text:p>26.5589002043</text:p>
          </table:table-cell>
          <table:table-cell table:number-columns-repeated="1014"/>
        </table:table-row>
        <table:table-row table:style-name="ro3">
          <table:table-cell office:value-type="float" office:value="9000">
            <text:p>9000</text:p>
          </table:table-cell>
          <table:table-cell table:formula="of:=[.A22]*[.A22]/1000000" office:value-type="float" office:value="81">
            <text:p>81</text:p>
          </table:table-cell>
          <table:table-cell table:formula="of:=[.C7]/[.C7]" office:value-type="float" office:value="1">
            <text:p>1</text:p>
          </table:table-cell>
          <table:table-cell table:formula="of:=[.C7]/[.D7]" office:value-type="float" office:value="1.67757767192263">
            <text:p>1.6775776719</text:p>
          </table:table-cell>
          <table:table-cell table:formula="of:=[.C7]/[.E7]" office:value-type="float" office:value="2.03942624316684">
            <text:p>2.0394262432</text:p>
          </table:table-cell>
          <table:table-cell table:formula="of:=[.C7]/[.F7]" office:value-type="float" office:value="2.49097622478386">
            <text:p>2.4909762248</text:p>
          </table:table-cell>
          <table:table-cell table:formula="of:=[.C7]/[.G7]" office:value-type="float" office:value="9.92863963013217">
            <text:p>9.9286396301</text:p>
          </table:table-cell>
          <table:table-cell table:formula="of:=[.C7]/[.H7]" office:value-type="float" office:value="32.3254634401741">
            <text:p>32.3254634402</text:p>
          </table:table-cell>
          <table:table-cell table:formula="of:=[.C7]/[.I7]" office:value-type="float" office:value="7.83341829510054">
            <text:p>7.8334182951</text:p>
          </table:table-cell>
          <table:table-cell table:formula="of:=[.C7]/[.J7]" office:value-type="float" office:value="26.8246416081712">
            <text:p>26.8246416082</text:p>
          </table:table-cell>
          <table:table-cell table:number-columns-repeated="1014"/>
        </table:table-row>
        <table:table-row table:style-name="ro3">
          <table:table-cell office:value-type="float" office:value="10000">
            <text:p>10000</text:p>
          </table:table-cell>
          <table:table-cell table:formula="of:=[.A23]*[.A23]/1000000" office:value-type="float" office:value="100">
            <text:p>100</text:p>
          </table:table-cell>
          <table:table-cell table:formula="of:=[.C8]/[.C8]" office:value-type="float" office:value="1">
            <text:p>1</text:p>
          </table:table-cell>
          <table:table-cell table:formula="of:=[.C8]/[.D8]" office:value-type="float" office:value="1.68694645384105">
            <text:p>1.6869464538</text:p>
          </table:table-cell>
          <table:table-cell table:formula="of:=[.C8]/[.E8]" office:value-type="float" office:value="2.04221209794223">
            <text:p>2.0422120979</text:p>
          </table:table-cell>
          <table:table-cell table:formula="of:=[.C8]/[.F8]" office:value-type="float" office:value="2.4874657094496">
            <text:p>2.4874657094</text:p>
          </table:table-cell>
          <table:table-cell table:formula="of:=[.C8]/[.G8]" office:value-type="float" office:value="9.86367870760934">
            <text:p>9.8636787076</text:p>
          </table:table-cell>
          <table:table-cell table:formula="of:=[.C8]/[.H8]" office:value-type="float" office:value="32.2170418401423">
            <text:p>32.2170418401</text:p>
          </table:table-cell>
          <table:table-cell table:formula="of:=[.C8]/[.I8]" office:value-type="float" office:value="7.4415488039113">
            <text:p>7.4415488039</text:p>
          </table:table-cell>
          <table:table-cell table:formula="of:=[.C8]/[.J8]" office:value-type="float" office:value="25.7768779117328">
            <text:p>25.7768779117</text:p>
          </table:table-cell>
          <table:table-cell table:number-columns-repeated="1014"/>
        </table:table-row>
        <table:table-row table:style-name="ro3">
          <table:table-cell office:value-type="float" office:value="11000">
            <text:p>11000</text:p>
          </table:table-cell>
          <table:table-cell table:formula="of:=[.A24]*[.A24]/1000000" office:value-type="float" office:value="121">
            <text:p>121</text:p>
          </table:table-cell>
          <table:table-cell table:formula="of:=[.C9]/[.C9]" office:value-type="float" office:value="1">
            <text:p>1</text:p>
          </table:table-cell>
          <table:table-cell table:formula="of:=[.C9]/[.D9]" office:value-type="float" office:value="1.59660582876779">
            <text:p>1.5966058288</text:p>
          </table:table-cell>
          <table:table-cell table:formula="of:=[.C9]/[.E9]" office:value-type="float" office:value="1.92019104244846">
            <text:p>1.9201910424</text:p>
          </table:table-cell>
          <table:table-cell table:formula="of:=[.C9]/[.F9]" office:value-type="float" office:value="2.35970950713715">
            <text:p>2.3597095071</text:p>
          </table:table-cell>
          <table:table-cell table:formula="of:=[.C9]/[.G9]" office:value-type="float" office:value="9.4702028141119">
            <text:p>9.4702028141</text:p>
          </table:table-cell>
          <table:table-cell table:formula="of:=[.C9]/[.H9]" office:value-type="float" office:value="30.9200747724572">
            <text:p>30.9200747725</text:p>
          </table:table-cell>
          <table:table-cell table:formula="of:=[.C9]/[.I9]" office:value-type="float" office:value="7.23314730503745">
            <text:p>7.233147305</text:p>
          </table:table-cell>
          <table:table-cell table:formula="of:=[.C9]/[.J9]" office:value-type="float" office:value="25.5272224979365">
            <text:p>25.5272224979</text:p>
          </table:table-cell>
          <table:table-cell table:number-columns-repeated="1014"/>
        </table:table-row>
        <table:table-row table:style-name="ro3">
          <table:table-cell office:value-type="float" office:value="12000">
            <text:p>12000</text:p>
          </table:table-cell>
          <table:table-cell table:formula="of:=[.A25]*[.A25]/1000000" office:value-type="float" office:value="144">
            <text:p>144</text:p>
          </table:table-cell>
          <table:table-cell table:formula="of:=[.C10]/[.C10]" office:value-type="float" office:value="1">
            <text:p>1</text:p>
          </table:table-cell>
          <table:table-cell table:formula="of:=[.C10]/[.D10]" office:value-type="float" office:value="1.64463064295486">
            <text:p>1.644630643</text:p>
          </table:table-cell>
          <table:table-cell table:formula="of:=[.C10]/[.E10]" office:value-type="float" office:value="1.99989187300901">
            <text:p>1.999891873</text:p>
          </table:table-cell>
          <table:table-cell table:formula="of:=[.C10]/[.F10]" office:value-type="float" office:value="2.4211632901922">
            <text:p>2.4211632902</text:p>
          </table:table-cell>
          <table:table-cell table:formula="of:=[.C10]/[.G10]" office:value-type="float" office:value="9.65603791012409">
            <text:p>9.6560379101</text:p>
          </table:table-cell>
          <table:table-cell table:formula="of:=[.C10]/[.H10]" office:value-type="float" office:value="26.3877304653205">
            <text:p>26.3877304653</text:p>
          </table:table-cell>
          <table:table-cell table:formula="of:=[.C10]/[.I10]" office:value-type="float" office:value="7.20147476810739">
            <text:p>7.2014747681</text:p>
          </table:table-cell>
          <table:table-cell table:formula="of:=[.C10]/[.J10]" office:value-type="float" office:value="25.2621349022904">
            <text:p>25.2621349023</text:p>
          </table:table-cell>
          <table:table-cell table:number-columns-repeated="1014"/>
        </table:table-row>
        <table:table-row table:style-name="ro3">
          <table:table-cell office:value-type="float" office:value="13000">
            <text:p>13000</text:p>
          </table:table-cell>
          <table:table-cell table:formula="of:=[.A26]*[.A26]/1000000" office:value-type="float" office:value="169">
            <text:p>169</text:p>
          </table:table-cell>
          <table:table-cell table:formula="of:=[.C11]/[.C11]" office:value-type="float" office:value="1">
            <text:p>1</text:p>
          </table:table-cell>
          <table:table-cell table:formula="of:=[.C11]/[.D11]" office:value-type="float" office:value="1.62395691716281">
            <text:p>1.6239569172</text:p>
          </table:table-cell>
          <table:table-cell table:formula="of:=[.C11]/[.E11]" office:value-type="float" office:value="1.95679343604807">
            <text:p>1.956793436</text:p>
          </table:table-cell>
          <table:table-cell table:formula="of:=[.C11]/[.F11]" office:value-type="float" office:value="2.37759207941179">
            <text:p>2.3775920794</text:p>
          </table:table-cell>
          <table:table-cell table:formula="of:=[.C11]/[.G11]" office:value-type="float" office:value="9.5666897958761">
            <text:p>9.5666897959</text:p>
          </table:table-cell>
          <table:table-cell table:formula="of:=[.C11]/[.H11]" office:value-type="float" office:value="30.714300755763">
            <text:p>30.7143007558</text:p>
          </table:table-cell>
          <table:table-cell table:formula="of:=[.C11]/[.I11]" office:value-type="float" office:value="7.38566707531582">
            <text:p>7.3856670753</text:p>
          </table:table-cell>
          <table:table-cell table:formula="of:=[.C11]/[.J11]" office:value-type="float" office:value="25.7797892034196">
            <text:p>25.7797892034</text:p>
          </table:table-cell>
          <table:table-cell table:number-columns-repeated="1014"/>
        </table:table-row>
        <table:table-row table:style-name="ro3">
          <table:table-cell office:value-type="float" office:value="14000">
            <text:p>14000</text:p>
          </table:table-cell>
          <table:table-cell table:formula="of:=[.A27]*[.A27]/1000000" office:value-type="float" office:value="196">
            <text:p>196</text:p>
          </table:table-cell>
          <table:table-cell table:formula="of:=[.C12]/[.C12]" office:value-type="float" office:value="1">
            <text:p>1</text:p>
          </table:table-cell>
          <table:table-cell table:formula="of:=[.C12]/[.D12]" office:value-type="float" office:value="1.61215320848334">
            <text:p>1.6121532085</text:p>
          </table:table-cell>
          <table:table-cell table:formula="of:=[.C12]/[.E12]" office:value-type="float" office:value="1.94717898121757">
            <text:p>1.9471789812</text:p>
          </table:table-cell>
          <table:table-cell table:formula="of:=[.C12]/[.F12]" office:value-type="float" office:value="2.37799462993403">
            <text:p>2.3779946299</text:p>
          </table:table-cell>
          <table:table-cell table:formula="of:=[.C12]/[.G12]" office:value-type="float" office:value="9.50046058300894">
            <text:p>9.500460583</text:p>
          </table:table-cell>
          <table:table-cell table:formula="of:=[.C12]/[.H12]" office:value-type="float" office:value="30.7490118006867">
            <text:p>30.7490118007</text:p>
          </table:table-cell>
          <table:table-cell table:formula="of:=[.C12]/[.I12]" office:value-type="float" office:value="6.0058044519583">
            <text:p>6.005804452</text:p>
          </table:table-cell>
          <table:table-cell table:formula="of:=[.C12]/[.J12]" office:value-type="float" office:value="25.5816130580893">
            <text:p>25.5816130581</text:p>
          </table:table-cell>
          <table:table-cell table:number-columns-repeated="1014"/>
        </table:table-row>
        <table:table-row table:style-name="ro3">
          <table:table-cell office:value-type="float" office:value="15000">
            <text:p>15000</text:p>
          </table:table-cell>
          <table:table-cell table:formula="of:=[.A28]*[.A28]/1000000" office:value-type="float" office:value="225">
            <text:p>225</text:p>
          </table:table-cell>
          <table:table-cell table:formula="of:=[.C13]/[.C13]" office:value-type="float" office:value="1">
            <text:p>1</text:p>
          </table:table-cell>
          <table:table-cell table:formula="of:=[.C13]/[.D13]" office:value-type="float" office:value="1.60559491675437">
            <text:p>1.6055949168</text:p>
          </table:table-cell>
          <table:table-cell table:formula="of:=[.C13]/[.E13]" office:value-type="float" office:value="1.9388765407153">
            <text:p>1.9388765407</text:p>
          </table:table-cell>
          <table:table-cell table:formula="of:=[.C13]/[.F13]" office:value-type="float" office:value="2.35334094913548">
            <text:p>2.3533409491</text:p>
          </table:table-cell>
          <table:table-cell table:formula="of:=[.C13]/[.G13]" office:value-type="float" office:value="7.79543214601056">
            <text:p>7.795432146</text:p>
          </table:table-cell>
          <table:table-cell table:formula="of:=[.C13]/[.H13]" office:value-type="float" office:value="29.0309713375796">
            <text:p>29.0309713376</text:p>
          </table:table-cell>
          <table:table-cell table:formula="of:=[.C13]/[.I13]" office:value-type="float" office:value="5.41616967928903">
            <text:p>5.4161696793</text:p>
          </table:table-cell>
          <table:table-cell table:formula="of:=[.C13]/[.J13]" office:value-type="float" office:value="25.1450934418316">
            <text:p>25.1450934418</text:p>
          </table:table-cell>
          <table:table-cell table:number-columns-repeated="1014"/>
        </table:table-row>
        <table:table-row table:style-name="ro3">
          <table:table-cell office:value-type="float" office:value="16000">
            <text:p>16000</text:p>
          </table:table-cell>
          <table:table-cell table:formula="of:=[.A29]*[.A29]/1000000" office:value-type="float" office:value="256">
            <text:p>256</text:p>
          </table:table-cell>
          <table:table-cell table:formula="of:=[.C14]/[.C14]" office:value-type="float" office:value="1">
            <text:p>1</text:p>
          </table:table-cell>
          <table:table-cell table:formula="of:=[.C14]/[.D14]" office:value-type="float" office:value="1.6041165546345">
            <text:p>1.6041165546</text:p>
          </table:table-cell>
          <table:table-cell table:formula="of:=[.C14]/[.E14]" office:value-type="float" office:value="1.93183022885998">
            <text:p>1.9318302289</text:p>
          </table:table-cell>
          <table:table-cell table:formula="of:=[.C14]/[.F14]" office:value-type="float" office:value="2.36366584364013">
            <text:p>2.3636658436</text:p>
          </table:table-cell>
          <table:table-cell table:formula="of:=[.C14]/[.G14]" office:value-type="float" office:value="9.46482960978488">
            <text:p>9.4648296098</text:p>
          </table:table-cell>
          <table:table-cell table:formula="of:=[.C14]/[.H14]" office:value-type="float" office:value="30.7142012271753">
            <text:p>30.7142012272</text:p>
          </table:table-cell>
          <table:table-cell table:formula="of:=[.C14]/[.I14]" office:value-type="float" office:value="3.84307504463088">
            <text:p>3.8430750446</text:p>
          </table:table-cell>
          <table:table-cell table:formula="of:=[.C14]/[.J14]" office:value-type="float" office:value="27.536519088017">
            <text:p>27.536519088</text:p>
          </table:table-cell>
          <table:table-cell table:number-columns-repeated="101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ernel Plot" table:style-name="ta3" table:print="false">
        <table:table-column table:style-name="co6" table:number-columns-repeated="1024" table:default-cell-style-name="Excel_20_Built-in_20_Normal"/>
        <table:table-row table:style-name="ro3">
          <table:table-cell/>
          <table:table-cell>
            <draw:frame table:end-cell-address="'Kernel Plot'.Q34" table:end-x="0.0177in" table:end-y="0.1469in" draw:z-index="0" draw:style-name="gr1" svg:width="13.3445in" svg:height="5.7319in" svg:x="0.0693in" svg:y="0.0295in">
              <draw:object draw:notify-on-update-of-ranges="Kernel.B2:Kernel.B7 Kernel.C19:Kernel.C19 Kernel.C20:Kernel.C25 Kernel.B2:Kernel.B7 Kernel.D19:Kernel.D19 Kernel.D20:Kernel.D25 Kernel.G10:Kernel.G12 Kernel.E19:Kernel.E19 Kernel.H10:Kernel.H12 Kernel.B2:Kernel.B7 Kernel.F19:Kernel.F19 Kernel.F20:Kernel.F25 Kernel.B2:Kernel.B7 Kernel.G19:Kernel.G19 Kernel.G20:Kernel.G25 Kernel.B2:Kernel.B7 Kernel.H19:Kernel.H19 Kernel.H20:Kernel.H25 Kernel.B2:Kernel.B7 Kernel.I19:Kernel.I19 Kernel.I20:Kernel.I25 Kernel.B2:Kernel.B7 Kernel.J19:Kernel.J19 Kernel.J20:Kernel.J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 Plot" table:style-name="ta4" table:print="false">
        <table:table-column table:style-name="co6" table:number-columns-repeated="1024" table:default-cell-style-name="Excel_20_Built-in_20_Normal"/>
        <table:table-row table:style-name="ro3">
          <table:table-cell/>
          <table:table-cell>
            <draw:frame table:end-cell-address="'Image Plot'.Q35" table:end-x="0.0177in" table:end-y="0.011in" draw:z-index="0" draw:style-name="gr1" svg:width="13.3445in" svg:height="5.7244in" svg:x="0.0693in" svg:y="0.0713in">
              <draw:object draw:notify-on-update-of-ranges="Image.B2:Image.B14 Image.C1:Image.C1 Image.C2:Image.C14 Image.B2:Image.B14 Image.D1:Image.D1 Image.D2:Image.D14 Image.B2:Image.B14 Image.E1:Image.E1 Image.E2:Image.E14 Image.B2:Image.B14 Image.F1:Image.F1 Image.F2:Image.F14 Image.B2:Image.B14 Image.G1:Image.G1 Image.G2:Image.G14 Image.B2:Image.B14 Image.H1:Image.H1 Image.H2:Image.H14 Image.B2:Image.B14 Image.I1:Image.I1 Image.I2:Image.I14 Image.B2:Image.B14 Image.J1:Image.J1 Image.J2:Image.J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ernel Gain" table:style-name="ta5" table:print="false">
        <table:table-column table:style-name="co6" table:number-columns-repeated="1024" table:default-cell-style-name="Excel_20_Built-in_20_Normal"/>
        <table:table-row table:style-name="ro3">
          <table:table-cell/>
          <table:table-cell>
            <draw:frame table:end-cell-address="'Kernel Gain'.P34" table:end-x="0.8421in" table:end-y="0.1469in" draw:z-index="0" draw:style-name="gr1" svg:width="13.2717in" svg:height="5.7295in" svg:x="0.0732in" svg:y="0.0319in">
              <draw:object draw:notify-on-update-of-ranges="Kernel.B2:Kernel.B7 Kernel.C28:Kernel.C28 Kernel.C29:Kernel.C34 Kernel.B2:Kernel.B7 Kernel.D28:Kernel.D28 Kernel.D29:Kernel.D34 Kernel.B2:Kernel.B7 Kernel.E28:Kernel.E28 Kernel.E29:Kernel.E34 Kernel.B2:Kernel.B7 Kernel.F28:Kernel.F28 Kernel.F29:Kernel.F34 Kernel.B2:Kernel.B7 Kernel.G28:Kernel.G28 Kernel.G29:Kernel.G34 Kernel.B2:Kernel.B7 Kernel.H28:Kernel.H28 Kernel.H29:Kernel.H34 Kernel.B2:Kernel.B7 Kernel.I28:Kernel.I28 Kernel.I29:Kernel.I34 Kernel.B2:Kernel.B7 Kernel.J28:Kernel.J28 Kernel.J29:Kernel.J34 CUDA.F17:CUDA.F23 CUDA.D16:CUDA.D16 CUDA.D17:CUDA.D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 Gain" table:style-name="ta6" table:print="false">
        <table:table-column table:style-name="co6" table:number-columns-repeated="1024" table:default-cell-style-name="Excel_20_Built-in_20_Normal"/>
        <table:table-row table:style-name="ro3">
          <table:table-cell/>
          <table:table-cell>
            <draw:frame table:end-cell-address="'Image Gain'.N37" table:end-x="0.8417in" table:end-y="0.113in" draw:z-index="0" draw:style-name="gr1" svg:width="11.4807in" svg:height="6.2098in" svg:x="0.078in" svg:y="0.0283in">
              <draw:object draw:notify-on-update-of-ranges="Image.B2:Image.B14 Image.C16:Image.C16 Image.C17:Image.C29 Image.B2:Image.B14 Image.D16:Image.D16 Image.D17:Image.D29 Image.B2:Image.B14 Image.E16:Image.E16 Image.E17:Image.E29 Image.B2:Image.B14 Image.F16:Image.F16 Image.F17:Image.F29 Image.B2:Image.B14 Image.G16:Image.G16 Image.G17:Image.G29 Image.B2:Image.B14 Image.H16:Image.H16 Image.H17:Image.H29 Image.B2:Image.B14 Image.I16:Image.I16 Image.I17:Image.I29 Image.B2:Image.B14 Image.J16:Image.J16 Image.J17:Image.J29 CUDA.B2:CUDA.B14 CUDA.E1:CUDA.E1 CUDA.E2:CUDA.E14 CUDA.B2:CUDA.B14 CUDA.H1:CUDA.H1 CUDA.H2:CUDA.H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DA" table:style-name="ta7" table:print="false">
        <table:table-column table:style-name="co6" table:number-columns-repeated="2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7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6" table:default-cell-style-name="Excel_20_Built-in_20_Normal"/>
        <table:table-row table:style-name="ro5">
          <table:table-cell office:value-type="string">
            <text:p>Image Dim</text:p>
          </table:table-cell>
          <table:table-cell office:value-type="string">
            <text:p>Image Size</text:p>
          </table:table-cell>
          <table:table-cell office:value-type="string">
            <text:p>Seperable CPU</text:p>
          </table:table-cell>
          <table:table-cell office:value-type="string">
            <text:p>Seperable GPU</text:p>
          </table:table-cell>
          <table:table-cell office:value-type="string">
            <text:p>CUDA Seperable Gain</text:p>
          </table:table-cell>
          <table:table-cell office:value-type="string">
            <text:p>Normal CPU</text:p>
          </table:table-cell>
          <table:table-cell office:value-type="string">
            <text:p>Normal GPU</text:p>
          </table:table-cell>
          <table:table-cell office:value-type="string">
            <text:p>CUDA Normal Gain</text:p>
          </table:table-cell>
          <table:table-cell table:number-columns-repeated="1016"/>
        </table:table-row>
        <table:table-row table:style-name="ro3">
          <table:table-cell office:value-type="float" office:value="3968">
            <text:p>3968</text:p>
          </table:table-cell>
          <table:table-cell table:formula="of:=[.A2]*[.A2]/1000000" office:value-type="float" office:value="15.745024">
            <text:p>15.745024</text:p>
          </table:table-cell>
          <table:table-cell table:formula="of:=929.80603" office:value-type="float" office:value="929.80603">
            <text:p>929.80603</text:p>
          </table:table-cell>
          <table:table-cell table:formula="of:=68.386" office:value-type="float" office:value="68.386">
            <text:p>68.386</text:p>
          </table:table-cell>
          <table:table-cell table:formula="of:=[.C2]/[.D2]" office:value-type="float" office:value="13.596438306086">
            <text:p>13.5964383061</text:p>
          </table:table-cell>
          <table:table-cell table:formula="of:=560294.0625/1000" office:value-type="float" office:value="560.2940625">
            <text:p>560.2940625</text:p>
          </table:table-cell>
          <table:table-cell table:formula="of:=109383.960938/1000" office:value-type="float" office:value="109.383960938">
            <text:p>109.383960938</text:p>
          </table:table-cell>
          <table:table-cell table:formula="of:=[.F2]/[.G2]" office:value-type="float" office:value="5.12226891123079">
            <text:p>5.1222689112</text:p>
          </table:table-cell>
          <table:table-cell table:formula="of:=[.A2]*[.A2]" office:value-type="float" office:value="15745024">
            <text:p>15745024</text:p>
          </table:table-cell>
          <table:table-cell table:number-columns-repeated="1015"/>
        </table:table-row>
        <table:table-row table:style-name="ro3">
          <table:table-cell office:value-type="float" office:value="4992">
            <text:p>4992</text:p>
          </table:table-cell>
          <table:table-cell table:formula="of:=[.A3]*[.A3]/1000000" office:value-type="float" office:value="24.920064">
            <text:p>24.920064</text:p>
          </table:table-cell>
          <table:table-cell table:formula="of:=1464.23804" office:value-type="float" office:value="1464.23804">
            <text:p>1464.23804</text:p>
          </table:table-cell>
          <table:table-cell table:formula="of:=141.63" office:value-type="float" office:value="141.63">
            <text:p>141.63</text:p>
          </table:table-cell>
          <table:table-cell table:formula="of:=[.C3]/[.D3]" office:value-type="float" office:value="10.3384737696816">
            <text:p>10.3384737697</text:p>
          </table:table-cell>
          <table:table-cell table:formula="of:=886555.1875/1000" office:value-type="float" office:value="886.5551875">
            <text:p>886.5551875</text:p>
          </table:table-cell>
          <table:table-cell table:formula="of:=157237.03125/1000" office:value-type="float" office:value="157.23703125">
            <text:p>157.23703125</text:p>
          </table:table-cell>
          <table:table-cell table:formula="of:=[.F3]/[.G3]" office:value-type="float" office:value="5.63833583254581">
            <text:p>5.6383358325</text:p>
          </table:table-cell>
          <table:table-cell table:formula="of:=[.A3]*[.A3]" office:value-type="float" office:value="24920064">
            <text:p>24920064</text:p>
          </table:table-cell>
          <table:table-cell table:number-columns-repeated="1015"/>
        </table:table-row>
        <table:table-row table:style-name="ro3">
          <table:table-cell office:value-type="float" office:value="6016">
            <text:p>6016</text:p>
          </table:table-cell>
          <table:table-cell table:formula="of:=[.A4]*[.A4]/1000000" office:value-type="float" office:value="36.192256">
            <text:p>36.192256</text:p>
          </table:table-cell>
          <table:table-cell table:formula="of:=1984.76294" office:value-type="float" office:value="1984.76294">
            <text:p>1984.76294</text:p>
          </table:table-cell>
          <table:table-cell table:formula="of:=226.366" office:value-type="float" office:value="226.366">
            <text:p>226.366</text:p>
          </table:table-cell>
          <table:table-cell table:formula="of:=[.C4]/[.D4]" office:value-type="float" office:value="8.7679374994478">
            <text:p>8.7679374994</text:p>
          </table:table-cell>
          <table:table-cell table:formula="of:=1288920.5/1000" office:value-type="float" office:value="1288.9205">
            <text:p>1288.9205</text:p>
          </table:table-cell>
          <table:table-cell table:formula="of:=271258/1000" office:value-type="float" office:value="271.258">
            <text:p>271.258</text:p>
          </table:table-cell>
          <table:table-cell table:formula="of:=[.F4]/[.G4]" office:value-type="float" office:value="4.75164050461185">
            <text:p>4.7516405046</text:p>
          </table:table-cell>
          <table:table-cell table:formula="of:=[.A4]*[.A4]" office:value-type="float" office:value="36192256">
            <text:p>36192256</text:p>
          </table:table-cell>
          <table:table-cell table:number-columns-repeated="1015"/>
        </table:table-row>
        <table:table-row table:style-name="ro3">
          <table:table-cell office:value-type="float" office:value="7040">
            <text:p>7040</text:p>
          </table:table-cell>
          <table:table-cell table:formula="of:=[.A5]*[.A5]/1000000" office:value-type="float" office:value="49.5616">
            <text:p>49.5616</text:p>
          </table:table-cell>
          <table:table-cell table:formula="of:=2782.38892" office:value-type="float" office:value="2782.38892">
            <text:p>2782.38892</text:p>
          </table:table-cell>
          <table:table-cell table:formula="of:=241.409" office:value-type="float" office:value="241.409">
            <text:p>241.409</text:p>
          </table:table-cell>
          <table:table-cell table:formula="of:=[.C5]/[.D5]" office:value-type="float" office:value="11.5256221599029">
            <text:p>11.5256221599</text:p>
          </table:table-cell>
          <table:table-cell table:formula="of:=1762223.875/1000" office:value-type="float" office:value="1762.223875">
            <text:p>1762.223875</text:p>
          </table:table-cell>
          <table:table-cell table:formula="of:=325701.875/1000" office:value-type="float" office:value="325.701875">
            <text:p>325.701875</text:p>
          </table:table-cell>
          <table:table-cell table:formula="of:=[.F5]/[.G5]" office:value-type="float" office:value="5.41054261661834">
            <text:p>5.4105426166</text:p>
          </table:table-cell>
          <table:table-cell table:formula="of:=[.A5]*[.A5]" office:value-type="float" office:value="49561600">
            <text:p>49561600</text:p>
          </table:table-cell>
          <table:table-cell table:number-columns-repeated="1015"/>
        </table:table-row>
        <table:table-row table:style-name="ro3">
          <table:table-cell office:value-type="float" office:value="8064">
            <text:p>8064</text:p>
          </table:table-cell>
          <table:table-cell table:formula="of:=[.A6]*[.A6]/1000000" office:value-type="float" office:value="65.028096">
            <text:p>65.028096</text:p>
          </table:table-cell>
          <table:table-cell table:formula="of:=3644.521" office:value-type="float" office:value="3644.521">
            <text:p>3644.521</text:p>
          </table:table-cell>
          <table:table-cell table:formula="of:=336.086" office:value-type="float" office:value="336.086">
            <text:p>336.086</text:p>
          </table:table-cell>
          <table:table-cell table:formula="of:=[.C6]/[.D6]" office:value-type="float" office:value="10.8440131394941">
            <text:p>10.8440131395</text:p>
          </table:table-cell>
          <table:table-cell table:formula="of:=2334118.5/1000" office:value-type="float" office:value="2334.1185">
            <text:p>2334.1185</text:p>
          </table:table-cell>
          <table:table-cell table:formula="of:=481793.859375/1000" office:value-type="float" office:value="481.793859375">
            <text:p>481.793859375</text:p>
          </table:table-cell>
          <table:table-cell table:formula="of:=[.F6]/[.G6]" office:value-type="float" office:value="4.84464144692068">
            <text:p>4.8446414469</text:p>
          </table:table-cell>
          <table:table-cell table:formula="of:=[.A6]*[.A6]" office:value-type="float" office:value="65028096">
            <text:p>65028096</text:p>
          </table:table-cell>
          <table:table-cell table:number-columns-repeated="1015"/>
        </table:table-row>
        <table:table-row table:style-name="ro3">
          <table:table-cell office:value-type="float" office:value="9088">
            <text:p>9088</text:p>
          </table:table-cell>
          <table:table-cell table:formula="of:=[.A7]*[.A7]/1000000" office:value-type="float" office:value="82.591744">
            <text:p>82.591744</text:p>
          </table:table-cell>
          <table:table-cell table:formula="of:=4495.23779" office:value-type="float" office:value="4495.23779">
            <text:p>4495.23779</text:p>
          </table:table-cell>
          <table:table-cell table:formula="of:=430.612" office:value-type="float" office:value="430.612">
            <text:p>430.612</text:p>
          </table:table-cell>
          <table:table-cell table:formula="of:=[.C7]/[.D7]" office:value-type="float" office:value="10.4391837431377">
            <text:p>10.4391837431</text:p>
          </table:table-cell>
          <table:table-cell table:formula="of:=2939542.5/1000" office:value-type="float" office:value="2939.5425">
            <text:p>2939.5425</text:p>
          </table:table-cell>
          <table:table-cell table:formula="of:=618323.59375/1000" office:value-type="float" office:value="618.32359375">
            <text:p>618.32359375</text:p>
          </table:table-cell>
          <table:table-cell table:formula="of:=[.F7]/[.G7]" office:value-type="float" office:value="4.75405197167442">
            <text:p>4.7540519717</text:p>
          </table:table-cell>
          <table:table-cell table:formula="of:=[.A7]*[.A7]" office:value-type="float" office:value="82591744">
            <text:p>82591744</text:p>
          </table:table-cell>
          <table:table-cell table:number-columns-repeated="1015"/>
        </table:table-row>
        <table:table-row table:style-name="ro3">
          <table:table-cell office:value-type="float" office:value="10112">
            <text:p>10112</text:p>
          </table:table-cell>
          <table:table-cell table:formula="of:=[.A8]*[.A8]/1000000" office:value-type="float" office:value="102.252544">
            <text:p>102.252544</text:p>
          </table:table-cell>
          <table:table-cell table:formula="of:=5576.22314" office:value-type="float" office:value="5576.22314">
            <text:p>5576.22314</text:p>
          </table:table-cell>
          <table:table-cell table:formula="of:=557.89697" office:value-type="float" office:value="557.89697">
            <text:p>557.89697</text:p>
          </table:table-cell>
          <table:table-cell table:formula="of:=[.C8]/[.D8]" office:value-type="float" office:value="9.99507694046089">
            <text:p>9.9950769405</text:p>
          </table:table-cell>
          <table:table-cell table:formula="of:=3636844.5/1000" office:value-type="float" office:value="3636.8445">
            <text:p>3636.8445</text:p>
          </table:table-cell>
          <table:table-cell table:formula="of:=797942.3125/1000" office:value-type="float" office:value="797.9423125">
            <text:p>797.9423125</text:p>
          </table:table-cell>
          <table:table-cell table:formula="of:=[.F8]/[.G8]" office:value-type="float" office:value="4.55777873040164">
            <text:p>4.5577787304</text:p>
          </table:table-cell>
          <table:table-cell table:formula="of:=[.A8]*[.A8]" office:value-type="float" office:value="102252544">
            <text:p>102252544</text:p>
          </table:table-cell>
          <table:table-cell table:number-columns-repeated="1015"/>
        </table:table-row>
        <table:table-row table:style-name="ro3">
          <table:table-cell office:value-type="float" office:value="11136">
            <text:p>11136</text:p>
          </table:table-cell>
          <table:table-cell table:formula="of:=[.A9]*[.A9]/1000000" office:value-type="float" office:value="124.010496">
            <text:p>124.010496</text:p>
          </table:table-cell>
          <table:table-cell table:formula="of:=6738.00977" office:value-type="float" office:value="6738.00977">
            <text:p>6738.00977</text:p>
          </table:table-cell>
          <table:table-cell table:formula="of:=659.61902" office:value-type="float" office:value="659.61902">
            <text:p>659.61902</text:p>
          </table:table-cell>
          <table:table-cell table:formula="of:=[.C9]/[.D9]" office:value-type="float" office:value="10.2150022447806">
            <text:p>10.2150022448</text:p>
          </table:table-cell>
          <table:table-cell table:formula="of:=4423281.5/1000" office:value-type="float" office:value="4423.2815">
            <text:p>4423.2815</text:p>
          </table:table-cell>
          <table:table-cell table:formula="of:=970016.125/1000" office:value-type="float" office:value="970.016125">
            <text:p>970.016125</text:p>
          </table:table-cell>
          <table:table-cell table:formula="of:=[.F9]/[.G9]" office:value-type="float" office:value="4.56000821635826">
            <text:p>4.5600082164</text:p>
          </table:table-cell>
          <table:table-cell table:formula="of:=[.A9]*[.A9]" office:value-type="float" office:value="124010496">
            <text:p>124010496</text:p>
          </table:table-cell>
          <table:table-cell table:number-columns-repeated="1015"/>
        </table:table-row>
        <table:table-row table:style-name="ro3">
          <table:table-cell office:value-type="float" office:value="12160">
            <text:p>12160</text:p>
          </table:table-cell>
          <table:table-cell table:formula="of:=[.A10]*[.A10]/1000000" office:value-type="float" office:value="147.8656">
            <text:p>147.8656</text:p>
          </table:table-cell>
          <table:table-cell table:formula="of:=8074.62402" office:value-type="float" office:value="8074.62402">
            <text:p>8074.62402</text:p>
          </table:table-cell>
          <table:table-cell table:formula="of:=770.07202" office:value-type="float" office:value="770.07202">
            <text:p>770.07202</text:p>
          </table:table-cell>
          <table:table-cell table:formula="of:=[.C10]/[.D10]" office:value-type="float" office:value="10.4855439624985">
            <text:p>10.4855439625</text:p>
          </table:table-cell>
          <table:table-cell table:formula="of:=5304666.5/1000" office:value-type="float" office:value="5304.6665">
            <text:p>5304.6665</text:p>
          </table:table-cell>
          <table:table-cell table:formula="of:=1062223.375/1000" office:value-type="float" office:value="1062.223375">
            <text:p>1062.223375</text:p>
          </table:table-cell>
          <table:table-cell table:formula="of:=[.F10]/[.G10]" office:value-type="float" office:value="4.99392747782452">
            <text:p>4.9939274778</text:p>
          </table:table-cell>
          <table:table-cell table:formula="of:=[.A10]*[.A10]" office:value-type="float" office:value="147865600">
            <text:p>147865600</text:p>
          </table:table-cell>
          <table:table-cell table:number-columns-repeated="1015"/>
        </table:table-row>
        <table:table-row table:style-name="ro3">
          <table:table-cell office:value-type="float" office:value="13184">
            <text:p>13184</text:p>
          </table:table-cell>
          <table:table-cell table:formula="of:=[.A11]*[.A11]/1000000" office:value-type="float" office:value="173.817856">
            <text:p>173.817856</text:p>
          </table:table-cell>
          <table:table-cell table:formula="of:=9504.89648" office:value-type="float" office:value="9504.89648">
            <text:p>9504.89648</text:p>
          </table:table-cell>
          <table:table-cell table:formula="of:=895.88501" office:value-type="float" office:value="895.88501">
            <text:p>895.88501</text:p>
          </table:table-cell>
          <table:table-cell table:formula="of:=[.C11]/[.D11]" office:value-type="float" office:value="10.6095049854668">
            <text:p>10.6095049855</text:p>
          </table:table-cell>
          <table:table-cell table:formula="of:=6172546.5/1000" office:value-type="float" office:value="6172.5465">
            <text:p>6172.5465</text:p>
          </table:table-cell>
          <table:table-cell table:formula="of:=1273776.5625/1000" office:value-type="float" office:value="1273.7765625">
            <text:p>1273.7765625</text:p>
          </table:table-cell>
          <table:table-cell table:formula="of:=[.F11]/[.G11]" office:value-type="float" office:value="4.84586283161416">
            <text:p>4.8458628316</text:p>
          </table:table-cell>
          <table:table-cell table:formula="of:=[.A11]*[.A11]" office:value-type="float" office:value="173817856">
            <text:p>173817856</text:p>
          </table:table-cell>
          <table:table-cell table:number-columns-repeated="1015"/>
        </table:table-row>
        <table:table-row table:style-name="ro3">
          <table:table-cell office:value-type="float" office:value="14208">
            <text:p>14208</text:p>
          </table:table-cell>
          <table:table-cell table:formula="of:=[.A12]*[.A12]/1000000" office:value-type="float" office:value="201.867264">
            <text:p>201.867264</text:p>
          </table:table-cell>
          <table:table-cell table:formula="of:=11015.4209" office:value-type="float" office:value="11015.4209">
            <text:p>11015.4209</text:p>
          </table:table-cell>
          <table:table-cell table:formula="of:=949.745" office:value-type="float" office:value="949.745">
            <text:p>949.745</text:p>
          </table:table-cell>
          <table:table-cell table:formula="of:=[.C12]/[.D12]" office:value-type="float" office:value="11.5982931207851">
            <text:p>11.5982931208</text:p>
          </table:table-cell>
          <table:table-cell table:formula="of:=7217648/1000" office:value-type="float" office:value="7217.648">
            <text:p>7217.648</text:p>
          </table:table-cell>
          <table:table-cell table:formula="of:=1547859.5/1000" office:value-type="float" office:value="1547.8595">
            <text:p>1547.8595</text:p>
          </table:table-cell>
          <table:table-cell table:formula="of:=[.F12]/[.G12]" office:value-type="float" office:value="4.66298653075425">
            <text:p>4.6629865308</text:p>
          </table:table-cell>
          <table:table-cell table:formula="of:=[.A12]*[.A12]" office:value-type="float" office:value="201867264">
            <text:p>201867264</text:p>
          </table:table-cell>
          <table:table-cell table:number-columns-repeated="1015"/>
        </table:table-row>
        <table:table-row table:style-name="ro3">
          <table:table-cell office:value-type="float" office:value="15232">
            <text:p>15232</text:p>
          </table:table-cell>
          <table:table-cell table:formula="of:=[.A13]*[.A13]/1000000" office:value-type="float" office:value="232.013824">
            <text:p>232.013824</text:p>
          </table:table-cell>
          <table:table-cell table:formula="of:=12630.92383" office:value-type="float" office:value="12630.92383">
            <text:p>12630.92383</text:p>
          </table:table-cell>
          <table:table-cell table:formula="of:=1215.00403" office:value-type="float" office:value="1215.00403">
            <text:p>1215.00403</text:p>
          </table:table-cell>
          <table:table-cell table:formula="of:=[.C13]/[.D13]" office:value-type="float" office:value="10.3957876008033">
            <text:p>10.3957876008</text:p>
          </table:table-cell>
          <table:table-cell table:formula="of:=8288949/1000" office:value-type="float" office:value="8288.949">
            <text:p>8288.949</text:p>
          </table:table-cell>
          <table:table-cell table:formula="of:=1558211/1000" office:value-type="float" office:value="1558.211">
            <text:p>1558.211</text:p>
          </table:table-cell>
          <table:table-cell table:formula="of:=[.F13]/[.G13]" office:value-type="float" office:value="5.31952925502387">
            <text:p>5.319529255</text:p>
          </table:table-cell>
          <table:table-cell table:formula="of:=[.A13]*[.A13]" office:value-type="float" office:value="232013824">
            <text:p>232013824</text:p>
          </table:table-cell>
          <table:table-cell table:number-columns-repeated="1015"/>
        </table:table-row>
        <table:table-row table:style-name="ro3">
          <table:table-cell office:value-type="float" office:value="16256">
            <text:p>16256</text:p>
          </table:table-cell>
          <table:table-cell table:formula="of:=[.A14]*[.A14]/1000000" office:value-type="float" office:value="264.257536">
            <text:p>264.257536</text:p>
          </table:table-cell>
          <table:table-cell table:formula="of:=14372.33301" office:value-type="float" office:value="14372.33301">
            <text:p>14372.33301</text:p>
          </table:table-cell>
          <table:table-cell table:formula="of:=1422.51099" office:value-type="float" office:value="1422.51099">
            <text:p>1422.51099</text:p>
          </table:table-cell>
          <table:table-cell table:formula="of:=[.C14]/[.D14]" office:value-type="float" office:value="10.1034952355623">
            <text:p>10.1034952356</text:p>
          </table:table-cell>
          <table:table-cell table:formula="of:=9440579/1000" office:value-type="float" office:value="9440.579">
            <text:p>9440.579</text:p>
          </table:table-cell>
          <table:table-cell table:formula="of:=1768292.5/1000" office:value-type="float" office:value="1768.2925">
            <text:p>1768.2925</text:p>
          </table:table-cell>
          <table:table-cell table:formula="of:=[.F14]/[.G14]" office:value-type="float" office:value="5.33881074539421">
            <text:p>5.3388107454</text:p>
          </table:table-cell>
          <table:table-cell table:formula="of:=[.A14]*[.A14]" office:value-type="float" office:value="264257536">
            <text:p>26425753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Kernel Size</text:p>
          </table:table-cell>
          <table:table-cell office:value-type="string">
            <text:p>CPU Time</text:p>
          </table:table-cell>
          <table:table-cell office:value-type="string">
            <text:p>GPU Time</text:p>
          </table:table-cell>
          <table:table-cell office:value-type="string">
            <text:p>Seperable Gain</text:p>
          </table:table-cell>
          <table:table-cell office:value-type="string">
            <text:p>Throughput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684.74512">
            <text:p>3684.74512</text:p>
          </table:table-cell>
          <table:table-cell office:value-type="float" office:value="273.48199">
            <text:p>273.48199</text:p>
          </table:table-cell>
          <table:table-cell table:formula="of:=[.B17]/[.C17]" office:value-type="float" office:value="13.4734470814696">
            <text:p>13.4734470815</text:p>
          </table:table-cell>
          <table:table-cell office:value-type="float" office:value="0.2454">
            <text:p>0.2454</text:p>
          </table:table-cell>
          <table:table-cell table:formula="of:=[.A17]*[.A17]" office:value-type="float" office:value="25">
            <text:p>25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Default" office:value-type="float" office:value="4336.02881">
            <text:p>4336.02881</text:p>
          </table:table-cell>
          <table:table-cell table:style-name="Default" office:value-type="float" office:value="283.80701">
            <text:p>283.80701</text:p>
          </table:table-cell>
          <table:table-cell table:formula="of:=[.B18]/[.C18]" office:value-type="float" office:value="15.2780891846188">
            <text:p>15.2780891846</text:p>
          </table:table-cell>
          <table:table-cell office:value-type="float" office:value="0.2365">
            <text:p>0.2365</text:p>
          </table:table-cell>
          <table:table-cell table:formula="of:=[.A18]*[.A18]" office:value-type="float" office:value="49">
            <text:p>4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271.31006">
            <text:p>6271.31006</text:p>
          </table:table-cell>
          <table:table-cell office:value-type="float" office:value="232.086">
            <text:p>232.086</text:p>
          </table:table-cell>
          <table:table-cell table:formula="of:=[.B19]/[.C19]" office:value-type="float" office:value="27.0214922916505">
            <text:p>27.0214922917</text:p>
          </table:table-cell>
          <table:table-cell office:value-type="float" office:value="0.2892">
            <text:p>0.2892</text:p>
          </table:table-cell>
          <table:table-cell table:formula="of:=[.A19]*[.A19]" office:value-type="float" office:value="81">
            <text:p>8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float" office:value="9017.64648">
            <text:p>9017.64648</text:p>
          </table:table-cell>
          <table:table-cell table:style-name="Default" office:value-type="float" office:value="231.705">
            <text:p>231.705</text:p>
          </table:table-cell>
          <table:table-cell table:formula="of:=[.B20]/[.C20]" office:value-type="float" office:value="38.9186529423189">
            <text:p>38.9186529423</text:p>
          </table:table-cell>
          <table:table-cell table:style-name="Default" office:value-type="float" office:value="0.2896">
            <text:p>0.2896</text:p>
          </table:table-cell>
          <table:table-cell table:formula="of:=[.A20]*[.A20]" office:value-type="float" office:value="121">
            <text:p>121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236.30371">
            <text:p>9236.30371</text:p>
          </table:table-cell>
          <table:table-cell office:value-type="float" office:value="239.55901">
            <text:p>239.55901</text:p>
          </table:table-cell>
          <table:table-cell table:formula="of:=[.B21]/[.C21]" office:value-type="float" office:value="38.5554428113557">
            <text:p>38.5554428114</text:p>
          </table:table-cell>
          <table:table-cell office:value-type="float" office:value="0.2801">
            <text:p>0.2801</text:p>
          </table:table-cell>
          <table:table-cell table:formula="of:=[.A21]*[.A21]" office:value-type="float" office:value="169">
            <text:p>169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798.81543">
            <text:p>11798.81543</text:p>
          </table:table-cell>
          <table:table-cell office:value-type="float" office:value="239.173">
            <text:p>239.173</text:p>
          </table:table-cell>
          <table:table-cell table:formula="of:=[.B22]/[.C22]" office:value-type="float" office:value="49.3317198429589">
            <text:p>49.331719843</text:p>
          </table:table-cell>
          <table:table-cell office:value-type="float" office:value="0.2806">
            <text:p>0.2806</text:p>
          </table:table-cell>
          <table:table-cell table:formula="of:=[.A22]*[.A22]" office:value-type="float" office:value="225">
            <text:p>225</text:p>
          </table:table-cell>
          <table:table-cell table:number-columns-repeated="101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3631.36914">
            <text:p>13631.36914</text:p>
          </table:table-cell>
          <table:table-cell office:value-type="float" office:value="241.79201">
            <text:p>241.79201</text:p>
          </table:table-cell>
          <table:table-cell table:formula="of:=[.B23]/[.C23]" office:value-type="float" office:value="56.3764250936166">
            <text:p>56.3764250936</text:p>
          </table:table-cell>
          <table:table-cell office:value-type="float" office:value="0.2775">
            <text:p>0.2775</text:p>
          </table:table-cell>
          <table:table-cell table:formula="of:=[.A23]*[.A23]" office:value-type="float" office:value="289">
            <text:p>289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 CUDA Image Gain" table:style-name="ta8" table:print="false">
        <table:table-column table:style-name="co10" table:number-columns-repeated="10" table:default-cell-style-name="Default"/>
        <table:table-row table:style-name="ro3">
          <table:table-cell/>
          <table:table-cell>
            <draw:frame table:end-cell-address="' CUDA Image Gain'.I22" table:end-x="0.1154in" table:end-y="0.0228in" draw:z-index="0" draw:style-name="gr1" svg:width="6.3217in" svg:height="3.7091in" svg:x="0.0406in" svg:y="0.0394in">
              <draw:object draw:notify-on-update-of-ranges="CUDA.B2:CUDA.B14 CUDA.B2:CUDA.B14 CUDA.C1:CUDA.C1 CUDA.C2:CUDA.C14 CUDA.B2:CUDA.B14 CUDA.D1:CUDA.D1 CUDA.D2:CUDA.D14 CUDA.B2:CUDA.B14 CUDA.F1:CUDA.F1 CUDA.F2:CUDA.F14 CUDA.B2:CUDA.B14 CUDA.G1:CUDA.G1 CUDA.G2:CUDA.G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 CUDA Image Gain'.Q22" table:end-x="0.1154in" table:end-y="0.0228in" draw:z-index="1" draw:style-name="gr1" svg:width="6.3016in" svg:height="3.7091in" svg:x="0.0398in" svg:y="0.0394in">
              <draw:object draw:notify-on-update-of-ranges="CUDA.B2:CUDA.B14 CUDA.B2:CUDA.B14 CUDA.E1:CUDA.E1 CUDA.E2:CUDA.E14 CUDA.B2:CUDA.B14 CUDA.H1:CUDA.H1 CUDA.H2:CUDA.H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CUDA Kernel Gain" table:style-name="ta8" table:print="false">
        <table:table-column table:style-name="co10" table:number-columns-repeated="2" table:default-cell-style-name="Default"/>
        <table:table-row table:style-name="ro3">
          <table:table-cell/>
          <table:table-cell>
            <draw:frame table:end-cell-address="'CUDA Kernel Gain'.G22" table:end-x="0.8122in" table:end-y="0.1413in" draw:z-index="0" draw:style-name="gr1" svg:width="5.2197in" svg:height="3.8276in" svg:x="0.0406in" svg:y="0.0394in">
              <draw:object draw:notify-on-update-of-ranges="CUDA.F17:CUDA.F23 CUDA.D16:CUDA.D16 CUDA.D17:CUDA.D23 CUDA.E16:CUDA.E16 CUDA.E17:CUDA.E2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SSE AVX Plots" table:style-name="ta8" table:print="false">
        <table:table-column table:style-name="co10" table:number-columns-repeated="2" table:default-cell-style-name="Default"/>
        <table:table-row table:style-name="ro3">
          <table:table-cell/>
          <table:table-cell>
            <draw:frame table:end-cell-address="'SSE AVX Plots'.I22" table:end-x="0.1154in" table:end-y="0.0228in" draw:z-index="0" draw:style-name="gr1" svg:width="6.3008in" svg:height="3.7091in" svg:x="0.0406in" svg:y="0.0394in">
              <draw:object draw:notify-on-update-of-ranges="Kernel.B29:Kernel.B34 Kernel.B29:Kernel.B34 Kernel.C28:Kernel.C28 Kernel.C29:Kernel.C34 Kernel.B29:Kernel.B34 Kernel.D28:Kernel.D28 Kernel.D29:Kernel.D34 Kernel.B29:Kernel.B34 Kernel.E28:Kernel.E28 Kernel.E29:Kernel.E3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O3" table:style-name="ta8">
        <office:forms form:automatic-focus="false" form:apply-design-mode="false"/>
        <table:shapes>
          <draw:frame draw:z-index="0" draw:style-name="gr1" svg:width="8.6319in" svg:height="4.6626in" svg:x="0.8193in" svg:y="2.1531in">
            <draw:object draw:notify-on-update-of-ranges="O3.B2:O3.B11 O3.B2:O3.B11 O3.C1:O3.C1 O3.C2:O3.C11 O3.B2:O3.B11 O3.D1:O3.D1 O3.D2:O3.D11 O3.B2:O3.B11 O3.E1:O3.E1 O3.E2:O3.E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row table:style-name="ro7">
          <table:table-cell office:value-type="string">
            <text:p>Kernel Dim</text:p>
          </table:table-cell>
          <table:table-cell office:value-type="string">
            <text:p>Kernel Size</text:p>
          </table:table-cell>
          <table:table-cell office:value-type="string">
            <text:p>4_threads</text:p>
          </table:table-cell>
          <table:table-cell office:value-type="string">
            <text:p>4_threads_vectors</text:p>
          </table:table-cell>
          <table:table-cell office:value-type="string">
            <text:p>Gain</text:p>
          </table:table-cell>
        </table:table-row>
        <table:table-row table:style-name="ro7">
          <table:table-cell office:value-type="float" office:value="4">
            <text:p>4</text:p>
          </table:table-cell>
          <table:table-cell table:formula="of:=[.A2]*[.A2]" office:value-type="float" office:value="16">
            <text:p>16</text:p>
          </table:table-cell>
          <table:table-cell table:formula="of:=1.16633" office:value-type="float" office:value="1.16633">
            <text:p>1.16633</text:p>
          </table:table-cell>
          <table:table-cell table:formula="of:=0.809333" office:value-type="float" office:value="0.809333">
            <text:p>0.809333</text:p>
          </table:table-cell>
          <table:table-cell table:formula="of:=[.C2]/[.D2]" office:value-type="float" office:value="1.44110026404459">
            <text:p>1.441100264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formula="of:=[.A3]*[.A3]" office:value-type="float" office:value="64">
            <text:p>64</text:p>
          </table:table-cell>
          <table:table-cell table:formula="of:=4.81133" office:value-type="float" office:value="4.81133">
            <text:p>4.81133</text:p>
          </table:table-cell>
          <table:table-cell table:formula="of:=2.37467" office:value-type="float" office:value="2.37467">
            <text:p>2.37467</text:p>
          </table:table-cell>
          <table:table-cell table:formula="of:=[.C3]/[.D3]" office:value-type="float" office:value="2.02610467980814">
            <text:p>2.0261046798</text:p>
          </table:table-cell>
        </table:table-row>
        <table:table-row table:style-name="ro7">
          <table:table-cell office:value-type="float" office:value="12">
            <text:p>12</text:p>
          </table:table-cell>
          <table:table-cell table:formula="of:=[.A4]*[.A4]" office:value-type="float" office:value="144">
            <text:p>144</text:p>
          </table:table-cell>
          <table:table-cell table:formula="of:=8.648" office:value-type="float" office:value="8.648">
            <text:p>8.648</text:p>
          </table:table-cell>
          <table:table-cell table:formula="of:=2.79067" office:value-type="float" office:value="2.79067">
            <text:p>2.79067</text:p>
          </table:table-cell>
          <table:table-cell table:formula="of:=[.C4]/[.D4]" office:value-type="float" office:value="3.09889739739919">
            <text:p>3.0988973974</text:p>
          </table:table-cell>
        </table:table-row>
        <table:table-row table:style-name="ro7">
          <table:table-cell office:value-type="float" office:value="16">
            <text:p>16</text:p>
          </table:table-cell>
          <table:table-cell table:formula="of:=[.A5]*[.A5]" office:value-type="float" office:value="256">
            <text:p>256</text:p>
          </table:table-cell>
          <table:table-cell table:formula="of:=14.7023" office:value-type="float" office:value="14.7023">
            <text:p>14.7023</text:p>
          </table:table-cell>
          <table:table-cell table:formula="of:=4.22167" office:value-type="float" office:value="4.22167">
            <text:p>4.22167</text:p>
          </table:table-cell>
          <table:table-cell table:formula="of:=[.C5]/[.D5]" office:value-type="float" office:value="3.48257916890709">
            <text:p>3.4825791689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formula="of:=[.A6]*[.A6]" office:value-type="float" office:value="400">
            <text:p>400</text:p>
          </table:table-cell>
          <table:table-cell table:formula="of:=22.5083" office:value-type="float" office:value="22.5083">
            <text:p>22.5083</text:p>
          </table:table-cell>
          <table:table-cell table:formula="of:=6.19367" office:value-type="float" office:value="6.19367">
            <text:p>6.19367</text:p>
          </table:table-cell>
          <table:table-cell table:formula="of:=[.C6]/[.D6]" office:value-type="float" office:value="3.63408124746717">
            <text:p>3.6340812475</text:p>
          </table:table-cell>
        </table:table-row>
        <table:table-row table:style-name="ro7">
          <table:table-cell office:value-type="float" office:value="24">
            <text:p>24</text:p>
          </table:table-cell>
          <table:table-cell table:formula="of:=[.A7]*[.A7]" office:value-type="float" office:value="576">
            <text:p>576</text:p>
          </table:table-cell>
          <table:table-cell table:formula="of:=31.9437" office:value-type="float" office:value="31.9437">
            <text:p>31.9437</text:p>
          </table:table-cell>
          <table:table-cell table:formula="of:=8.42833" office:value-type="float" office:value="8.42833">
            <text:p>8.42833</text:p>
          </table:table-cell>
          <table:table-cell table:formula="of:=[.C7]/[.D7]" office:value-type="float" office:value="3.79003907061067">
            <text:p>3.7900390706</text:p>
          </table:table-cell>
        </table:table-row>
        <table:table-row table:style-name="ro7">
          <table:table-cell office:value-type="float" office:value="28">
            <text:p>28</text:p>
          </table:table-cell>
          <table:table-cell table:formula="of:=[.A8]*[.A8]" office:value-type="float" office:value="784">
            <text:p>784</text:p>
          </table:table-cell>
          <table:table-cell table:formula="of:=43.4587" office:value-type="float" office:value="43.4587">
            <text:p>43.4587</text:p>
          </table:table-cell>
          <table:table-cell table:formula="of:=10.7443" office:value-type="float" office:value="10.7443">
            <text:p>10.7443</text:p>
          </table:table-cell>
          <table:table-cell table:formula="of:=[.C8]/[.D8]" office:value-type="float" office:value="4.04481445976006">
            <text:p>4.0448144598</text:p>
          </table:table-cell>
        </table:table-row>
        <table:table-row table:style-name="ro7">
          <table:table-cell office:value-type="float" office:value="32">
            <text:p>32</text:p>
          </table:table-cell>
          <table:table-cell table:formula="of:=[.A9]*[.A9]" office:value-type="float" office:value="1024">
            <text:p>1024</text:p>
          </table:table-cell>
          <table:table-cell table:formula="of:=62.381" office:value-type="float" office:value="62.381">
            <text:p>62.381</text:p>
          </table:table-cell>
          <table:table-cell table:formula="of:=14.1733" office:value-type="float" office:value="14.1733">
            <text:p>14.1733</text:p>
          </table:table-cell>
          <table:table-cell table:formula="of:=[.C9]/[.D9]" office:value-type="float" office:value="4.40130386007493">
            <text:p>4.4013038601</text:p>
          </table:table-cell>
        </table:table-row>
        <table:table-row table:style-name="ro7">
          <table:table-cell office:value-type="float" office:value="36">
            <text:p>36</text:p>
          </table:table-cell>
          <table:table-cell table:formula="of:=[.A10]*[.A10]" office:value-type="float" office:value="1296">
            <text:p>1296</text:p>
          </table:table-cell>
          <table:table-cell table:formula="of:=72.8467" office:value-type="float" office:value="72.8467">
            <text:p>72.8467</text:p>
          </table:table-cell>
          <table:table-cell table:formula="of:=17.7427" office:value-type="float" office:value="17.7427">
            <text:p>17.7427</text:p>
          </table:table-cell>
          <table:table-cell table:formula="of:=[.C10]/[.D10]" office:value-type="float" office:value="4.10572798953936">
            <text:p>4.1057279895</text:p>
          </table:table-cell>
        </table:table-row>
        <table:table-row table:style-name="ro7">
          <table:table-cell office:value-type="float" office:value="40">
            <text:p>40</text:p>
          </table:table-cell>
          <table:table-cell table:formula="of:=[.A11]*[.A11]" office:value-type="float" office:value="1600">
            <text:p>1600</text:p>
          </table:table-cell>
          <table:table-cell table:formula="of:=98.4383" office:value-type="float" office:value="98.4383">
            <text:p>98.4383</text:p>
          </table:table-cell>
          <table:table-cell table:formula="of:=21.0843" office:value-type="float" office:value="21.0843">
            <text:p>21.0843</text:p>
          </table:table-cell>
          <table:table-cell table:formula="of:=[.C11]/[.D11]" office:value-type="float" office:value="4.66879621329615">
            <text:p>4.6687962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lter" style:display-name="PageStyle_Fil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age" style:display-name="PageStyle_Imag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_20_Plot" style:display-name="PageStyle_Filter Plo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12:05:06</dc:date>
    <meta:generator>LibreOffice/3.5$Linux_X86_64 LibreOffice_project/350m1$Build-2</meta:generator>
    <meta:editing-duration>PT2H35M6S</meta:editing-duration>
    <meta:editing-cycles>30</meta:editing-cycles>
    <dc:creator>omkar </dc:creator>
    <meta:document-statistic meta:table-count="11" meta:cell-count="74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3.769cm" svg:height="14.506cm" xlink:href=".." xlink:type="simple" chart:class="chart:scatter" chart:style-name="ch1">
        <chart:title svg:x="15.266cm" svg:y="0.426cm" chart:style-name="ch2">
          <text:p>Kernel Scaling</text:p>
        </chart:title>
        <chart:legend chart:legend-position="end" svg:x="29.806cm" svg:y="5.211cm" style:legend-expansion="high" chart:style-name="ch3"/>
        <chart:plot-area chart:style-name="ch4" table:cell-range-address="Kernel.B2:Kernel.B7 Kernel.C19:Kernel.D25 Kernel.E19:Kernel.J19 Kernel.H10:Kernel.H12 Kernel.F20:Kernel.J25" chart:data-source-has-labels="row" svg:x="2.749cm" svg:y="2.075cm" svg:width="25.707cm" svg:height="11.16cm">
          <chartooo:coordinate-region svg:x="3.556cm" svg:y="2.274cm" svg:width="24.62cm" svg:height="10.314cm"/>
          <chart:axis chart:dimension="x" chart:name="primary-x" chart:style-name="ch5">
            <chart:title svg:x="13.825cm" svg:y="13.525cm" chart:style-name="ch6">
              <text:p>Kernel Size (Elements)</text:p>
            </chart:title>
          </chart:axis>
          <chart:axis chart:dimension="y" chart:name="primary-y" chart:style-name="ch7">
            <chart:title svg:x="0.451cm" svg:y="7.375cm" chart:style-name="ch6">
              <text:p>Time (ms)</text:p>
            </chart:title>
            <chart:grid chart:style-name="ch8" chart:class="major"/>
          </chart:axis>
          <chart:series chart:style-name="ch9" chart:values-cell-range-address="Kernel.C20:Kernel.C25" chart:label-cell-address="Kernel.C19:Kernel.C19" chart:class="chart:scatter">
            <chart:domain table:cell-range-address="Kernel.B2:Kernel.B7"/>
            <chart:data-point chart:repeated="6"/>
          </chart:series>
          <chart:series chart:style-name="ch10" chart:values-cell-range-address="Kernel.D20:Kernel.D25" chart:label-cell-address="Kernel.D19:Kernel.D19" chart:class="chart:scatter">
            <chart:data-point chart:repeated="6"/>
          </chart:series>
          <chart:series chart:style-name="ch11" chart:values-cell-range-address="Kernel.H10:Kernel.H12" chart:label-cell-address="Kernel.E19:Kernel.E19" chart:class="chart:scatter">
            <chart:domain table:cell-range-address="Kernel.G10:Kernel.G12"/>
            <chart:data-point chart:repeated="3"/>
          </chart:series>
          <chart:series chart:style-name="ch12" chart:values-cell-range-address="Kernel.F20:Kernel.F25" chart:label-cell-address="Kernel.F19:Kernel.F19" chart:class="chart:scatter">
            <chart:data-point chart:repeated="6"/>
          </chart:series>
          <chart:series chart:style-name="ch13" chart:values-cell-range-address="Kernel.G20:Kernel.G25" chart:label-cell-address="Kernel.G19:Kernel.G19" chart:class="chart:scatter">
            <chart:data-point chart:repeated="6"/>
          </chart:series>
          <chart:series chart:style-name="ch14" chart:values-cell-range-address="Kernel.H20:Kernel.H25" chart:label-cell-address="Kernel.H19:Kernel.H19" chart:class="chart:scatter">
            <chart:data-point chart:repeated="6"/>
          </chart:series>
          <chart:series chart:style-name="ch15" chart:values-cell-range-address="Kernel.I20:Kernel.I25" chart:label-cell-address="Kernel.I19:Kernel.I19" chart:class="chart:scatter">
            <chart:data-point chart:repeated="6"/>
          </chart:series>
          <chart:series chart:style-name="ch16" chart:values-cell-range-address="Kernel.J20:Kernel.J25" chart:label-cell-address="Kernel.J19:Kernel.J19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Kernel.C19:Kernel.C19</svg:desc>
                </draw:g>
              </table:table-cell>
              <table:table-cell office:value-type="string">
                <text:p>SSE</text:p>
                <draw:g>
                  <svg:desc>Kernel.D19:Kernel.D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VX</text:p>
                <draw:g>
                  <svg:desc>Kernel.E19:Kernel.E19</svg:desc>
                </draw:g>
              </table:table-cell>
              <table:table-cell office:value-type="string">
                <text:p>OpenMP_4</text:p>
                <draw:g>
                  <svg:desc>Kernel.F19:Kernel.F19</svg:desc>
                </draw:g>
              </table:table-cell>
              <table:table-cell office:value-type="string">
                <text:p>OpenMP_16</text:p>
                <draw:g>
                  <svg:desc>Kernel.G19:Kernel.G19</svg:desc>
                </draw:g>
              </table:table-cell>
              <table:table-cell office:value-type="string">
                <text:p>OpenMP_64</text:p>
                <draw:g>
                  <svg:desc>Kernel.H19:Kernel.H19</svg:desc>
                </draw:g>
              </table:table-cell>
              <table:table-cell office:value-type="string">
                <text:p>OpenCL</text:p>
                <draw:g>
                  <svg:desc>Kernel.I19:Kernel.I19</svg:desc>
                </draw:g>
              </table:table-cell>
              <table:table-cell office:value-type="string">
                <text:p>OpenCL_Vectors</text:p>
                <draw:g>
                  <svg:desc>Kernel.J19:Kernel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Kernel.B2:Kernel.B7</svg:desc>
                </draw:g>
              </table:table-cell>
              <table:table-cell office:value-type="float" office:value="8.3367216700417">
                <text:p>8.3367216700417</text:p>
                <draw:g>
                  <svg:desc>Kernel.C20:Kernel.C25</svg:desc>
                </draw:g>
              </table:table-cell>
              <table:table-cell office:value-type="float" office:value="7.38667">
                <text:p>7.38667</text:p>
                <draw:g>
                  <svg:desc>Kernel.D20:Kernel.D25</svg:desc>
                </draw:g>
              </table:table-cell>
              <table:table-cell office:value-type="float" office:value="64">
                <text:p>64</text:p>
                <draw:g>
                  <svg:desc>Kernel.G10:Kernel.G12</svg:desc>
                </draw:g>
              </table:table-cell>
              <table:table-cell office:value-type="float" office:value="18.5997">
                <text:p>18.5997</text:p>
                <draw:g>
                  <svg:desc>Kernel.H10:Kernel.H12</svg:desc>
                </draw:g>
              </table:table-cell>
              <table:table-cell office:value-type="float" office:value="4.46796475976572">
                <text:p>4.46796475976572</text:p>
                <draw:g>
                  <svg:desc>Kernel.F20:Kernel.F25</svg:desc>
                </draw:g>
              </table:table-cell>
              <table:table-cell office:value-type="float" office:value="1.13647526743176">
                <text:p>1.13647526743176</text:p>
                <draw:g>
                  <svg:desc>Kernel.G20:Kernel.G25</svg:desc>
                </draw:g>
              </table:table-cell>
              <table:table-cell office:value-type="float" office:value="0.34599492600402">
                <text:p>0.34599492600402</text:p>
                <draw:g>
                  <svg:desc>Kernel.H20:Kernel.H25</svg:desc>
                </draw:g>
              </table:table-cell>
              <table:table-cell office:value-type="float" office:value="1.089">
                <text:p>1.089</text:p>
                <draw:g>
                  <svg:desc>Kernel.I20:Kernel.I25</svg:desc>
                </draw:g>
              </table:table-cell>
              <table:table-cell office:value-type="float" office:value="0.782">
                <text:p>0.782</text:p>
                <draw:g>
                  <svg:desc>Kernel.J20:Kernel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9.1031198672186">
                <text:p>29.1031198672186</text:p>
              </table:table-cell>
              <table:table-cell office:value-type="float" office:value="20.2153">
                <text:p>20.2153</text:p>
              </table:table-cell>
              <table:table-cell office:value-type="float" office:value="256">
                <text:p>256</text:p>
              </table:table-cell>
              <table:table-cell office:value-type="float" office:value="61.469">
                <text:p>61.469</text:p>
              </table:table-cell>
              <table:table-cell office:value-type="float" office:value="14.7990092100348">
                <text:p>14.7990092100348</text:p>
              </table:table-cell>
              <table:table-cell office:value-type="float" office:value="3.71859791579961">
                <text:p>3.71859791579961</text:p>
              </table:table-cell>
              <table:table-cell office:value-type="float" office:value="1.13604619893557">
                <text:p>1.13604619893557</text:p>
              </table:table-cell>
              <table:table-cell office:value-type="float" office:value="3.928">
                <text:p>3.928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63.2257242245797">
                <text:p>63.2257242245797</text:p>
              </table:table-cell>
              <table:table-cell office:value-type="float" office:value="40.7937">
                <text:p>40.7937</text:p>
              </table:table-cell>
              <table:table-cell office:value-type="float" office:value="576">
                <text:p>576</text:p>
              </table:table-cell>
              <table:table-cell office:value-type="float" office:value="131.502">
                <text:p>131.502</text:p>
              </table:table-cell>
              <table:table-cell office:value-type="float" office:value="35.8525267656336">
                <text:p>35.8525267656336</text:p>
              </table:table-cell>
              <table:table-cell office:value-type="float" office:value="9.27935131919452">
                <text:p>9.27935131919452</text:p>
              </table:table-cell>
              <table:table-cell office:value-type="float" office:value="2.69731212396127">
                <text:p>2.69731212396127</text:p>
              </table:table-cell>
              <table:table-cell office:value-type="float" office:value="8.168">
                <text:p>8.168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10.333635527297">
                <text:p>110.333635527297</text:p>
              </table:table-cell>
              <table:table-cell office:value-type="float" office:value="70.8543">
                <text:p>70.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116540995927">
                <text:p>59.3116540995927</text:p>
              </table:table-cell>
              <table:table-cell office:value-type="float" office:value="14.8153240899799">
                <text:p>14.8153240899799</text:p>
              </table:table-cell>
              <table:table-cell office:value-type="float" office:value="4.54333436656717">
                <text:p>4.54333436656717</text:p>
              </table:table-cell>
              <table:table-cell office:value-type="float" office:value="14.068">
                <text:p>14.068</text:p>
              </table:table-cell>
              <table:table-cell office:value-type="float" office:value="3.899">
                <text:p>3.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9.549519391934">
                <text:p>169.549519391934</text:p>
              </table:table-cell>
              <table:table-cell office:value-type="float" office:value="104.378">
                <text:p>104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986586400917">
                <text:p>89.9986586400917</text:p>
              </table:table-cell>
              <table:table-cell office:value-type="float" office:value="22.7586152052931">
                <text:p>22.7586152052931</text:p>
              </table:table-cell>
              <table:table-cell office:value-type="float" office:value="6.91433604526447">
                <text:p>6.91433604526447</text:p>
              </table:table-cell>
              <table:table-cell office:value-type="float" office:value="21.489">
                <text:p>21.489</text:p>
              </table:table-cell>
              <table:table-cell office:value-type="float" office:value="5.862">
                <text:p>5.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242.135651350572">
                <text:p>242.135651350572</text:p>
              </table:table-cell>
              <table:table-cell office:value-type="float" office:value="147.271">
                <text:p>147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122076014361">
                <text:p>127.122076014361</text:p>
              </table:table-cell>
              <table:table-cell office:value-type="float" office:value="31.7082903323374">
                <text:p>31.7082903323374</text:p>
              </table:table-cell>
              <table:table-cell office:value-type="float" office:value="9.76494380889878">
                <text:p>9.76494380889878</text:p>
              </table:table-cell>
              <table:table-cell office:value-type="float" office:value="30.377">
                <text:p>30.377</text:p>
              </table:table-cell>
              <table:table-cell office:value-type="float" office:value="7.846">
                <text:p>7.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3.769cm" svg:height="14.486cm" xlink:href=".." xlink:type="simple" chart:class="chart:scatter" chart:style-name="ch1">
        <chart:title svg:x="15.319cm" svg:y="0.425cm" chart:style-name="ch2">
          <text:p>Image Scaling</text:p>
        </chart:title>
        <chart:legend chart:legend-position="end" svg:x="29.806cm" svg:y="5.201cm" style:legend-expansion="high" chart:style-name="ch3"/>
        <chart:plot-area chart:style-name="ch4" table:cell-range-address="Image.B2:Image.J14 Image.C1:Image.J1" chart:data-source-has-labels="row" svg:x="2.749cm" svg:y="2.071cm" svg:width="25.707cm" svg:height="11.145cm">
          <chartooo:coordinate-region svg:x="3.556cm" svg:y="2.27cm" svg:width="24.62cm" svg:height="10.299cm"/>
          <chart:axis chart:dimension="x" chart:name="primary-x" chart:style-name="ch5">
            <chart:title svg:x="13.865cm" svg:y="13.505cm" chart:style-name="ch6">
              <text:p>Image Size (Elements)</text:p>
            </chart:title>
          </chart:axis>
          <chart:axis chart:dimension="y" chart:name="primary-y" chart:style-name="ch5">
            <chart:title svg:x="0.451cm" svg:y="7.363cm" chart:style-name="ch6">
              <text:p>Time (ms)</text:p>
            </chart:title>
            <chart:grid chart:style-name="ch7" chart:class="major"/>
          </chart:axis>
          <chart:series chart:style-name="ch8" chart:values-cell-range-address="Image.C2:Image.C14" chart:label-cell-address="Image.C1:Image.C1" chart:class="chart:scatter">
            <chart:domain table:cell-range-address="Image.B2:Image.B14"/>
            <chart:data-point chart:repeated="13"/>
          </chart:series>
          <chart:series chart:style-name="ch9" chart:values-cell-range-address="Image.D2:Image.D14" chart:label-cell-address="Image.D1:Image.D1" chart:class="chart:scatter">
            <chart:data-point chart:repeated="13"/>
          </chart:series>
          <chart:series chart:style-name="ch10" chart:values-cell-range-address="Image.E2:Image.E14" chart:label-cell-address="Image.E1:Image.E1" chart:class="chart:scatter">
            <chart:data-point chart:repeated="13"/>
          </chart:series>
          <chart:series chart:style-name="ch11" chart:values-cell-range-address="Image.F2:Image.F14" chart:label-cell-address="Image.F1:Image.F1" chart:class="chart:scatter">
            <chart:data-point chart:repeated="13"/>
          </chart:series>
          <chart:series chart:style-name="ch12" chart:values-cell-range-address="Image.G2:Image.G14" chart:label-cell-address="Image.G1:Image.G1" chart:class="chart:scatter">
            <chart:data-point chart:repeated="13"/>
          </chart:series>
          <chart:series chart:style-name="ch13" chart:values-cell-range-address="Image.H2:Image.H14" chart:label-cell-address="Image.H1:Image.H1" chart:class="chart:scatter">
            <chart:data-point chart:repeated="13"/>
          </chart:series>
          <chart:series chart:style-name="ch14" chart:values-cell-range-address="Image.I2:Image.I14" chart:label-cell-address="Image.I1:Image.I1" chart:class="chart:scatter">
            <chart:data-point chart:repeated="13"/>
          </chart:series>
          <chart:series chart:style-name="ch15" chart:values-cell-range-address="Image.J2:Image.J14" chart:label-cell-address="Image.J1:Image.J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Image.C1:Image.C1</svg:desc>
                </draw:g>
              </table:table-cell>
              <table:table-cell office:value-type="string">
                <text:p>SSE</text:p>
                <draw:g>
                  <svg:desc>Image.D1:Image.D1</svg:desc>
                </draw:g>
              </table:table-cell>
              <table:table-cell office:value-type="string">
                <text:p>AVX</text:p>
                <draw:g>
                  <svg:desc>Image.E1:Image.E1</svg:desc>
                </draw:g>
              </table:table-cell>
              <table:table-cell office:value-type="string">
                <text:p>OpenMP_4</text:p>
                <draw:g>
                  <svg:desc>Image.F1:Image.F1</svg:desc>
                </draw:g>
              </table:table-cell>
              <table:table-cell office:value-type="string">
                <text:p>OpenMP_16</text:p>
                <draw:g>
                  <svg:desc>Image.G1:Image.G1</svg:desc>
                </draw:g>
              </table:table-cell>
              <table:table-cell office:value-type="string">
                <text:p>OpenMP_64</text:p>
                <draw:g>
                  <svg:desc>Image.H1:Image.H1</svg:desc>
                </draw:g>
              </table:table-cell>
              <table:table-cell office:value-type="string">
                <text:p>OpenCL</text:p>
                <draw:g>
                  <svg:desc>Image.I1:Image.I1</svg:desc>
                </draw:g>
              </table:table-cell>
              <table:table-cell office:value-type="string">
                <text:p>OpenCL_Vectors</text:p>
                <draw:g>
                  <svg:desc>Image.J1:Imag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Image.B2:Image.B14</svg:desc>
                </draw:g>
              </table:table-cell>
              <table:table-cell office:value-type="float" office:value="26.1397">
                <text:p>26.1397</text:p>
                <draw:g>
                  <svg:desc>Image.C2:Image.C14</svg:desc>
                </draw:g>
              </table:table-cell>
              <table:table-cell office:value-type="float" office:value="16.216">
                <text:p>16.216</text:p>
                <draw:g>
                  <svg:desc>Image.D2:Image.D14</svg:desc>
                </draw:g>
              </table:table-cell>
              <table:table-cell office:value-type="float" office:value="13.4877">
                <text:p>13.4877</text:p>
                <draw:g>
                  <svg:desc>Image.E2:Image.E14</svg:desc>
                </draw:g>
              </table:table-cell>
              <table:table-cell office:value-type="float" office:value="10.96">
                <text:p>10.96</text:p>
                <draw:g>
                  <svg:desc>Image.F2:Image.F14</svg:desc>
                </draw:g>
              </table:table-cell>
              <table:table-cell office:value-type="float" office:value="2.746">
                <text:p>2.746</text:p>
                <draw:g>
                  <svg:desc>Image.G2:Image.G14</svg:desc>
                </draw:g>
              </table:table-cell>
              <table:table-cell office:value-type="float" office:value="0.946">
                <text:p>0.946</text:p>
                <draw:g>
                  <svg:desc>Image.H2:Image.H14</svg:desc>
                </draw:g>
              </table:table-cell>
              <table:table-cell office:value-type="float" office:value="3.41">
                <text:p>3.41</text:p>
                <draw:g>
                  <svg:desc>Image.I2:Image.I14</svg:desc>
                </draw:g>
              </table:table-cell>
              <table:table-cell office:value-type="float" office:value="0.995">
                <text:p>0.995</text:p>
                <draw:g>
                  <svg:desc>Image.J2:Image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0.5097">
                <text:p>40.5097</text:p>
              </table:table-cell>
              <table:table-cell office:value-type="float" office:value="25.2993">
                <text:p>25.2993</text:p>
              </table:table-cell>
              <table:table-cell office:value-type="float" office:value="20.9003">
                <text:p>20.9003</text:p>
              </table:table-cell>
              <table:table-cell office:value-type="float" office:value="17.139">
                <text:p>17.139</text:p>
              </table:table-cell>
              <table:table-cell office:value-type="float" office:value="4.293">
                <text:p>4.293</text:p>
              </table:table-cell>
              <table:table-cell office:value-type="float" office:value="1.337">
                <text:p>1.337</text:p>
              </table:table-cell>
              <table:table-cell office:value-type="float" office:value="5.35633">
                <text:p>5.35633</text:p>
              </table:table-cell>
              <table:table-cell office:value-type="float" office:value="1.55833">
                <text:p>1.55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58.597">
                <text:p>58.597</text:p>
              </table:table-cell>
              <table:table-cell office:value-type="float" office:value="36.3657">
                <text:p>36.3657</text:p>
              </table:table-cell>
              <table:table-cell office:value-type="float" office:value="30.4007">
                <text:p>30.4007</text:p>
              </table:table-cell>
              <table:table-cell office:value-type="float" office:value="24.797">
                <text:p>24.797</text:p>
              </table:table-cell>
              <table:table-cell office:value-type="float" office:value="6.212">
                <text:p>6.212</text:p>
              </table:table-cell>
              <table:table-cell office:value-type="float" office:value="1.90667">
                <text:p>1.90667</text:p>
              </table:table-cell>
              <table:table-cell office:value-type="float" office:value="8.035">
                <text:p>8.035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84.0947">
                <text:p>84.0947</text:p>
              </table:table-cell>
              <table:table-cell office:value-type="float" office:value="49.7027">
                <text:p>49.7027</text:p>
              </table:table-cell>
              <table:table-cell office:value-type="float" office:value="42.0823">
                <text:p>42.0823</text:p>
              </table:table-cell>
              <table:table-cell office:value-type="float" office:value="33.5747">
                <text:p>33.5747</text:p>
              </table:table-cell>
              <table:table-cell office:value-type="float" office:value="8.417">
                <text:p>8.417</text:p>
              </table:table-cell>
              <table:table-cell office:value-type="float" office:value="2.594">
                <text:p>2.594</text:p>
              </table:table-cell>
              <table:table-cell office:value-type="float" office:value="11.0147">
                <text:p>11.0147</text:p>
              </table:table-cell>
              <table:table-cell office:value-type="float" office:value="3.15767">
                <text:p>3.15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12.167">
                <text:p>112.167</text:p>
              </table:table-cell>
              <table:table-cell office:value-type="float" office:value="65.3283">
                <text:p>65.3283</text:p>
              </table:table-cell>
              <table:table-cell office:value-type="float" office:value="53.9237">
                <text:p>53.9237</text:p>
              </table:table-cell>
              <table:table-cell office:value-type="float" office:value="43.9063">
                <text:p>43.9063</text:p>
              </table:table-cell>
              <table:table-cell office:value-type="float" office:value="11.0177">
                <text:p>11.0177</text:p>
              </table:table-cell>
              <table:table-cell office:value-type="float" office:value="3.371">
                <text:p>3.371</text:p>
              </table:table-cell>
              <table:table-cell office:value-type="float" office:value="14.6043">
                <text:p>14.6043</text:p>
              </table:table-cell>
              <table:table-cell office:value-type="float" office:value="4.22333">
                <text:p>4.2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138.299">
                <text:p>138.299</text:p>
              </table:table-cell>
              <table:table-cell office:value-type="float" office:value="82.4397">
                <text:p>82.4397</text:p>
              </table:table-cell>
              <table:table-cell office:value-type="float" office:value="67.8127">
                <text:p>67.8127</text:p>
              </table:table-cell>
              <table:table-cell office:value-type="float" office:value="55.52">
                <text:p>55.52</text:p>
              </table:table-cell>
              <table:table-cell office:value-type="float" office:value="13.9293">
                <text:p>13.9293</text:p>
              </table:table-cell>
              <table:table-cell office:value-type="float" office:value="4.27833">
                <text:p>4.27833</text:p>
              </table:table-cell>
              <table:table-cell office:value-type="float" office:value="17.655">
                <text:p>17.655</text:p>
              </table:table-cell>
              <table:table-cell office:value-type="float" office:value="5.15567">
                <text:p>5.15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.471">
                <text:p>170.471</text:p>
              </table:table-cell>
              <table:table-cell office:value-type="float" office:value="101.053">
                <text:p>101.053</text:p>
              </table:table-cell>
              <table:table-cell office:value-type="float" office:value="83.4737">
                <text:p>83.4737</text:p>
              </table:table-cell>
              <table:table-cell office:value-type="float" office:value="68.532">
                <text:p>68.532</text:p>
              </table:table-cell>
              <table:table-cell office:value-type="float" office:value="17.2827">
                <text:p>17.2827</text:p>
              </table:table-cell>
              <table:table-cell office:value-type="float" office:value="5.29133">
                <text:p>5.29133</text:p>
              </table:table-cell>
              <table:table-cell office:value-type="float" office:value="22.908">
                <text:p>22.908</text:p>
              </table:table-cell>
              <table:table-cell office:value-type="float" office:value="6.61333">
                <text:p>6.6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97.002">
                <text:p>197.002</text:p>
              </table:table-cell>
              <table:table-cell office:value-type="float" office:value="123.388">
                <text:p>123.388</text:p>
              </table:table-cell>
              <table:table-cell office:value-type="float" office:value="102.595">
                <text:p>102.595</text:p>
              </table:table-cell>
              <table:table-cell office:value-type="float" office:value="83.4857">
                <text:p>83.4857</text:p>
              </table:table-cell>
              <table:table-cell office:value-type="float" office:value="20.8023">
                <text:p>20.8023</text:p>
              </table:table-cell>
              <table:table-cell office:value-type="float" office:value="6.37133">
                <text:p>6.37133</text:p>
              </table:table-cell>
              <table:table-cell office:value-type="float" office:value="27.236">
                <text:p>27.236</text:p>
              </table:table-cell>
              <table:table-cell office:value-type="float" office:value="7.71733">
                <text:p>7.71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240.445">
                <text:p>240.445</text:p>
              </table:table-cell>
              <table:table-cell office:value-type="float" office:value="146.2">
                <text:p>146.2</text:p>
              </table:table-cell>
              <table:table-cell office:value-type="float" office:value="120.229">
                <text:p>120.229</text:p>
              </table:table-cell>
              <table:table-cell office:value-type="float" office:value="99.3097">
                <text:p>99.3097</text:p>
              </table:table-cell>
              <table:table-cell office:value-type="float" office:value="24.901">
                <text:p>24.901</text:p>
              </table:table-cell>
              <table:table-cell office:value-type="float" office:value="9.112">
                <text:p>9.112</text:p>
              </table:table-cell>
              <table:table-cell office:value-type="float" office:value="33.3883">
                <text:p>33.3883</text:p>
              </table:table-cell>
              <table:table-cell office:value-type="float" office:value="9.518">
                <text:p>9.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277.125">
                <text:p>277.125</text:p>
              </table:table-cell>
              <table:table-cell office:value-type="float" office:value="170.648">
                <text:p>170.648</text:p>
              </table:table-cell>
              <table:table-cell office:value-type="float" office:value="141.622">
                <text:p>141.622</text:p>
              </table:table-cell>
              <table:table-cell office:value-type="float" office:value="116.557">
                <text:p>116.557</text:p>
              </table:table-cell>
              <table:table-cell office:value-type="float" office:value="28.9677">
                <text:p>28.9677</text:p>
              </table:table-cell>
              <table:table-cell office:value-type="float" office:value="9.02267">
                <text:p>9.02267</text:p>
              </table:table-cell>
              <table:table-cell office:value-type="float" office:value="37.522">
                <text:p>37.522</text:p>
              </table:table-cell>
              <table:table-cell office:value-type="float" office:value="10.7497">
                <text:p>10.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">
                <text:p>196</text:p>
              </table:table-cell>
              <table:table-cell office:value-type="float" office:value="319.719">
                <text:p>319.719</text:p>
              </table:table-cell>
              <table:table-cell office:value-type="float" office:value="198.318">
                <text:p>198.318</text:p>
              </table:table-cell>
              <table:table-cell office:value-type="float" office:value="164.196">
                <text:p>164.196</text:p>
              </table:table-cell>
              <table:table-cell office:value-type="float" office:value="134.449">
                <text:p>134.449</text:p>
              </table:table-cell>
              <table:table-cell office:value-type="float" office:value="33.653">
                <text:p>33.653</text:p>
              </table:table-cell>
              <table:table-cell office:value-type="float" office:value="10.3977">
                <text:p>10.3977</text:p>
              </table:table-cell>
              <table:table-cell office:value-type="float" office:value="53.235">
                <text:p>53.235</text:p>
              </table:table-cell>
              <table:table-cell office:value-type="float" office:value="12.498">
                <text:p>12.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364.629">
                <text:p>364.629</text:p>
              </table:table-cell>
              <table:table-cell office:value-type="float" office:value="227.099">
                <text:p>227.099</text:p>
              </table:table-cell>
              <table:table-cell office:value-type="float" office:value="188.062">
                <text:p>188.062</text:p>
              </table:table-cell>
              <table:table-cell office:value-type="float" office:value="154.941">
                <text:p>154.941</text:p>
              </table:table-cell>
              <table:table-cell office:value-type="float" office:value="46.7747">
                <text:p>46.7747</text:p>
              </table:table-cell>
              <table:table-cell office:value-type="float" office:value="12.56">
                <text:p>12.56</text:p>
              </table:table-cell>
              <table:table-cell office:value-type="float" office:value="67.3223">
                <text:p>67.3223</text:p>
              </table:table-cell>
              <table:table-cell office:value-type="float" office:value="14.501">
                <text:p>14.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415.471">
                <text:p>415.471</text:p>
              </table:table-cell>
              <table:table-cell office:value-type="float" office:value="259.003">
                <text:p>259.003</text:p>
              </table:table-cell>
              <table:table-cell office:value-type="float" office:value="215.066">
                <text:p>215.066</text:p>
              </table:table-cell>
              <table:table-cell office:value-type="float" office:value="175.774">
                <text:p>175.774</text:p>
              </table:table-cell>
              <table:table-cell office:value-type="float" office:value="43.8963">
                <text:p>43.8963</text:p>
              </table:table-cell>
              <table:table-cell office:value-type="float" office:value="13.527">
                <text:p>13.527</text:p>
              </table:table-cell>
              <table:table-cell office:value-type="float" office:value="108.109">
                <text:p>108.109</text:p>
              </table:table-cell>
              <table:table-cell office:value-type="float" office:value="15.088">
                <text:p>15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33.593cm" svg:height="14.5cm" xlink:href=".." xlink:type="simple" chart:class="chart:scatter" chart:style-name="ch1">
        <chart:title svg:x="15.178cm" svg:y="0.426cm" chart:style-name="ch2">
          <text:p>Kernel Scaling</text:p>
        </chart:title>
        <chart:legend chart:legend-position="end" svg:x="29.63cm" svg:y="4.959cm" style:legend-expansion="high" chart:style-name="ch3"/>
        <chart:plot-area chart:style-name="ch4" table:cell-range-address="Kernel.B2:Kernel.B7 Kernel.C28:Kernel.J34 CUDA.D16:CUDA.D23" chart:data-source-has-labels="row" svg:x="1.925cm" svg:y="2.075cm" svg:width="26.363cm" svg:height="11.154cm">
          <chartooo:coordinate-region svg:x="2.546cm" svg:y="2.274cm" svg:width="25.462cm" svg:height="10.308cm"/>
          <chart:axis chart:dimension="x" chart:name="primary-x" chart:style-name="ch5">
            <chart:title svg:x="13.329cm" svg:y="13.519cm" chart:style-name="ch6">
              <text:p>Kernel Size (Elements)</text:p>
            </chart:title>
          </chart:axis>
          <chart:axis chart:dimension="y" chart:name="primary-y" chart:style-name="ch7">
            <chart:title svg:x="0.451cm" svg:y="7.372cm" chart:style-name="ch6">
              <text:p>Gain</text:p>
            </chart:title>
            <chart:grid chart:style-name="ch8" chart:class="major"/>
          </chart:axis>
          <chart:series chart:style-name="ch9" chart:values-cell-range-address="Kernel.C29:Kernel.C34" chart:label-cell-address="Kernel.C28:Kernel.C28" chart:class="chart:scatter">
            <chart:domain table:cell-range-address="Kernel.B2:Kernel.B7"/>
            <chart:data-point chart:repeated="6"/>
          </chart:series>
          <chart:series chart:style-name="ch10" chart:values-cell-range-address="Kernel.D29:Kernel.D34" chart:label-cell-address="Kernel.D28:Kernel.D28" chart:class="chart:scatter">
            <chart:data-point chart:repeated="6"/>
          </chart:series>
          <chart:series chart:style-name="ch11" chart:values-cell-range-address="Kernel.E29:Kernel.E34" chart:label-cell-address="Kernel.E28:Kernel.E28" chart:class="chart:scatter">
            <chart:data-point chart:repeated="6"/>
          </chart:series>
          <chart:series chart:style-name="ch12" chart:values-cell-range-address="Kernel.F29:Kernel.F34" chart:label-cell-address="Kernel.F28:Kernel.F28" chart:class="chart:scatter">
            <chart:data-point chart:repeated="6"/>
          </chart:series>
          <chart:series chart:style-name="ch13" chart:values-cell-range-address="Kernel.G29:Kernel.G34" chart:label-cell-address="Kernel.G28:Kernel.G28" chart:class="chart:scatter">
            <chart:data-point chart:repeated="6"/>
          </chart:series>
          <chart:series chart:style-name="ch14" chart:values-cell-range-address="Kernel.H29:Kernel.H34" chart:label-cell-address="Kernel.H28:Kernel.H28" chart:class="chart:scatter">
            <chart:data-point chart:repeated="6"/>
          </chart:series>
          <chart:series chart:style-name="ch15" chart:values-cell-range-address="Kernel.I29:Kernel.I34" chart:label-cell-address="Kernel.I28:Kernel.I28" chart:class="chart:scatter">
            <chart:data-point chart:repeated="6"/>
          </chart:series>
          <chart:series chart:style-name="ch16" chart:values-cell-range-address="Kernel.J29:Kernel.J34" chart:label-cell-address="Kernel.J28:Kernel.J28" chart:class="chart:scatter">
            <chart:data-point chart:repeated="6"/>
          </chart:series>
          <chart:series chart:style-name="ch17" chart:values-cell-range-address="CUDA.D17:CUDA.D23" chart:label-cell-address="CUDA.D16:CUDA.D16" chart:class="chart:scatter">
            <chart:domain table:cell-range-address="CUDA.F17:CUDA.F23"/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Kernel.C28:Kernel.C28</svg:desc>
                </draw:g>
              </table:table-cell>
              <table:table-cell office:value-type="string">
                <text:p>SSE</text:p>
                <draw:g>
                  <svg:desc>Kernel.D28:Kernel.D28</svg:desc>
                </draw:g>
              </table:table-cell>
              <table:table-cell office:value-type="string">
                <text:p>AVX</text:p>
                <draw:g>
                  <svg:desc>Kernel.E28:Kernel.E28</svg:desc>
                </draw:g>
              </table:table-cell>
              <table:table-cell office:value-type="string">
                <text:p>OpenMP_4</text:p>
                <draw:g>
                  <svg:desc>Kernel.F28:Kernel.F28</svg:desc>
                </draw:g>
              </table:table-cell>
              <table:table-cell office:value-type="string">
                <text:p>OpenMP_16</text:p>
                <draw:g>
                  <svg:desc>Kernel.G28:Kernel.G28</svg:desc>
                </draw:g>
              </table:table-cell>
              <table:table-cell office:value-type="string">
                <text:p>OpenMP_64</text:p>
                <draw:g>
                  <svg:desc>Kernel.H28:Kernel.H28</svg:desc>
                </draw:g>
              </table:table-cell>
              <table:table-cell office:value-type="string">
                <text:p>OpenCL</text:p>
                <draw:g>
                  <svg:desc>Kernel.I28:Kernel.I28</svg:desc>
                </draw:g>
              </table:table-cell>
              <table:table-cell office:value-type="string">
                <text:p>OpenCL_Vectors</text:p>
                <draw:g>
                  <svg:desc>Kernel.J28:Kernel.J2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Seperable Gain</text:p>
                <draw:g>
                  <svg:desc>CUDA.D16:CUDA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Kernel.B2:Kernel.B7</svg:desc>
                </draw:g>
              </table:table-cell>
              <table:table-cell office:value-type="float" office:value="1">
                <text:p>1</text:p>
                <draw:g>
                  <svg:desc>Kernel.C29:Kernel.C34</svg:desc>
                </draw:g>
              </table:table-cell>
              <table:table-cell office:value-type="float" office:value="1.12861704530481">
                <text:p>1.12861704530481</text:p>
                <draw:g>
                  <svg:desc>Kernel.D29:Kernel.D34</svg:desc>
                </draw:g>
              </table:table-cell>
              <table:table-cell office:value-type="float" office:value="NaN">
                <text:p>NaN</text:p>
                <draw:g>
                  <svg:desc>Kernel.E29:Kernel.E34</svg:desc>
                </draw:g>
              </table:table-cell>
              <table:table-cell office:value-type="float" office:value="1.86588796427276">
                <text:p>1.86588796427276</text:p>
                <draw:g>
                  <svg:desc>Kernel.F29:Kernel.F34</svg:desc>
                </draw:g>
              </table:table-cell>
              <table:table-cell office:value-type="float" office:value="7.33559445502168">
                <text:p>7.33559445502168</text:p>
                <draw:g>
                  <svg:desc>Kernel.G29:Kernel.G34</svg:desc>
                </draw:g>
              </table:table-cell>
              <table:table-cell office:value-type="float" office:value="24.0949246462211">
                <text:p>24.0949246462211</text:p>
                <draw:g>
                  <svg:desc>Kernel.H29:Kernel.H34</svg:desc>
                </draw:g>
              </table:table-cell>
              <table:table-cell office:value-type="float" office:value="7.65539179985463">
                <text:p>7.65539179985463</text:p>
                <draw:g>
                  <svg:desc>Kernel.I29:Kernel.I34</svg:desc>
                </draw:g>
              </table:table-cell>
              <table:table-cell office:value-type="float" office:value="10.6607693990303">
                <text:p>10.6607693990303</text:p>
                <draw:g>
                  <svg:desc>Kernel.J29:Kernel.J34</svg:desc>
                </draw:g>
              </table:table-cell>
              <table:table-cell office:value-type="float" office:value="25">
                <text:p>25</text:p>
                <draw:g>
                  <svg:desc>CUDA.F17:CUDA.F23</svg:desc>
                </draw:g>
              </table:table-cell>
              <table:table-cell office:value-type="float" office:value="13.4734470814696">
                <text:p>13.4734470814696</text:p>
                <draw:g>
                  <svg:desc>CUDA.D17:CUD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43965807419225">
                <text:p>1.43965807419225</text:p>
              </table:table-cell>
              <table:table-cell office:value-type="float" office:value="1.56470910107252">
                <text:p>1.56470910107252</text:p>
              </table:table-cell>
              <table:table-cell office:value-type="float" office:value="1.96655866985234">
                <text:p>1.96655866985234</text:p>
              </table:table-cell>
              <table:table-cell office:value-type="float" office:value="7.82636911174641">
                <text:p>7.82636911174641</text:p>
              </table:table-cell>
              <table:table-cell office:value-type="float" office:value="25.6179017142852">
                <text:p>25.6179017142852</text:p>
              </table:table-cell>
              <table:table-cell office:value-type="float" office:value="7.40914456904751">
                <text:p>7.40914456904751</text:p>
              </table:table-cell>
              <table:table-cell office:value-type="float" office:value="19.8520599367112">
                <text:p>19.8520599367112</text:p>
              </table:table-cell>
              <table:table-cell office:value-type="float" office:value="49">
                <text:p>49</text:p>
              </table:table-cell>
              <table:table-cell office:value-type="float" office:value="15.2780891846188">
                <text:p>15.2780891846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.54988942470479">
                <text:p>1.54988942470479</text:p>
              </table:table-cell>
              <table:table-cell office:value-type="float" office:value="NaN">
                <text:p>NaN</text:p>
              </table:table-cell>
              <table:table-cell office:value-type="float" office:value="1.76349423397362">
                <text:p>1.76349423397362</text:p>
              </table:table-cell>
              <table:table-cell office:value-type="float" office:value="6.81359311116889">
                <text:p>6.81359311116889</text:p>
              </table:table-cell>
              <table:table-cell office:value-type="float" office:value="23.440269912748">
                <text:p>23.440269912748</text:p>
              </table:table-cell>
              <table:table-cell office:value-type="float" office:value="7.74066163376343">
                <text:p>7.74066163376343</text:p>
              </table:table-cell>
              <table:table-cell office:value-type="float" office:value="24.2615979372908">
                <text:p>24.2615979372908</text:p>
              </table:table-cell>
              <table:table-cell office:value-type="float" office:value="81">
                <text:p>81</text:p>
              </table:table-cell>
              <table:table-cell office:value-type="float" office:value="27.0214922916505">
                <text:p>27.021492291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.55719039673382">
                <text:p>1.55719039673382</text:p>
              </table:table-cell>
              <table:table-cell office:value-type="float" office:value="1.79494762444967">
                <text:p>1.79494762444967</text:p>
              </table:table-cell>
              <table:table-cell office:value-type="float" office:value="1.86023534838585">
                <text:p>1.86023534838585</text:p>
              </table:table-cell>
              <table:table-cell office:value-type="float" office:value="7.4472643903834">
                <text:p>7.4472643903834</text:p>
              </table:table-cell>
              <table:table-cell office:value-type="float" office:value="24.2847271684875">
                <text:p>24.2847271684875</text:p>
              </table:table-cell>
              <table:table-cell office:value-type="float" office:value="7.84287997777202">
                <text:p>7.84287997777202</text:p>
              </table:table-cell>
              <table:table-cell office:value-type="float" office:value="28.2979316561418">
                <text:p>28.2979316561418</text:p>
              </table:table-cell>
              <table:table-cell office:value-type="float" office:value="121">
                <text:p>121</text:p>
              </table:table-cell>
              <table:table-cell office:value-type="float" office:value="38.9186529423189">
                <text:p>38.918652942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.62437984433438">
                <text:p>1.62437984433438</text:p>
              </table:table-cell>
              <table:table-cell office:value-type="float" office:value="NaN">
                <text:p>NaN</text:p>
              </table:table-cell>
              <table:table-cell office:value-type="float" office:value="1.88391162661623">
                <text:p>1.88391162661623</text:p>
              </table:table-cell>
              <table:table-cell office:value-type="float" office:value="7.44990492007178">
                <text:p>7.44990492007178</text:p>
              </table:table-cell>
              <table:table-cell office:value-type="float" office:value="24.5214462071244">
                <text:p>24.5214462071244</text:p>
              </table:table-cell>
              <table:table-cell office:value-type="float" office:value="7.89006093312549">
                <text:p>7.89006093312549</text:p>
              </table:table-cell>
              <table:table-cell office:value-type="float" office:value="28.9234935844309">
                <text:p>28.9234935844309</text:p>
              </table:table-cell>
              <table:table-cell office:value-type="float" office:value="169">
                <text:p>169</text:p>
              </table:table-cell>
              <table:table-cell office:value-type="float" office:value="38.5554428113557">
                <text:p>38.5554428113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1">
                <text:p>1</text:p>
              </table:table-cell>
              <table:table-cell office:value-type="float" office:value="1.64415024920434">
                <text:p>1.64415024920434</text:p>
              </table:table-cell>
              <table:table-cell office:value-type="float" office:value="1.84130774703481">
                <text:p>1.84130774703481</text:p>
              </table:table-cell>
              <table:table-cell office:value-type="float" office:value="1.90474903291555">
                <text:p>1.90474903291555</text:p>
              </table:table-cell>
              <table:table-cell office:value-type="float" office:value="7.63635152866102">
                <text:p>7.63635152866102</text:p>
              </table:table-cell>
              <table:table-cell office:value-type="float" office:value="24.7964203470289">
                <text:p>24.7964203470289</text:p>
              </table:table-cell>
              <table:table-cell office:value-type="float" office:value="7.9710192366123">
                <text:p>7.9710192366123</text:p>
              </table:table-cell>
              <table:table-cell office:value-type="float" office:value="30.8610312707841">
                <text:p>30.8610312707841</text:p>
              </table:table-cell>
              <table:table-cell office:value-type="float" office:value="225">
                <text:p>225</text:p>
              </table:table-cell>
              <table:table-cell office:value-type="float" office:value="49.3317198429589">
                <text:p>49.3317198429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56.3764250936166">
                <text:p>56.3764250936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inimum="0" chart:maximum="27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29.06cm" svg:height="15.715cm" xlink:href=".." xlink:type="simple" chart:class="chart:scatter" chart:style-name="ch1">
        <chart:title svg:x="12.965cm" svg:y="0.45cm" chart:style-name="ch2">
          <text:p>Image Scaling</text:p>
        </chart:title>
        <chart:legend chart:legend-position="top" svg:x="5.623cm" svg:y="1.727cm" style:legend-expansion="wide" chart:style-name="ch3"/>
        <chart:plot-area chart:style-name="ch4" table:cell-range-address="Image.B2:Image.B14 Image.C16:Image.J29 CUDA.E1:CUDA.E14 CUDA.H1:CUDA.H14" chart:data-source-has-labels="row" svg:x="1.835cm" svg:y="3.452cm" svg:width="26.063cm" svg:height="10.968cm">
          <chartooo:coordinate-region svg:x="2.456cm" svg:y="3.651cm" svg:width="25.442cm" svg:height="10.122cm"/>
          <chart:axis chart:dimension="x" chart:name="primary-x" chart:style-name="ch5">
            <chart:title svg:x="12.666cm" svg:y="14.734cm" chart:style-name="ch6">
              <text:p>Image Size (x 1E6 Elements)</text:p>
            </chart:title>
          </chart:axis>
          <chart:axis chart:dimension="y" chart:name="primary-y" chart:style-name="ch7">
            <chart:title svg:x="0.451cm" svg:y="8.656cm" chart:style-name="ch6">
              <text:p>Gain</text:p>
            </chart:title>
            <chart:grid chart:style-name="ch8" chart:class="major"/>
          </chart:axis>
          <chart:series chart:style-name="ch9" chart:values-cell-range-address="Image.C17:Image.C29" chart:label-cell-address="Image.C16:Image.C16" chart:class="chart:scatter">
            <chart:domain table:cell-range-address="Image.B2:Image.B14"/>
            <chart:data-point chart:repeated="13"/>
          </chart:series>
          <chart:series chart:style-name="ch10" chart:values-cell-range-address="Image.D17:Image.D29" chart:label-cell-address="Image.D16:Image.D16" chart:class="chart:scatter">
            <chart:data-point chart:repeated="13"/>
          </chart:series>
          <chart:series chart:style-name="ch11" chart:values-cell-range-address="Image.E17:Image.E29" chart:label-cell-address="Image.E16:Image.E16" chart:class="chart:scatter">
            <chart:data-point chart:repeated="13"/>
          </chart:series>
          <chart:series chart:style-name="ch12" chart:values-cell-range-address="Image.F17:Image.F29" chart:label-cell-address="Image.F16:Image.F16" chart:class="chart:scatter">
            <chart:data-point chart:repeated="13"/>
          </chart:series>
          <chart:series chart:style-name="ch13" chart:values-cell-range-address="Image.G17:Image.G29" chart:label-cell-address="Image.G16:Image.G16" chart:class="chart:scatter">
            <chart:data-point chart:repeated="13"/>
          </chart:series>
          <chart:series chart:style-name="ch14" chart:values-cell-range-address="Image.H17:Image.H29" chart:label-cell-address="Image.H16:Image.H16" chart:class="chart:scatter">
            <chart:data-point chart:repeated="13"/>
          </chart:series>
          <chart:series chart:style-name="ch15" chart:values-cell-range-address="Image.I17:Image.I29" chart:label-cell-address="Image.I16:Image.I16" chart:class="chart:scatter">
            <chart:data-point chart:repeated="13"/>
          </chart:series>
          <chart:series chart:style-name="ch16" chart:values-cell-range-address="Image.J17:Image.J29" chart:label-cell-address="Image.J16:Image.J16" chart:class="chart:scatter">
            <chart:data-point chart:repeated="13"/>
          </chart:series>
          <chart:series chart:style-name="ch17" chart:values-cell-range-address="CUDA.E2:CUDA.E14" chart:label-cell-address="CUDA.E1:CUDA.E1" chart:class="chart:scatter">
            <chart:domain table:cell-range-address="CUDA.B2:CUDA.B14"/>
            <chart:data-point chart:repeated="13"/>
          </chart:series>
          <chart:series chart:style-name="ch18" chart:values-cell-range-address="CUDA.H2:CUDA.H14" chart:label-cell-address="CUDA.H1:CUDA.H1" chart:class="chart:scatter">
            <chart:domain table:cell-range-address="CUDA.B2:CUDA.B14"/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Image.C16:Image.C16</svg:desc>
                </draw:g>
              </table:table-cell>
              <table:table-cell office:value-type="string">
                <text:p>SSE</text:p>
                <draw:g>
                  <svg:desc>Image.D16:Image.D16</svg:desc>
                </draw:g>
              </table:table-cell>
              <table:table-cell office:value-type="string">
                <text:p>AVX</text:p>
                <draw:g>
                  <svg:desc>Image.E16:Image.E16</svg:desc>
                </draw:g>
              </table:table-cell>
              <table:table-cell office:value-type="string">
                <text:p>OpenMP_4</text:p>
                <draw:g>
                  <svg:desc>Image.F16:Image.F16</svg:desc>
                </draw:g>
              </table:table-cell>
              <table:table-cell office:value-type="string">
                <text:p>OpenMP_16</text:p>
                <draw:g>
                  <svg:desc>Image.G16:Image.G16</svg:desc>
                </draw:g>
              </table:table-cell>
              <table:table-cell office:value-type="string">
                <text:p>OpenMP_64</text:p>
                <draw:g>
                  <svg:desc>Image.H16:Image.H16</svg:desc>
                </draw:g>
              </table:table-cell>
              <table:table-cell office:value-type="string">
                <text:p>OpenCL</text:p>
                <draw:g>
                  <svg:desc>Image.I16:Image.I16</svg:desc>
                </draw:g>
              </table:table-cell>
              <table:table-cell office:value-type="string">
                <text:p>OpenCL_Vectors</text:p>
                <draw:g>
                  <svg:desc>Image.J16:Image.J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UDA Seperable Gain</text:p>
                <draw:g>
                  <svg:desc>CUDA.E1:CUDA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UDA Normal Gain</text:p>
                <draw:g>
                  <svg:desc>CUDA.H1:CUD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Image.B2:Image.B14</svg:desc>
                </draw:g>
              </table:table-cell>
              <table:table-cell office:value-type="float" office:value="1">
                <text:p>1</text:p>
                <draw:g>
                  <svg:desc>Image.C17:Image.C29</svg:desc>
                </draw:g>
              </table:table-cell>
              <table:table-cell office:value-type="float" office:value="1.61196965959546">
                <text:p>1.61196965959546</text:p>
                <draw:g>
                  <svg:desc>Image.D17:Image.D29</svg:desc>
                </draw:g>
              </table:table-cell>
              <table:table-cell office:value-type="float" office:value="1.93803984370945">
                <text:p>1.93803984370945</text:p>
                <draw:g>
                  <svg:desc>Image.E17:Image.E29</svg:desc>
                </draw:g>
              </table:table-cell>
              <table:table-cell office:value-type="float" office:value="2.38500912408759">
                <text:p>2.38500912408759</text:p>
                <draw:g>
                  <svg:desc>Image.F17:Image.F29</svg:desc>
                </draw:g>
              </table:table-cell>
              <table:table-cell office:value-type="float" office:value="9.51919155134742">
                <text:p>9.51919155134742</text:p>
                <draw:g>
                  <svg:desc>Image.G17:Image.G29</svg:desc>
                </draw:g>
              </table:table-cell>
              <table:table-cell office:value-type="float" office:value="27.6318181818182">
                <text:p>27.6318181818182</text:p>
                <draw:g>
                  <svg:desc>Image.H17:Image.H29</svg:desc>
                </draw:g>
              </table:table-cell>
              <table:table-cell office:value-type="float" office:value="7.66560117302053">
                <text:p>7.66560117302053</text:p>
                <draw:g>
                  <svg:desc>Image.I17:Image.I29</svg:desc>
                </draw:g>
              </table:table-cell>
              <table:table-cell office:value-type="float" office:value="26.2710552763819">
                <text:p>26.2710552763819</text:p>
                <draw:g>
                  <svg:desc>Image.J17:Image.J29</svg:desc>
                </draw:g>
              </table:table-cell>
              <table:table-cell office:value-type="float" office:value="15.745024">
                <text:p>15.745024</text:p>
                <draw:g>
                  <svg:desc>CUDA.B2:CUDA.B14</svg:desc>
                </draw:g>
              </table:table-cell>
              <table:table-cell office:value-type="float" office:value="13.596438306086">
                <text:p>13.596438306086</text:p>
                <draw:g>
                  <svg:desc>CUDA.E2:CUDA.E14</svg:desc>
                </draw:g>
              </table:table-cell>
              <table:table-cell office:value-type="float" office:value="15.745024">
                <text:p>15.745024</text:p>
                <draw:g>
                  <svg:desc>CUDA.B2:CUDA.B14</svg:desc>
                </draw:g>
              </table:table-cell>
              <table:table-cell office:value-type="float" office:value="5.12226891123079">
                <text:p>5.12226891123079</text:p>
                <draw:g>
                  <svg:desc>CUDA.H2:CUDA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60121821552375">
                <text:p>1.60121821552375</text:p>
              </table:table-cell>
              <table:table-cell office:value-type="float" office:value="1.93823533633489">
                <text:p>1.93823533633489</text:p>
              </table:table-cell>
              <table:table-cell office:value-type="float" office:value="2.36359764280296">
                <text:p>2.36359764280296</text:p>
              </table:table-cell>
              <table:table-cell office:value-type="float" office:value="9.43622175634754">
                <text:p>9.43622175634754</text:p>
              </table:table-cell>
              <table:table-cell office:value-type="float" office:value="30.2989528795812">
                <text:p>30.2989528795812</text:p>
              </table:table-cell>
              <table:table-cell office:value-type="float" office:value="7.56295821952718">
                <text:p>7.56295821952718</text:p>
              </table:table-cell>
              <table:table-cell office:value-type="float" office:value="25.9955850172942">
                <text:p>25.9955850172942</text:p>
              </table:table-cell>
              <table:table-cell office:value-type="float" office:value="24.920064">
                <text:p>24.920064</text:p>
              </table:table-cell>
              <table:table-cell office:value-type="float" office:value="10.3384737696816">
                <text:p>10.3384737696816</text:p>
              </table:table-cell>
              <table:table-cell office:value-type="float" office:value="24.920064">
                <text:p>24.920064</text:p>
              </table:table-cell>
              <table:table-cell office:value-type="float" office:value="5.63833583254581">
                <text:p>5.63833583254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61132605724625">
                <text:p>1.61132605724625</text:p>
              </table:table-cell>
              <table:table-cell office:value-type="float" office:value="1.92748851177769">
                <text:p>1.92748851177769</text:p>
              </table:table-cell>
              <table:table-cell office:value-type="float" office:value="2.36306811307819">
                <text:p>2.36306811307819</text:p>
              </table:table-cell>
              <table:table-cell office:value-type="float" office:value="9.43287186091436">
                <text:p>9.43287186091436</text:p>
              </table:table-cell>
              <table:table-cell office:value-type="float" office:value="30.7326385793032">
                <text:p>30.7326385793032</text:p>
              </table:table-cell>
              <table:table-cell office:value-type="float" office:value="7.29271935283136">
                <text:p>7.29271935283136</text:p>
              </table:table-cell>
              <table:table-cell office:value-type="float" office:value="22.545979222778">
                <text:p>22.545979222778</text:p>
              </table:table-cell>
              <table:table-cell office:value-type="float" office:value="36.192256">
                <text:p>36.192256</text:p>
              </table:table-cell>
              <table:table-cell office:value-type="float" office:value="8.7679374994478">
                <text:p>8.7679374994478</text:p>
              </table:table-cell>
              <table:table-cell office:value-type="float" office:value="36.192256">
                <text:p>36.192256</text:p>
              </table:table-cell>
              <table:table-cell office:value-type="float" office:value="4.75164050461185">
                <text:p>4.75164050461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.6919543606283">
                <text:p>1.6919543606283</text:p>
              </table:table-cell>
              <table:table-cell office:value-type="float" office:value="1.99833896911528">
                <text:p>1.99833896911528</text:p>
              </table:table-cell>
              <table:table-cell office:value-type="float" office:value="2.50470443518483">
                <text:p>2.50470443518483</text:p>
              </table:table-cell>
              <table:table-cell office:value-type="float" office:value="9.99105381965071">
                <text:p>9.99105381965071</text:p>
              </table:table-cell>
              <table:table-cell office:value-type="float" office:value="32.4189282960679">
                <text:p>32.4189282960679</text:p>
              </table:table-cell>
              <table:table-cell office:value-type="float" office:value="7.63476989840849">
                <text:p>7.63476989840849</text:p>
              </table:table-cell>
              <table:table-cell office:value-type="float" office:value="26.6318836357187">
                <text:p>26.6318836357187</text:p>
              </table:table-cell>
              <table:table-cell office:value-type="float" office:value="49.5616">
                <text:p>49.5616</text:p>
              </table:table-cell>
              <table:table-cell office:value-type="float" office:value="11.5256221599029">
                <text:p>11.5256221599029</text:p>
              </table:table-cell>
              <table:table-cell office:value-type="float" office:value="49.5616">
                <text:p>49.5616</text:p>
              </table:table-cell>
              <table:table-cell office:value-type="float" office:value="5.41054261661834">
                <text:p>5.41054261661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71697411382203">
                <text:p>1.71697411382203</text:p>
              </table:table-cell>
              <table:table-cell office:value-type="float" office:value="2.08010577909157">
                <text:p>2.08010577909157</text:p>
              </table:table-cell>
              <table:table-cell office:value-type="float" office:value="2.55469032917827">
                <text:p>2.55469032917827</text:p>
              </table:table-cell>
              <table:table-cell office:value-type="float" office:value="10.1806184593881">
                <text:p>10.1806184593881</text:p>
              </table:table-cell>
              <table:table-cell office:value-type="float" office:value="33.2741026401661">
                <text:p>33.2741026401661</text:p>
              </table:table-cell>
              <table:table-cell office:value-type="float" office:value="7.68040919455229">
                <text:p>7.68040919455229</text:p>
              </table:table-cell>
              <table:table-cell office:value-type="float" office:value="26.5589002043411">
                <text:p>26.5589002043411</text:p>
              </table:table-cell>
              <table:table-cell office:value-type="float" office:value="65.028096">
                <text:p>65.028096</text:p>
              </table:table-cell>
              <table:table-cell office:value-type="float" office:value="10.8440131394941">
                <text:p>10.8440131394941</text:p>
              </table:table-cell>
              <table:table-cell office:value-type="float" office:value="65.028096">
                <text:p>65.028096</text:p>
              </table:table-cell>
              <table:table-cell office:value-type="float" office:value="4.84464144692068">
                <text:p>4.84464144692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.67757767192263">
                <text:p>1.67757767192263</text:p>
              </table:table-cell>
              <table:table-cell office:value-type="float" office:value="2.03942624316684">
                <text:p>2.03942624316684</text:p>
              </table:table-cell>
              <table:table-cell office:value-type="float" office:value="2.49097622478386">
                <text:p>2.49097622478386</text:p>
              </table:table-cell>
              <table:table-cell office:value-type="float" office:value="9.92863963013217">
                <text:p>9.92863963013217</text:p>
              </table:table-cell>
              <table:table-cell office:value-type="float" office:value="32.3254634401741">
                <text:p>32.3254634401741</text:p>
              </table:table-cell>
              <table:table-cell office:value-type="float" office:value="7.83341829510054">
                <text:p>7.83341829510054</text:p>
              </table:table-cell>
              <table:table-cell office:value-type="float" office:value="26.8246416081712">
                <text:p>26.8246416081712</text:p>
              </table:table-cell>
              <table:table-cell office:value-type="float" office:value="82.591744">
                <text:p>82.591744</text:p>
              </table:table-cell>
              <table:table-cell office:value-type="float" office:value="10.4391837431377">
                <text:p>10.4391837431377</text:p>
              </table:table-cell>
              <table:table-cell office:value-type="float" office:value="82.591744">
                <text:p>82.591744</text:p>
              </table:table-cell>
              <table:table-cell office:value-type="float" office:value="4.75405197167442">
                <text:p>4.75405197167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.68694645384105">
                <text:p>1.68694645384105</text:p>
              </table:table-cell>
              <table:table-cell office:value-type="float" office:value="2.04221209794223">
                <text:p>2.04221209794223</text:p>
              </table:table-cell>
              <table:table-cell office:value-type="float" office:value="2.4874657094496">
                <text:p>2.4874657094496</text:p>
              </table:table-cell>
              <table:table-cell office:value-type="float" office:value="9.86367870760934">
                <text:p>9.86367870760934</text:p>
              </table:table-cell>
              <table:table-cell office:value-type="float" office:value="32.2170418401423">
                <text:p>32.2170418401423</text:p>
              </table:table-cell>
              <table:table-cell office:value-type="float" office:value="7.4415488039113">
                <text:p>7.4415488039113</text:p>
              </table:table-cell>
              <table:table-cell office:value-type="float" office:value="25.7768779117328">
                <text:p>25.7768779117328</text:p>
              </table:table-cell>
              <table:table-cell office:value-type="float" office:value="102.252544">
                <text:p>102.252544</text:p>
              </table:table-cell>
              <table:table-cell office:value-type="float" office:value="9.99507694046089">
                <text:p>9.99507694046089</text:p>
              </table:table-cell>
              <table:table-cell office:value-type="float" office:value="102.252544">
                <text:p>102.252544</text:p>
              </table:table-cell>
              <table:table-cell office:value-type="float" office:value="4.55777873040164">
                <text:p>4.5577787304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.59660582876779">
                <text:p>1.59660582876779</text:p>
              </table:table-cell>
              <table:table-cell office:value-type="float" office:value="1.92019104244846">
                <text:p>1.92019104244846</text:p>
              </table:table-cell>
              <table:table-cell office:value-type="float" office:value="2.35970950713715">
                <text:p>2.35970950713715</text:p>
              </table:table-cell>
              <table:table-cell office:value-type="float" office:value="9.4702028141119">
                <text:p>9.4702028141119</text:p>
              </table:table-cell>
              <table:table-cell office:value-type="float" office:value="30.9200747724572">
                <text:p>30.9200747724572</text:p>
              </table:table-cell>
              <table:table-cell office:value-type="float" office:value="7.23314730503745">
                <text:p>7.23314730503745</text:p>
              </table:table-cell>
              <table:table-cell office:value-type="float" office:value="25.5272224979365">
                <text:p>25.5272224979365</text:p>
              </table:table-cell>
              <table:table-cell office:value-type="float" office:value="124.010496">
                <text:p>124.010496</text:p>
              </table:table-cell>
              <table:table-cell office:value-type="float" office:value="10.2150022447806">
                <text:p>10.2150022447806</text:p>
              </table:table-cell>
              <table:table-cell office:value-type="float" office:value="124.010496">
                <text:p>124.010496</text:p>
              </table:table-cell>
              <table:table-cell office:value-type="float" office:value="4.56000821635826">
                <text:p>4.56000821635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.64463064295486">
                <text:p>1.64463064295486</text:p>
              </table:table-cell>
              <table:table-cell office:value-type="float" office:value="1.99989187300901">
                <text:p>1.99989187300901</text:p>
              </table:table-cell>
              <table:table-cell office:value-type="float" office:value="2.4211632901922">
                <text:p>2.4211632901922</text:p>
              </table:table-cell>
              <table:table-cell office:value-type="float" office:value="9.65603791012409">
                <text:p>9.65603791012409</text:p>
              </table:table-cell>
              <table:table-cell office:value-type="float" office:value="26.3877304653205">
                <text:p>26.3877304653205</text:p>
              </table:table-cell>
              <table:table-cell office:value-type="float" office:value="7.20147476810739">
                <text:p>7.20147476810739</text:p>
              </table:table-cell>
              <table:table-cell office:value-type="float" office:value="25.2621349022904">
                <text:p>25.2621349022904</text:p>
              </table:table-cell>
              <table:table-cell office:value-type="float" office:value="147.8656">
                <text:p>147.8656</text:p>
              </table:table-cell>
              <table:table-cell office:value-type="float" office:value="10.4855439624985">
                <text:p>10.4855439624985</text:p>
              </table:table-cell>
              <table:table-cell office:value-type="float" office:value="147.8656">
                <text:p>147.8656</text:p>
              </table:table-cell>
              <table:table-cell office:value-type="float" office:value="4.99392747782452">
                <text:p>4.99392747782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.62395691716281">
                <text:p>1.62395691716281</text:p>
              </table:table-cell>
              <table:table-cell office:value-type="float" office:value="1.95679343604807">
                <text:p>1.95679343604807</text:p>
              </table:table-cell>
              <table:table-cell office:value-type="float" office:value="2.37759207941179">
                <text:p>2.37759207941179</text:p>
              </table:table-cell>
              <table:table-cell office:value-type="float" office:value="9.5666897958761">
                <text:p>9.5666897958761</text:p>
              </table:table-cell>
              <table:table-cell office:value-type="float" office:value="30.714300755763">
                <text:p>30.714300755763</text:p>
              </table:table-cell>
              <table:table-cell office:value-type="float" office:value="7.38566707531582">
                <text:p>7.38566707531582</text:p>
              </table:table-cell>
              <table:table-cell office:value-type="float" office:value="25.7797892034196">
                <text:p>25.7797892034196</text:p>
              </table:table-cell>
              <table:table-cell office:value-type="float" office:value="173.817856">
                <text:p>173.817856</text:p>
              </table:table-cell>
              <table:table-cell office:value-type="float" office:value="10.6095049854668">
                <text:p>10.6095049854668</text:p>
              </table:table-cell>
              <table:table-cell office:value-type="float" office:value="173.817856">
                <text:p>173.817856</text:p>
              </table:table-cell>
              <table:table-cell office:value-type="float" office:value="4.84586283161416">
                <text:p>4.84586283161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.61215320848334">
                <text:p>1.61215320848334</text:p>
              </table:table-cell>
              <table:table-cell office:value-type="float" office:value="1.94717898121757">
                <text:p>1.94717898121757</text:p>
              </table:table-cell>
              <table:table-cell office:value-type="float" office:value="2.37799462993403">
                <text:p>2.37799462993403</text:p>
              </table:table-cell>
              <table:table-cell office:value-type="float" office:value="9.50046058300894">
                <text:p>9.50046058300894</text:p>
              </table:table-cell>
              <table:table-cell office:value-type="float" office:value="30.7490118006867">
                <text:p>30.7490118006867</text:p>
              </table:table-cell>
              <table:table-cell office:value-type="float" office:value="6.0058044519583">
                <text:p>6.0058044519583</text:p>
              </table:table-cell>
              <table:table-cell office:value-type="float" office:value="25.5816130580893">
                <text:p>25.5816130580893</text:p>
              </table:table-cell>
              <table:table-cell office:value-type="float" office:value="201.867264">
                <text:p>201.867264</text:p>
              </table:table-cell>
              <table:table-cell office:value-type="float" office:value="11.5982931207851">
                <text:p>11.5982931207851</text:p>
              </table:table-cell>
              <table:table-cell office:value-type="float" office:value="201.867264">
                <text:p>201.867264</text:p>
              </table:table-cell>
              <table:table-cell office:value-type="float" office:value="4.66298653075425">
                <text:p>4.66298653075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.60559491675437">
                <text:p>1.60559491675437</text:p>
              </table:table-cell>
              <table:table-cell office:value-type="float" office:value="1.9388765407153">
                <text:p>1.9388765407153</text:p>
              </table:table-cell>
              <table:table-cell office:value-type="float" office:value="2.35334094913548">
                <text:p>2.35334094913548</text:p>
              </table:table-cell>
              <table:table-cell office:value-type="float" office:value="7.79543214601056">
                <text:p>7.79543214601056</text:p>
              </table:table-cell>
              <table:table-cell office:value-type="float" office:value="29.0309713375796">
                <text:p>29.0309713375796</text:p>
              </table:table-cell>
              <table:table-cell office:value-type="float" office:value="5.41616967928903">
                <text:p>5.41616967928903</text:p>
              </table:table-cell>
              <table:table-cell office:value-type="float" office:value="25.1450934418316">
                <text:p>25.1450934418316</text:p>
              </table:table-cell>
              <table:table-cell office:value-type="float" office:value="232.013824">
                <text:p>232.013824</text:p>
              </table:table-cell>
              <table:table-cell office:value-type="float" office:value="10.3957876008033">
                <text:p>10.3957876008033</text:p>
              </table:table-cell>
              <table:table-cell office:value-type="float" office:value="232.013824">
                <text:p>232.013824</text:p>
              </table:table-cell>
              <table:table-cell office:value-type="float" office:value="5.31952925502387">
                <text:p>5.31952925502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.6041165546345">
                <text:p>1.6041165546345</text:p>
              </table:table-cell>
              <table:table-cell office:value-type="float" office:value="1.93183022885998">
                <text:p>1.93183022885998</text:p>
              </table:table-cell>
              <table:table-cell office:value-type="float" office:value="2.36366584364013">
                <text:p>2.36366584364013</text:p>
              </table:table-cell>
              <table:table-cell office:value-type="float" office:value="9.46482960978488">
                <text:p>9.46482960978488</text:p>
              </table:table-cell>
              <table:table-cell office:value-type="float" office:value="30.7142012271753">
                <text:p>30.7142012271753</text:p>
              </table:table-cell>
              <table:table-cell office:value-type="float" office:value="3.84307504463088">
                <text:p>3.84307504463088</text:p>
              </table:table-cell>
              <table:table-cell office:value-type="float" office:value="27.536519088017">
                <text:p>27.536519088017</text:p>
              </table:table-cell>
              <table:table-cell office:value-type="float" office:value="264.257536">
                <text:p>264.257536</text:p>
              </table:table-cell>
              <table:table-cell office:value-type="float" office:value="10.1034952355623">
                <text:p>10.1034952355623</text:p>
              </table:table-cell>
              <table:table-cell office:value-type="float" office:value="264.257536">
                <text:p>264.257536</text:p>
              </table:table-cell>
              <table:table-cell office:value-type="float" office:value="5.33881074539421">
                <text:p>5.33881074539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title svg:x="5.76cm" svg:y="0.316cm" chart:style-name="ch2">
          <text:p>CUDA: Image Scaling</text:p>
        </chart:title>
        <chart:legend chart:legend-position="end" svg:x="12.275cm" svg:y="3.454cm" style:legend-expansion="high" chart:style-name="ch3"/>
        <chart:plot-area chart:style-name="ch4" table:cell-range-address="CUDA.B2:CUDA.D14 CUDA.B1:CUDA.D1 CUDA.F1:CUDA.G14" chart:data-source-has-labels="both" svg:x="1.331cm" svg:y="1.635cm" svg:width="10.304cm" svg:height="6.204cm">
          <chartooo:coordinate-region svg:x="2.508cm" svg:y="1.834cm" svg:width="8.847cm" svg:height="5.358cm"/>
          <chart:axis chart:dimension="x" chart:name="primary-x" chart:style-name="ch5" chartooo:axis-type="auto">
            <chart:title svg:x="4.349cm" svg:y="8.019cm" chart:style-name="ch6">
              <text:p>Image Size (x 1E6 Elements)</text:p>
            </chart:title>
            <chart:categories table:cell-range-address="CUDA.B2:CUDA.B14"/>
          </chart:axis>
          <chart:axis chart:dimension="y" chart:name="primary-y" chart:style-name="ch5">
            <chart:title svg:x="0.451cm" svg:y="5.151cm" chart:style-name="ch7">
              <text:p>Time</text:p>
            </chart:title>
            <chart:grid chart:style-name="ch8" chart:class="major"/>
          </chart:axis>
          <chart:series chart:style-name="ch9" chart:values-cell-range-address="CUDA.C2:CUDA.C14" chart:label-cell-address="CUDA.C1:CUDA.C1" chart:class="chart:scatter">
            <chart:domain table:cell-range-address="CUDA.B2:CUDA.B14"/>
            <chart:data-point chart:repeated="13"/>
          </chart:series>
          <chart:series chart:style-name="ch10" chart:values-cell-range-address="CUDA.D2:CUDA.D14" chart:label-cell-address="CUDA.D1:CUDA.D1" chart:class="chart:scatter">
            <chart:data-point chart:repeated="13"/>
          </chart:series>
          <chart:series chart:style-name="ch11" chart:values-cell-range-address="CUDA.F2:CUDA.F14" chart:label-cell-address="CUDA.F1:CUDA.F1" chart:class="chart:scatter">
            <chart:data-point chart:repeated="13"/>
          </chart:series>
          <chart:series chart:style-name="ch12" chart:values-cell-range-address="CUDA.G2:CUDA.G14" chart:label-cell-address="CUDA.G1:CUDA.G1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perable CPU</text:p>
                <draw:g>
                  <svg:desc>CUDA.C1:CUDA.C1</svg:desc>
                </draw:g>
              </table:table-cell>
              <table:table-cell office:value-type="string">
                <text:p>Seperable GPU</text:p>
                <draw:g>
                  <svg:desc>CUDA.D1:CUDA.D1</svg:desc>
                </draw:g>
              </table:table-cell>
              <table:table-cell office:value-type="string">
                <text:p>Normal CPU</text:p>
                <draw:g>
                  <svg:desc>CUDA.F1:CUDA.F1</svg:desc>
                </draw:g>
              </table:table-cell>
              <table:table-cell office:value-type="string">
                <text:p>Normal GPU</text:p>
                <draw:g>
                  <svg:desc>CUDA.G1:CUDA.G1</svg:desc>
                </draw:g>
              </table:table-cell>
            </table:table-row>
          </table:table-header-rows>
          <table:table-rows>
            <table:table-row>
              <table:table-cell office:value-type="float" office:value="15.745024">
                <text:p>20</text:p>
                <draw:g>
                  <svg:desc>CUDA.B2:CUDA.B14</svg:desc>
                </draw:g>
              </table:table-cell>
              <table:table-cell office:value-type="float" office:value="15.745024">
                <text:p>15.745024</text:p>
                <draw:g>
                  <svg:desc>CUDA.B2:CUDA.B14</svg:desc>
                </draw:g>
              </table:table-cell>
              <table:table-cell office:value-type="float" office:value="929.80603">
                <text:p>929.80603</text:p>
                <draw:g>
                  <svg:desc>CUDA.C2:CUDA.C14</svg:desc>
                </draw:g>
              </table:table-cell>
              <table:table-cell office:value-type="float" office:value="68.386">
                <text:p>68.386</text:p>
                <draw:g>
                  <svg:desc>CUDA.D2:CUDA.D14</svg:desc>
                </draw:g>
              </table:table-cell>
              <table:table-cell office:value-type="float" office:value="560.2940625">
                <text:p>560.2940625</text:p>
                <draw:g>
                  <svg:desc>CUDA.F2:CUDA.F14</svg:desc>
                </draw:g>
              </table:table-cell>
              <table:table-cell office:value-type="float" office:value="109.383960938">
                <text:p>109.383960938</text:p>
                <draw:g>
                  <svg:desc>CUDA.G2:CUDA.G14</svg:desc>
                </draw:g>
              </table:table-cell>
            </table:table-row>
            <table:table-row>
              <table:table-cell office:value-type="float" office:value="24.920064">
                <text:p>20</text:p>
              </table:table-cell>
              <table:table-cell office:value-type="float" office:value="24.920064">
                <text:p>24.920064</text:p>
              </table:table-cell>
              <table:table-cell office:value-type="float" office:value="1464.23804">
                <text:p>1464.23804</text:p>
              </table:table-cell>
              <table:table-cell office:value-type="float" office:value="141.63">
                <text:p>141.63</text:p>
              </table:table-cell>
              <table:table-cell office:value-type="float" office:value="886.5551875">
                <text:p>886.5551875</text:p>
              </table:table-cell>
              <table:table-cell office:value-type="float" office:value="157.23703125">
                <text:p>157.23703125</text:p>
              </table:table-cell>
            </table:table-row>
            <table:table-row>
              <table:table-cell office:value-type="float" office:value="36.192256">
                <text:p>40</text:p>
              </table:table-cell>
              <table:table-cell office:value-type="float" office:value="36.192256">
                <text:p>36.192256</text:p>
              </table:table-cell>
              <table:table-cell office:value-type="float" office:value="1984.76294">
                <text:p>1984.76294</text:p>
              </table:table-cell>
              <table:table-cell office:value-type="float" office:value="226.366">
                <text:p>226.366</text:p>
              </table:table-cell>
              <table:table-cell office:value-type="float" office:value="1288.9205">
                <text:p>1288.9205</text:p>
              </table:table-cell>
              <table:table-cell office:value-type="float" office:value="271.258">
                <text:p>271.258</text:p>
              </table:table-cell>
            </table:table-row>
            <table:table-row>
              <table:table-cell office:value-type="float" office:value="49.5616">
                <text:p>50</text:p>
              </table:table-cell>
              <table:table-cell office:value-type="float" office:value="49.5616">
                <text:p>49.5616</text:p>
              </table:table-cell>
              <table:table-cell office:value-type="float" office:value="2782.38892">
                <text:p>2782.38892</text:p>
              </table:table-cell>
              <table:table-cell office:value-type="float" office:value="241.409">
                <text:p>241.409</text:p>
              </table:table-cell>
              <table:table-cell office:value-type="float" office:value="1762.223875">
                <text:p>1762.223875</text:p>
              </table:table-cell>
              <table:table-cell office:value-type="float" office:value="325.701875">
                <text:p>325.701875</text:p>
              </table:table-cell>
            </table:table-row>
            <table:table-row>
              <table:table-cell office:value-type="float" office:value="65.028096">
                <text:p>70</text:p>
              </table:table-cell>
              <table:table-cell office:value-type="float" office:value="65.028096">
                <text:p>65.028096</text:p>
              </table:table-cell>
              <table:table-cell office:value-type="float" office:value="3644.521">
                <text:p>3644.521</text:p>
              </table:table-cell>
              <table:table-cell office:value-type="float" office:value="336.086">
                <text:p>336.086</text:p>
              </table:table-cell>
              <table:table-cell office:value-type="float" office:value="2334.1185">
                <text:p>2334.1185</text:p>
              </table:table-cell>
              <table:table-cell office:value-type="float" office:value="481.793859375">
                <text:p>481.793859375</text:p>
              </table:table-cell>
            </table:table-row>
            <table:table-row>
              <table:table-cell office:value-type="float" office:value="82.591744">
                <text:p>80</text:p>
              </table:table-cell>
              <table:table-cell office:value-type="float" office:value="82.591744">
                <text:p>82.591744</text:p>
              </table:table-cell>
              <table:table-cell office:value-type="float" office:value="4495.23779">
                <text:p>4495.23779</text:p>
              </table:table-cell>
              <table:table-cell office:value-type="float" office:value="430.612">
                <text:p>430.612</text:p>
              </table:table-cell>
              <table:table-cell office:value-type="float" office:value="2939.5425">
                <text:p>2939.5425</text:p>
              </table:table-cell>
              <table:table-cell office:value-type="float" office:value="618.32359375">
                <text:p>618.32359375</text:p>
              </table:table-cell>
            </table:table-row>
            <table:table-row>
              <table:table-cell office:value-type="float" office:value="102.252544">
                <text:p>100</text:p>
              </table:table-cell>
              <table:table-cell office:value-type="float" office:value="102.252544">
                <text:p>102.252544</text:p>
              </table:table-cell>
              <table:table-cell office:value-type="float" office:value="5576.22314">
                <text:p>5576.22314</text:p>
              </table:table-cell>
              <table:table-cell office:value-type="float" office:value="557.89697">
                <text:p>557.89697</text:p>
              </table:table-cell>
              <table:table-cell office:value-type="float" office:value="3636.8445">
                <text:p>3636.8445</text:p>
              </table:table-cell>
              <table:table-cell office:value-type="float" office:value="797.9423125">
                <text:p>797.9423125</text:p>
              </table:table-cell>
            </table:table-row>
            <table:table-row>
              <table:table-cell office:value-type="float" office:value="124.010496">
                <text:p>120</text:p>
              </table:table-cell>
              <table:table-cell office:value-type="float" office:value="124.010496">
                <text:p>124.010496</text:p>
              </table:table-cell>
              <table:table-cell office:value-type="float" office:value="6738.00977">
                <text:p>6738.00977</text:p>
              </table:table-cell>
              <table:table-cell office:value-type="float" office:value="659.61902">
                <text:p>659.61902</text:p>
              </table:table-cell>
              <table:table-cell office:value-type="float" office:value="4423.2815">
                <text:p>4423.2815</text:p>
              </table:table-cell>
              <table:table-cell office:value-type="float" office:value="970.016125">
                <text:p>970.016125</text:p>
              </table:table-cell>
            </table:table-row>
            <table:table-row>
              <table:table-cell office:value-type="float" office:value="147.8656">
                <text:p>150</text:p>
              </table:table-cell>
              <table:table-cell office:value-type="float" office:value="147.8656">
                <text:p>147.8656</text:p>
              </table:table-cell>
              <table:table-cell office:value-type="float" office:value="8074.62402">
                <text:p>8074.62402</text:p>
              </table:table-cell>
              <table:table-cell office:value-type="float" office:value="770.07202">
                <text:p>770.07202</text:p>
              </table:table-cell>
              <table:table-cell office:value-type="float" office:value="5304.6665">
                <text:p>5304.6665</text:p>
              </table:table-cell>
              <table:table-cell office:value-type="float" office:value="1062.223375">
                <text:p>1062.223375</text:p>
              </table:table-cell>
            </table:table-row>
            <table:table-row>
              <table:table-cell office:value-type="float" office:value="173.817856">
                <text:p>170</text:p>
              </table:table-cell>
              <table:table-cell office:value-type="float" office:value="173.817856">
                <text:p>173.817856</text:p>
              </table:table-cell>
              <table:table-cell office:value-type="float" office:value="9504.89648">
                <text:p>9504.89648</text:p>
              </table:table-cell>
              <table:table-cell office:value-type="float" office:value="895.88501">
                <text:p>895.88501</text:p>
              </table:table-cell>
              <table:table-cell office:value-type="float" office:value="6172.5465">
                <text:p>6172.5465</text:p>
              </table:table-cell>
              <table:table-cell office:value-type="float" office:value="1273.7765625">
                <text:p>1273.7765625</text:p>
              </table:table-cell>
            </table:table-row>
            <table:table-row>
              <table:table-cell office:value-type="float" office:value="201.867264">
                <text:p>200</text:p>
              </table:table-cell>
              <table:table-cell office:value-type="float" office:value="201.867264">
                <text:p>201.867264</text:p>
              </table:table-cell>
              <table:table-cell office:value-type="float" office:value="11015.4209">
                <text:p>11015.4209</text:p>
              </table:table-cell>
              <table:table-cell office:value-type="float" office:value="949.745">
                <text:p>949.745</text:p>
              </table:table-cell>
              <table:table-cell office:value-type="float" office:value="7217.648">
                <text:p>7217.648</text:p>
              </table:table-cell>
              <table:table-cell office:value-type="float" office:value="1547.8595">
                <text:p>1547.8595</text:p>
              </table:table-cell>
            </table:table-row>
            <table:table-row>
              <table:table-cell office:value-type="float" office:value="232.013824">
                <text:p>230</text:p>
              </table:table-cell>
              <table:table-cell office:value-type="float" office:value="232.013824">
                <text:p>232.013824</text:p>
              </table:table-cell>
              <table:table-cell office:value-type="float" office:value="12630.92383">
                <text:p>12630.92383</text:p>
              </table:table-cell>
              <table:table-cell office:value-type="float" office:value="1215.00403">
                <text:p>1215.00403</text:p>
              </table:table-cell>
              <table:table-cell office:value-type="float" office:value="8288.949">
                <text:p>8288.949</text:p>
              </table:table-cell>
              <table:table-cell office:value-type="float" office:value="1558.211">
                <text:p>1558.211</text:p>
              </table:table-cell>
            </table:table-row>
            <table:table-row>
              <table:table-cell office:value-type="float" office:value="264.257536">
                <text:p>260</text:p>
              </table:table-cell>
              <table:table-cell office:value-type="float" office:value="264.257536">
                <text:p>264.257536</text:p>
              </table:table-cell>
              <table:table-cell office:value-type="float" office:value="14372.33301">
                <text:p>14372.33301</text:p>
              </table:table-cell>
              <table:table-cell office:value-type="float" office:value="1422.51099">
                <text:p>1422.51099</text:p>
              </table:table-cell>
              <table:table-cell office:value-type="float" office:value="9440.579">
                <text:p>9440.579</text:p>
              </table:table-cell>
              <table:table-cell office:value-type="float" office:value="1768.2925">
                <text:p>1768.29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5.76cm" svg:y="0.316cm" chart:style-name="ch2">
          <text:p>CUDA: Image Scaling</text:p>
        </chart:title>
        <chart:legend chart:legend-position="end" svg:x="11.243cm" svg:y="3.952cm" style:legend-expansion="high" chart:style-name="ch3"/>
        <chart:plot-area chart:style-name="ch4" table:cell-range-address="CUDA.B2:CUDA.B14 CUDA.E1:CUDA.E14 CUDA.H1:CUDA.H14" chart:data-source-has-labels="both" svg:x="1.331cm" svg:y="1.635cm" svg:width="9.272cm" svg:height="6.204cm">
          <chartooo:coordinate-region svg:x="1.952cm" svg:y="1.834cm" svg:width="8.371cm" svg:height="5.358cm"/>
          <chart:axis chart:dimension="x" chart:name="primary-x" chart:style-name="ch5" chartooo:axis-type="auto">
            <chart:title svg:x="3.833cm" svg:y="8.019cm" chart:style-name="ch6">
              <text:p>Image Size (x 1E6 Elements)</text:p>
            </chart:title>
            <chart:categories table:cell-range-address="CUDA.B2:CUDA.B14"/>
          </chart:axis>
          <chart:axis chart:dimension="y" chart:name="primary-y" chart:style-name="ch5">
            <chart:title svg:x="0.451cm" svg:y="5.138cm" chart:style-name="ch7">
              <text:p>Gain</text:p>
            </chart:title>
            <chart:grid chart:style-name="ch8" chart:class="major"/>
          </chart:axis>
          <chart:series chart:style-name="ch9" chart:values-cell-range-address="CUDA.E2:CUDA.E14" chart:label-cell-address="CUDA.E1:CUDA.E1" chart:class="chart:scatter">
            <chart:domain table:cell-range-address="CUDA.B2:CUDA.B14"/>
            <chart:data-point chart:repeated="13"/>
          </chart:series>
          <chart:series chart:style-name="ch10" chart:values-cell-range-address="CUDA.H2:CUDA.H14" chart:label-cell-address="CUDA.H1:CUDA.H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DA Seperable Gain</text:p>
                <draw:g>
                  <svg:desc>CUDA.E1:CUDA.E1</svg:desc>
                </draw:g>
              </table:table-cell>
              <table:table-cell office:value-type="string">
                <text:p>CUDA Normal Gain</text:p>
                <draw:g>
                  <svg:desc>CUDA.H1:CUDA.H1</svg:desc>
                </draw:g>
              </table:table-cell>
            </table:table-row>
          </table:table-header-rows>
          <table:table-rows>
            <table:table-row>
              <table:table-cell office:value-type="float" office:value="15.745024">
                <text:p>20</text:p>
                <draw:g>
                  <svg:desc>CUDA.B2:CUDA.B14</svg:desc>
                </draw:g>
              </table:table-cell>
              <table:table-cell office:value-type="float" office:value="15.745024">
                <text:p>15.745024</text:p>
                <draw:g>
                  <svg:desc>CUDA.B2:CUDA.B14</svg:desc>
                </draw:g>
              </table:table-cell>
              <table:table-cell office:value-type="float" office:value="13.596438306086">
                <text:p>13.596438306086</text:p>
                <draw:g>
                  <svg:desc>CUDA.E2:CUDA.E14</svg:desc>
                </draw:g>
              </table:table-cell>
              <table:table-cell office:value-type="float" office:value="5.12226891123079">
                <text:p>5.12226891123079</text:p>
                <draw:g>
                  <svg:desc>CUDA.H2:CUDA.H14</svg:desc>
                </draw:g>
              </table:table-cell>
            </table:table-row>
            <table:table-row>
              <table:table-cell office:value-type="float" office:value="24.920064">
                <text:p>20</text:p>
              </table:table-cell>
              <table:table-cell office:value-type="float" office:value="24.920064">
                <text:p>24.920064</text:p>
              </table:table-cell>
              <table:table-cell office:value-type="float" office:value="10.3384737696816">
                <text:p>10.3384737696816</text:p>
              </table:table-cell>
              <table:table-cell office:value-type="float" office:value="5.63833583254581">
                <text:p>5.63833583254581</text:p>
              </table:table-cell>
            </table:table-row>
            <table:table-row>
              <table:table-cell office:value-type="float" office:value="36.192256">
                <text:p>40</text:p>
              </table:table-cell>
              <table:table-cell office:value-type="float" office:value="36.192256">
                <text:p>36.192256</text:p>
              </table:table-cell>
              <table:table-cell office:value-type="float" office:value="8.7679374994478">
                <text:p>8.7679374994478</text:p>
              </table:table-cell>
              <table:table-cell office:value-type="float" office:value="4.75164050461185">
                <text:p>4.75164050461185</text:p>
              </table:table-cell>
            </table:table-row>
            <table:table-row>
              <table:table-cell office:value-type="float" office:value="49.5616">
                <text:p>50</text:p>
              </table:table-cell>
              <table:table-cell office:value-type="float" office:value="49.5616">
                <text:p>49.5616</text:p>
              </table:table-cell>
              <table:table-cell office:value-type="float" office:value="11.5256221599029">
                <text:p>11.5256221599029</text:p>
              </table:table-cell>
              <table:table-cell office:value-type="float" office:value="5.41054261661834">
                <text:p>5.41054261661834</text:p>
              </table:table-cell>
            </table:table-row>
            <table:table-row>
              <table:table-cell office:value-type="float" office:value="65.028096">
                <text:p>70</text:p>
              </table:table-cell>
              <table:table-cell office:value-type="float" office:value="65.028096">
                <text:p>65.028096</text:p>
              </table:table-cell>
              <table:table-cell office:value-type="float" office:value="10.8440131394941">
                <text:p>10.8440131394941</text:p>
              </table:table-cell>
              <table:table-cell office:value-type="float" office:value="4.84464144692068">
                <text:p>4.84464144692068</text:p>
              </table:table-cell>
            </table:table-row>
            <table:table-row>
              <table:table-cell office:value-type="float" office:value="82.591744">
                <text:p>80</text:p>
              </table:table-cell>
              <table:table-cell office:value-type="float" office:value="82.591744">
                <text:p>82.591744</text:p>
              </table:table-cell>
              <table:table-cell office:value-type="float" office:value="10.4391837431377">
                <text:p>10.4391837431377</text:p>
              </table:table-cell>
              <table:table-cell office:value-type="float" office:value="4.75405197167442">
                <text:p>4.75405197167442</text:p>
              </table:table-cell>
            </table:table-row>
            <table:table-row>
              <table:table-cell office:value-type="float" office:value="102.252544">
                <text:p>100</text:p>
              </table:table-cell>
              <table:table-cell office:value-type="float" office:value="102.252544">
                <text:p>102.252544</text:p>
              </table:table-cell>
              <table:table-cell office:value-type="float" office:value="9.99507694046089">
                <text:p>9.99507694046089</text:p>
              </table:table-cell>
              <table:table-cell office:value-type="float" office:value="4.55777873040164">
                <text:p>4.55777873040164</text:p>
              </table:table-cell>
            </table:table-row>
            <table:table-row>
              <table:table-cell office:value-type="float" office:value="124.010496">
                <text:p>120</text:p>
              </table:table-cell>
              <table:table-cell office:value-type="float" office:value="124.010496">
                <text:p>124.010496</text:p>
              </table:table-cell>
              <table:table-cell office:value-type="float" office:value="10.2150022447806">
                <text:p>10.2150022447806</text:p>
              </table:table-cell>
              <table:table-cell office:value-type="float" office:value="4.56000821635826">
                <text:p>4.56000821635826</text:p>
              </table:table-cell>
            </table:table-row>
            <table:table-row>
              <table:table-cell office:value-type="float" office:value="147.8656">
                <text:p>150</text:p>
              </table:table-cell>
              <table:table-cell office:value-type="float" office:value="147.8656">
                <text:p>147.8656</text:p>
              </table:table-cell>
              <table:table-cell office:value-type="float" office:value="10.4855439624985">
                <text:p>10.4855439624985</text:p>
              </table:table-cell>
              <table:table-cell office:value-type="float" office:value="4.99392747782452">
                <text:p>4.99392747782452</text:p>
              </table:table-cell>
            </table:table-row>
            <table:table-row>
              <table:table-cell office:value-type="float" office:value="173.817856">
                <text:p>170</text:p>
              </table:table-cell>
              <table:table-cell office:value-type="float" office:value="173.817856">
                <text:p>173.817856</text:p>
              </table:table-cell>
              <table:table-cell office:value-type="float" office:value="10.6095049854668">
                <text:p>10.6095049854668</text:p>
              </table:table-cell>
              <table:table-cell office:value-type="float" office:value="4.84586283161416">
                <text:p>4.84586283161416</text:p>
              </table:table-cell>
            </table:table-row>
            <table:table-row>
              <table:table-cell office:value-type="float" office:value="201.867264">
                <text:p>200</text:p>
              </table:table-cell>
              <table:table-cell office:value-type="float" office:value="201.867264">
                <text:p>201.867264</text:p>
              </table:table-cell>
              <table:table-cell office:value-type="float" office:value="11.5982931207851">
                <text:p>11.5982931207851</text:p>
              </table:table-cell>
              <table:table-cell office:value-type="float" office:value="4.66298653075425">
                <text:p>4.66298653075425</text:p>
              </table:table-cell>
            </table:table-row>
            <table:table-row>
              <table:table-cell office:value-type="float" office:value="232.013824">
                <text:p>230</text:p>
              </table:table-cell>
              <table:table-cell office:value-type="float" office:value="232.013824">
                <text:p>232.013824</text:p>
              </table:table-cell>
              <table:table-cell office:value-type="float" office:value="10.3957876008033">
                <text:p>10.3957876008033</text:p>
              </table:table-cell>
              <table:table-cell office:value-type="float" office:value="5.31952925502387">
                <text:p>5.31952925502387</text:p>
              </table:table-cell>
            </table:table-row>
            <table:table-row>
              <table:table-cell office:value-type="float" office:value="264.257536">
                <text:p>260</text:p>
              </table:table-cell>
              <table:table-cell office:value-type="float" office:value="264.257536">
                <text:p>264.257536</text:p>
              </table:table-cell>
              <table:table-cell office:value-type="float" office:value="10.1034952355623">
                <text:p>10.1034952355623</text:p>
              </table:table-cell>
              <table:table-cell office:value-type="float" office:value="5.33881074539421">
                <text:p>5.33881074539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5.681cm" svg:y="0.316cm" chart:style-name="ch2">
          <text:p>SSE/AVX: Kernel Gain</text:p>
        </chart:title>
        <chart:legend chart:legend-position="end" svg:x="13.862cm" svg:y="3.703cm" style:legend-expansion="high" chart:style-name="ch3"/>
        <chart:plot-area chart:style-name="ch4" table:cell-range-address="Kernel.B28:Kernel.E34" chart:data-source-has-labels="both" svg:x="1.331cm" svg:y="1.635cm" svg:width="11.891cm" svg:height="6.204cm">
          <chartooo:coordinate-region svg:x="2.058cm" svg:y="1.834cm" svg:width="10.884cm" svg:height="5.358cm"/>
          <chart:axis chart:dimension="x" chart:name="primary-x" chart:style-name="ch5" chartooo:axis-type="auto">
            <chart:title svg:x="6.385cm" svg:y="8.019cm" chart:style-name="ch6">
              <text:p>Kernel Size</text:p>
            </chart:title>
            <chart:categories table:cell-range-address="Kernel.B29:Kernel.B34"/>
          </chart:axis>
          <chart:axis chart:dimension="y" chart:name="primary-y" chart:style-name="ch7">
            <chart:title svg:x="0.451cm" svg:y="5.138cm" chart:style-name="ch8">
              <text:p>Gain</text:p>
            </chart:title>
            <chart:grid chart:style-name="ch9" chart:class="major"/>
          </chart:axis>
          <chart:series chart:style-name="ch10" chart:values-cell-range-address="Kernel.C29:Kernel.C34" chart:label-cell-address="Kernel.C28:Kernel.C28" chart:class="chart:scatter">
            <chart:domain table:cell-range-address="Kernel.B29:Kernel.B34"/>
            <chart:data-point chart:repeated="6"/>
          </chart:series>
          <chart:series chart:style-name="ch11" chart:values-cell-range-address="Kernel.D29:Kernel.D34" chart:label-cell-address="Kernel.D28:Kernel.D28" chart:class="chart:scatter">
            <chart:data-point chart:repeated="6"/>
          </chart:series>
          <chart:series chart:style-name="ch12" chart:values-cell-range-address="Kernel.E29:Kernel.E34" chart:label-cell-address="Kernel.E28:Kernel.E2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Kernel.C28:Kernel.C28</svg:desc>
                </draw:g>
              </table:table-cell>
              <table:table-cell office:value-type="string">
                <text:p>SSE</text:p>
                <draw:g>
                  <svg:desc>Kernel.D28:Kernel.D28</svg:desc>
                </draw:g>
              </table:table-cell>
              <table:table-cell office:value-type="string">
                <text:p>AVX</text:p>
                <draw:g>
                  <svg:desc>Kernel.E28:Kernel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Kernel.B29:Kernel.B34</svg:desc>
                </draw:g>
              </table:table-cell>
              <table:table-cell office:value-type="float" office:value="16">
                <text:p>16</text:p>
                <draw:g>
                  <svg:desc>Kernel.B29:Kernel.B34</svg:desc>
                </draw:g>
              </table:table-cell>
              <table:table-cell office:value-type="float" office:value="1">
                <text:p>1</text:p>
                <draw:g>
                  <svg:desc>Kernel.C29:Kernel.C34</svg:desc>
                </draw:g>
              </table:table-cell>
              <table:table-cell office:value-type="float" office:value="1.12861704530481">
                <text:p>1.12861704530481</text:p>
                <draw:g>
                  <svg:desc>Kernel.D29:Kernel.D34</svg:desc>
                </draw:g>
              </table:table-cell>
              <table:table-cell office:value-type="float" office:value="NaN">
                <text:p>NaN</text:p>
                <draw:g>
                  <svg:desc>Kernel.E29:Kernel.E34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43965807419225">
                <text:p>1.43965807419225</text:p>
              </table:table-cell>
              <table:table-cell office:value-type="float" office:value="1.56470910107252">
                <text:p>1.5647091010725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.54988942470479">
                <text:p>1.54988942470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.55719039673382">
                <text:p>1.55719039673382</text:p>
              </table:table-cell>
              <table:table-cell office:value-type="float" office:value="1.79494762444967">
                <text:p>1.794947624449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.62437984433438">
                <text:p>1.6243798443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1">
                <text:p>1</text:p>
              </table:table-cell>
              <table:table-cell office:value-type="float" office:value="1.64415024920434">
                <text:p>1.64415024920434</text:p>
              </table:table-cell>
              <table:table-cell office:value-type="float" office:value="1.84130774703481">
                <text:p>1.841307747034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53cm" svg:height="9.301cm" xlink:href=".." xlink:type="simple" chart:class="chart:bar" chart:style-name="ch1">
        <chart:title svg:x="4.36cm" svg:y="0.322cm" chart:style-name="ch2">
          <text:p>CUDA: Kernel Scaling</text:p>
        </chart:title>
        <chart:legend chart:legend-position="top" svg:x="3.454cm" svg:y="1.472cm" style:legend-expansion="wide" chart:style-name="ch3"/>
        <chart:plot-area chart:style-name="ch4" table:cell-range-address="CUDA.E17:CUDA.F23 CUDA.D16:CUDA.D23 CUDA.E16:CUDA.E16" chart:data-source-has-labels="both" svg:x="1.276cm" svg:y="2.442cm" svg:width="11.447cm" svg:height="5.692cm">
          <chartooo:coordinate-region svg:x="1.897cm" svg:y="2.641cm" svg:width="9.913cm" svg:height="4.846cm"/>
          <chart:axis chart:dimension="x" chart:name="primary-x" chart:style-name="ch5" chartooo:axis-type="auto">
            <chartooo:date-scale/>
            <chart:title svg:x="6.108cm" svg:y="8.32cm" chart:style-name="ch6">
              <text:p>Kernel Size</text:p>
            </chart:title>
            <chart:categories table:cell-range-address="CUDA.F17:CUDA.F23"/>
          </chart:axis>
          <chart:axis chart:dimension="y" chart:name="primary-y" chart:style-name="ch7">
            <chart:title svg:x="0.451cm" svg:y="5.689cm" chart:style-name="ch8">
              <text:p>Gai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UDA.D17:CUDA.D23" chart:label-cell-address="CUDA.D16:CUDA.D16" chart:class="chart:bar">
            <chart:data-point chart:repeated="7"/>
          </chart:series>
          <chart:series chart:attached-axis="secondary-y" chart:style-name="ch12" chart:values-cell-range-address="CUDA.E17:CUDA.E23" chart:label-cell-address="CUDA.E16:CUDA.E16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erable Gain</text:p>
                <draw:g>
                  <svg:desc>CUDA.D16:CUDA.D16</svg:desc>
                </draw:g>
              </table:table-cell>
              <table:table-cell office:value-type="string">
                <text:p>Throughput</text:p>
                <draw:g>
                  <svg:desc>CUDA.E16:CUDA.E16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CUDA.F17:CUDA.F23</svg:desc>
                </draw:g>
              </table:table-cell>
              <table:table-cell office:value-type="float" office:value="13.4734470814696">
                <text:p>13.4734470814696</text:p>
                <draw:g>
                  <svg:desc>CUDA.D17:CUDA.D23</svg:desc>
                </draw:g>
              </table:table-cell>
              <table:table-cell office:value-type="float" office:value="0.2454">
                <text:p>0.2454</text:p>
                <draw:g>
                  <svg:desc>CUDA.E17:CUDA.E23</svg:desc>
                </draw:g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.2780891846188">
                <text:p>15.2780891846188</text:p>
              </table:table-cell>
              <table:table-cell office:value-type="float" office:value="0.2365">
                <text:p>0.23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7.0214922916505">
                <text:p>27.0214922916505</text:p>
              </table:table-cell>
              <table:table-cell office:value-type="float" office:value="0.2892">
                <text:p>0.289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8.9186529423189">
                <text:p>38.9186529423189</text:p>
              </table:table-cell>
              <table:table-cell office:value-type="float" office:value="0.2896">
                <text:p>0.289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8.5554428113557">
                <text:p>38.5554428113557</text:p>
              </table:table-cell>
              <table:table-cell office:value-type="float" office:value="0.2801">
                <text:p>0.280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9.3317198429589">
                <text:p>49.3317198429589</text:p>
              </table:table-cell>
              <table:table-cell office:value-type="float" office:value="0.2806">
                <text:p>0.280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56.3764250936166">
                <text:p>56.3764250936166</text:p>
              </table:table-cell>
              <table:table-cell office:value-type="float" office:value="0.2775">
                <text:p>0.27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26cm" svg:height="11.844cm" xlink:href=".." xlink:type="simple" chart:class="chart:scatter" chart:column-mapping="0 1 2" chart:style-name="ch1">
        <chart:legend chart:legend-position="top" svg:x="6.735cm" svg:y="0.792cm" style:legend-expansion="wide" chart:style-name="ch2"/>
        <chart:plot-area chart:style-name="ch3" table:cell-range-address="O3.B2:O3.E11 O3.C1:O3.E1" chart:data-source-has-labels="both" svg:x="1.449cm" svg:y="1.862cm" svg:width="19.601cm" svg:height="8.765cm">
          <chartooo:coordinate-region svg:x="2.256cm" svg:y="2.061cm" svg:width="18.066cm" svg:height="7.919cm"/>
          <chart:axis chart:dimension="x" chart:name="primary-x" chart:style-name="ch4" chartooo:axis-type="auto">
            <chart:title svg:x="10.358cm" svg:y="10.863cm" chart:style-name="ch5">
              <text:p>Kernel Size</text:p>
            </chart:title>
            <chart:categories table:cell-range-address="O3.B2:O3.B11"/>
          </chart:axis>
          <chart:axis chart:dimension="y" chart:name="primary-y" chart:style-name="ch4">
            <chart:title svg:x="0.451cm" svg:y="7.016cm" chart:style-name="ch6">
              <text:p>Time (ms)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O3.C2:O3.C11" chart:label-cell-address="O3.C1:O3.C1" chart:class="chart:scatter">
            <chart:domain table:cell-range-address="O3.B2:O3.B11"/>
            <chart:data-point chart:repeated="10"/>
          </chart:series>
          <chart:series chart:attached-axis="primary-y" chart:style-name="ch10" chart:values-cell-range-address="O3.D2:O3.D11" chart:label-cell-address="O3.D1:O3.D1" chart:class="chart:scatter">
            <chart:data-point chart:repeated="10"/>
          </chart:series>
          <chart:series chart:attached-axis="secondary-y" chart:style-name="ch11" chart:values-cell-range-address="O3.E2:O3.E11" chart:label-cell-address="O3.E1:O3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4_threads</text:p>
                <draw:g>
                  <svg:desc>O3.C1:O3.C1</svg:desc>
                </draw:g>
              </table:table-cell>
              <table:table-cell office:value-type="string">
                <text:p>4_threads_vectors</text:p>
                <draw:g>
                  <svg:desc>O3.D1:O3.D1</svg:desc>
                </draw:g>
              </table:table-cell>
              <table:table-cell office:value-type="string">
                <text:p>Gain</text:p>
                <draw:g>
                  <svg:desc>O3.E1:O3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O3.B2:O3.B11</svg:desc>
                </draw:g>
              </table:table-cell>
              <table:table-cell office:value-type="float" office:value="16">
                <text:p>16</text:p>
                <draw:g>
                  <svg:desc>O3.B2:O3.B11</svg:desc>
                </draw:g>
              </table:table-cell>
              <table:table-cell office:value-type="float" office:value="1.16633">
                <text:p>1.16633</text:p>
                <draw:g>
                  <svg:desc>O3.C2:O3.C11</svg:desc>
                </draw:g>
              </table:table-cell>
              <table:table-cell office:value-type="float" office:value="0.809333">
                <text:p>0.809333</text:p>
                <draw:g>
                  <svg:desc>O3.D2:O3.D11</svg:desc>
                </draw:g>
              </table:table-cell>
              <table:table-cell office:value-type="float" office:value="1.44110026404459">
                <text:p>1.44110026404459</text:p>
                <draw:g>
                  <svg:desc>O3.E2:O3.E1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.81133">
                <text:p>4.81133</text:p>
              </table:table-cell>
              <table:table-cell office:value-type="float" office:value="2.37467">
                <text:p>2.37467</text:p>
              </table:table-cell>
              <table:table-cell office:value-type="float" office:value="2.02610467980814">
                <text:p>2.0261046798081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8.648">
                <text:p>8.648</text:p>
              </table:table-cell>
              <table:table-cell office:value-type="float" office:value="2.79067">
                <text:p>2.79067</text:p>
              </table:table-cell>
              <table:table-cell office:value-type="float" office:value="3.09889739739919">
                <text:p>3.098897397399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4.7023">
                <text:p>14.7023</text:p>
              </table:table-cell>
              <table:table-cell office:value-type="float" office:value="4.22167">
                <text:p>4.22167</text:p>
              </table:table-cell>
              <table:table-cell office:value-type="float" office:value="3.48257916890709">
                <text:p>3.482579168907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2.5083">
                <text:p>22.5083</text:p>
              </table:table-cell>
              <table:table-cell office:value-type="float" office:value="6.19367">
                <text:p>6.19367</text:p>
              </table:table-cell>
              <table:table-cell office:value-type="float" office:value="3.63408124746717">
                <text:p>3.6340812474671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31.9437">
                <text:p>31.9437</text:p>
              </table:table-cell>
              <table:table-cell office:value-type="float" office:value="8.42833">
                <text:p>8.42833</text:p>
              </table:table-cell>
              <table:table-cell office:value-type="float" office:value="3.79003907061067">
                <text:p>3.79003907061067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43.4587">
                <text:p>43.4587</text:p>
              </table:table-cell>
              <table:table-cell office:value-type="float" office:value="10.7443">
                <text:p>10.7443</text:p>
              </table:table-cell>
              <table:table-cell office:value-type="float" office:value="4.04481445976006">
                <text:p>4.0448144597600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62.381">
                <text:p>62.381</text:p>
              </table:table-cell>
              <table:table-cell office:value-type="float" office:value="14.1733">
                <text:p>14.1733</text:p>
              </table:table-cell>
              <table:table-cell office:value-type="float" office:value="4.40130386007493">
                <text:p>4.40130386007493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72.8467">
                <text:p>72.8467</text:p>
              </table:table-cell>
              <table:table-cell office:value-type="float" office:value="17.7427">
                <text:p>17.7427</text:p>
              </table:table-cell>
              <table:table-cell office:value-type="float" office:value="4.10572798953936">
                <text:p>4.105727989539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98.4383">
                <text:p>98.4383</text:p>
              </table:table-cell>
              <table:table-cell office:value-type="float" office:value="21.0843">
                <text:p>21.0843</text:p>
              </table:table-cell>
              <table:table-cell office:value-type="float" office:value="4.66879621329615">
                <text:p>4.668796213296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